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400000064523844752A6C2523.png" manifest:media-type="image/png"/>
  <manifest:file-entry manifest:full-path="Pictures/10004ADE00000A5600000A561EFF5F417DDA192E.svg" manifest:media-type="image/svg+xml"/>
  <manifest:file-entry manifest:full-path="Pictures/10000201000007D000000466E4B31AEEEDA562AD.png" manifest:media-type="image/png"/>
  <manifest:file-entry manifest:full-path="Pictures/200000F60000194D00000EE278030CC375DD2FC9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fo:min-height="6.8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3cm" fo:min-width="17.84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94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cm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95cm" fo:padding-bottom="0.095cm" fo:padding-left="0.127cm" fo:padding-right="0.127cm" fo:wrap-option="no-wrap"/>
    </style:style>
    <style:style style:name="gr11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20.84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71cm" svg:stroke-color="#000000" draw:stroke-linejoin="bevel" draw:fill="solid" draw:fill-color="#ffffff" draw:textarea-horizontal-align="center" draw:textarea-vertical-align="middle" draw:auto-grow-height="false" draw:fit-to-size="shrink-to-fit" style:shrink-to-fit="true" fo:min-height="0.497cm" fo:min-width="1.054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71cm" svg:stroke-color="#000000" draw:stroke-linejoin="bevel" draw:fill="none" draw:textarea-vertical-align="top" draw:auto-grow-height="false" draw:fit-to-size="shrink-to-fit" style:shrink-to-fit="true" fo:min-height="0.039cm" fo:min-width="0cm" fo:padding-top="0.127cm" fo:padding-bottom="0.127cm" fo:padding-left="0.127cm" fo:padding-right="0.127cm" fo:wrap-option="wrap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/>
    </style:style>
    <style:style style:name="gr15" style:family="graphic" style:parent-style-name="standard">
      <style:graphic-properties draw:stroke="solid" svg:stroke-width="0.071cm" svg:stroke-color="#000000" draw:stroke-linejoin="bevel" draw:fill="solid" draw:fill-color="#b60053" draw:textarea-horizontal-align="center" draw:textarea-vertical-align="middle" draw:auto-grow-height="false" draw:fit-to-size="shrink-to-fit" style:shrink-to-fit="true" fo:min-height="0.497cm" fo:min-width="1.054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solid" svg:stroke-width="0.071cm" svg:stroke-color="#000000" draw:stroke-linejoin="bevel" draw:fill="solid" draw:fill-color="#a3ce87" draw:textarea-vertical-align="middle" draw:auto-grow-height="false" draw:fit-to-size="shrink-to-fit" style:shrink-to-fit="true" fo:min-height="0.497cm" fo:min-width="2.33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/>
    </style:style>
    <style:style style:name="gr18" style:family="graphic" style:parent-style-name="standard">
      <style:graphic-properties draw:stroke="solid" svg:stroke-width="0.071cm" svg:stroke-color="#000000" draw:stroke-linejoin="bevel" draw:fill="solid" draw:fill-color="#b7fcb2" draw:textarea-vertical-align="middle" draw:auto-grow-height="false" draw:fit-to-size="shrink-to-fit" style:shrink-to-fit="true" fo:min-height="0.497cm" fo:min-width="4.97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9" style:family="graphic" style:parent-style-name="standard">
      <style:graphic-properties draw:stroke="solid" svg:stroke-width="0.071cm" svg:stroke-color="#000000" draw:stroke-linejoin="bevel" draw:fill="none" draw:textarea-vertical-align="top" draw:auto-grow-height="false" draw:fit-to-size="shrink-to-fit" style:shrink-to-fit="true" fo:min-height="0.279cm" fo:min-width="0cm" fo:padding-top="0.127cm" fo:padding-bottom="0.127cm" fo:padding-left="0.127cm" fo:padding-right="0.127cm" fo:wrap-option="wrap" draw:shadow="visible" draw:shadow-offset-x="0cm" draw:shadow-offset-y="0.056cm" draw:shadow-color="#000000" draw:shadow-opacity="38%"/>
    </style:style>
    <style:style style:name="gr20" style:family="graphic" style:parent-style-name="standard">
      <style:graphic-properties draw:stroke="solid" svg:stroke-width="0.071cm" svg:stroke-color="#000000" draw:stroke-linejoin="bevel" draw:fill="solid" draw:fill-color="#ffffff" draw:textarea-vertical-align="middle" draw:auto-grow-height="false" draw:fit-to-size="shrink-to-fit" style:shrink-to-fit="true" fo:min-height="0.524cm" fo:min-width="10.313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2.23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dash" draw:stroke-dash="Dashed_20__28_var_29__20_4" svg:stroke-width="0.071cm" svg:stroke-color="#000000" draw:stroke-linejoin="round" draw:fill="solid" draw:fill-color="#fc8689" draw:textarea-vertical-align="middle" draw:auto-grow-height="false" draw:fit-to-size="shrink-to-fit" style:shrink-to-fit="true" fo:min-height="0.758cm" fo:min-width="18.373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3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style:shrink-to-fit="false" fo:min-height="0cm" fo:min-width="0cm" fo:padding-top="0.095cm" fo:padding-bottom="0.095cm" fo:padding-left="0.127cm" fo:padding-right="0.127cm" fo:wrap-option="no-wrap"/>
    </style:style>
    <style:style style:name="gr24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15.593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5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17.119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6" style:family="graphic" style:parent-style-name="standard">
      <style:graphic-properties svg:stroke-color="#000000" draw:fill="none" draw:textarea-vertical-align="middle" draw:auto-grow-height="false" fo:min-height="0.682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4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31" style:family="graphic" style:parent-style-name="standard">
      <style:graphic-properties draw:stroke="none" svg:stroke-color="#000000" draw:fill="none" draw:fill-color="#ffffff" fo:min-height="1.27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4" style:family="graphic" style:parent-style-name="standard">
      <style:graphic-properties svg:stroke-color="#000000" draw:fill="none" draw:textarea-vertical-align="middle" draw:auto-grow-height="false" fo:min-height="1.846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6" style:family="graphic" style:parent-style-name="standard">
      <style:graphic-properties draw:stroke="solid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1.02cm" fo:min-width="4.326cm" fo:padding-top="0.165cm" fo:padding-bottom="0.165cm" fo:padding-left="0.29cm" fo:padding-right="0.29cm"/>
    </style:style>
    <style:style style:name="gr37" style:family="graphic" style:parent-style-name="standard">
      <style:graphic-properties draw:stroke="solid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4.246cm" fo:padding-top="0.165cm" fo:padding-bottom="0.165cm" fo:padding-left="0.29cm" fo:padding-right="0.29cm"/>
    </style:style>
    <style:style style:name="gr38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9.072cm" fo:padding-top="0.165cm" fo:padding-bottom="0.165cm" fo:padding-left="0.29cm" fo:padding-right="0.29cm"/>
    </style:style>
    <style:style style:name="gr39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2.21cm" fo:min-width="9.072cm" fo:padding-top="0.165cm" fo:padding-bottom="0.165cm" fo:padding-left="0.29cm" fo:padding-right="0.29cm"/>
    </style:style>
    <style:style style:name="gr4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626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5.592cm" fo:min-width="6.358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056cm"/>
    </style:style>
    <style:style style:name="gr45" style:family="graphic" style:parent-style-name="standard">
      <style:graphic-properties svg:stroke-color="#000000" draw:fill-color="#5e8ac7" draw:textarea-horizontal-align="justify" draw:textarea-vertical-align="middle" draw:auto-grow-height="false" fo:min-height="1.02cm" fo:min-width="3.564cm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6.358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</style:style>
    <style:style style:name="gr48" style:family="graphic" style:parent-style-name="standard">
      <style:graphic-properties draw:textarea-horizontal-align="justify" draw:textarea-vertical-align="middle" draw:auto-grow-height="false" fo:min-height="0.766cm" fo:min-width="2.612cm"/>
    </style:style>
    <style:style style:name="gr49" style:family="graphic" style:parent-style-name="standard">
      <style:graphic-properties svg:stroke-color="#000000" draw:fill-color="#5e8ac7" draw:textarea-horizontal-align="justify" draw:textarea-vertical-align="middle" draw:auto-grow-height="false" fo:min-height="5.592cm" fo:min-width="6.358cm"/>
    </style:style>
    <style:style style:name="gr50" style:family="graphic" style:parent-style-name="standard">
      <style:graphic-properties svg:stroke-color="#000000" draw:fill-color="#009353" draw:textarea-horizontal-align="justify" draw:textarea-vertical-align="middle" draw:auto-grow-height="false" fo:min-height="1.02cm" fo:min-width="3.056cm"/>
    </style:style>
    <style:style style:name="gr51" style:family="graphic" style:parent-style-name="standard">
      <style:graphic-properties svg:stroke-color="#000000" draw:fill-color="#009353" draw:textarea-horizontal-align="justify" draw:textarea-vertical-align="middle" draw:auto-grow-height="false" fo:min-height="1.782cm" fo:min-width="6.358cm"/>
    </style:style>
    <style:style style:name="gr52" style:family="graphic" style:parent-style-name="standard">
      <style:graphic-properties svg:stroke-color="#000000" draw:fill-color="#009353" draw:textarea-horizontal-align="justify" draw:textarea-vertical-align="middle" draw:auto-grow-height="false" fo:min-height="1.02cm" fo:min-width="3.31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svg:stroke-color="#000000" draw:fill-color="#5e8ac7" draw:textarea-horizontal-align="justify" draw:textarea-vertical-align="middle" draw:auto-grow-height="false" fo:min-height="1.02cm" fo:min-width="2.548cm"/>
    </style:style>
    <style:style style:name="gr55" style:family="graphic" style:parent-style-name="standard">
      <style:graphic-properties svg:stroke-color="#000000" draw:fill-color="#5e8ac7" draw:textarea-horizontal-align="justify" draw:textarea-vertical-align="middle" draw:auto-grow-height="false" fo:min-height="1.02cm" fo:min-width="2.802cm"/>
    </style:style>
    <style:style style:name="gr56" style:family="graphic" style:parent-style-name="standard">
      <style:graphic-properties svg:stroke-color="#000000" draw:fill-color="#5e8ac7" draw:textarea-horizontal-align="justify" draw:textarea-vertical-align="middle" draw:auto-grow-height="false" fo:min-height="1.02cm" fo:min-width="2.294cm"/>
    </style:style>
    <style:style style:name="gr57" style:family="graphic" style:parent-style-name="standard">
      <style:graphic-properties svg:stroke-color="#000000" draw:fill="none" draw:textarea-vertical-align="middle" draw:auto-grow-height="false" fo:min-height="2.544cm" fo:min-width="0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1.022cm"/>
    </style:style>
    <style:style style:name="gr61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1.75cm" fo:min-width="1.7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1.002cm" fo:min-width="1.451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1.002cm" fo:min-width="1.387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00b3d9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min-height="0cm" fo:min-width="3.267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26cm" svg:stroke-color="#00b3d9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min-height="0cm" fo:min-width="2.736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26cm" svg:stroke-color="#00b3d9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min-height="0cm" fo:min-width="5.701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1.35cm" fo:min-width="3.395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textarea-horizontal-align="justify" draw:textarea-vertical-align="middle" draw:auto-grow-height="false" fo:min-height="0.132cm" fo:min-width="0.728cm"/>
    </style:style>
    <style:style style:name="gr70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.283cm" fo:min-width="0.678cm" fo:padding-top="0.095cm" fo:padding-bottom="0.095cm" fo:padding-left="0.19cm" fo:padding-right="0.19cm" fo:wrap-option="wrap"/>
    </style:style>
    <style:style style:name="gr71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20.73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2" style:family="graphic" style:parent-style-name="standard">
      <style:graphic-properties draw:stroke="solid" svg:stroke-width="0.071cm" svg:stroke-color="#000000" draw:stroke-linejoin="bevel" draw:fill="solid" draw:fill-color="#ffffff" draw:textarea-vertical-align="middle" draw:auto-grow-height="false" draw:fit-to-size="shrink-to-fit" style:shrink-to-fit="true" fo:min-height="0.524cm" fo:min-width="10.219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3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20.716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4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.02cm" fo:min-width="7.747cm" fo:padding-top="0.127cm" fo:padding-bottom="0.127cm" fo:padding-left="0.254cm" fo:padding-right="0.254cm" fo:wrap-option="wrap"/>
    </style:style>
    <style:style style:name="gr75" style:family="graphic" style:parent-style-name="standard">
      <style:graphic-properties draw:stroke="dash" draw:stroke-dash="Dashed_20__28_var_29__20_4" svg:stroke-width="0.071cm" svg:stroke-color="#000000" draw:stroke-linejoin="round" draw:fill="solid" draw:fill-color="#89c765" draw:textarea-vertical-align="middle" draw:auto-grow-height="false" draw:fit-to-size="shrink-to-fit" style:shrink-to-fit="true" fo:min-height="0.758cm" fo:min-width="20.73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6" style:family="graphic" style:parent-style-name="standard">
      <style:graphic-properties draw:stroke="dash" draw:stroke-dash="Dashed_20__28_var_29__20_4" svg:stroke-width="0.071cm" svg:stroke-color="#000000" draw:stroke-linejoin="round" draw:fill="solid" draw:fill-color="#87d1d1" draw:textarea-vertical-align="middle" draw:auto-grow-height="false" draw:fit-to-size="shrink-to-fit" style:shrink-to-fit="true" fo:min-height="0.758cm" fo:min-width="20.716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7" style:family="graphic" style:parent-style-name="standard">
      <style:graphic-properties draw:stroke="dash" draw:stroke-dash="Dashed_20__28_var_29__20_4" svg:stroke-width="0.071cm" svg:stroke-color="#000000" draw:stroke-linejoin="round" draw:fill="solid" draw:fill-color="#d612f0" draw:textarea-vertical-align="middle" draw:auto-grow-height="false" draw:fit-to-size="shrink-to-fit" style:shrink-to-fit="true" fo:min-height="0.758cm" fo:min-width="20.716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78" style:family="graphic" style:parent-style-name="standard">
      <style:graphic-properties svg:stroke-color="#000000" draw:fill="none" draw:textarea-vertical-align="middle" draw:auto-grow-height="false" fo:min-height="1.52cm" fo:min-width="0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81" style:family="graphic" style:parent-style-name="standard">
      <style:graphic-properties svg:stroke-width="0.081cm" svg:stroke-color="#fff200" draw:marker-start-width="0.321cm" draw:marker-end-width="0.321cm" draw:fill-color="#fff200" draw:opacity="25%" draw:textarea-horizontal-align="justify" draw:textarea-vertical-align="middle" draw:auto-grow-height="false" fo:min-height="0.71cm" fo:min-width="20.408cm" fo:padding-top="0.165cm" fo:padding-bottom="0.165cm" fo:padding-left="0.29cm" fo:padding-right="0.29cm"/>
    </style:style>
    <style:style style:name="gr82" style:family="graphic" style:parent-style-name="standard">
      <style:graphic-properties svg:stroke-width="0.081cm" svg:stroke-color="#fff200" draw:marker-start-width="0.321cm" draw:marker-end-width="0.321cm" draw:fill-color="#fff200" draw:opacity="25%" draw:textarea-horizontal-align="justify" draw:textarea-vertical-align="middle" draw:auto-grow-height="false" fo:min-height="0.42cm" fo:min-width="4.588cm" fo:padding-top="0.165cm" fo:padding-bottom="0.165cm" fo:padding-left="0.29cm" fo:padding-right="0.29cm"/>
    </style:style>
    <style:style style:name="gr83" style:family="graphic" style:parent-style-name="standard">
      <style:graphic-properties svg:stroke-width="0.081cm" svg:stroke-color="#fff200" draw:marker-start-width="0.321cm" draw:marker-end-width="0.321cm" draw:fill-color="#fff200" draw:opacity="25%" draw:textarea-horizontal-align="justify" draw:textarea-vertical-align="middle" draw:auto-grow-height="false" fo:min-height="0.681cm" fo:min-width="18.046cm" fo:padding-top="0.165cm" fo:padding-bottom="0.165cm" fo:padding-left="0.29cm" fo:padding-right="0.29cm"/>
    </style:style>
    <style:style style:name="gr84" style:family="graphic" style:parent-style-name="standard">
      <style:graphic-properties draw:stroke="solid" svg:stroke-width="0.071cm" svg:stroke-color="#000000" draw:stroke-linejoin="bevel" draw:fill="solid" draw:fill-color="#5e8ac7" draw:textarea-vertical-align="middle" draw:auto-grow-height="false" draw:fit-to-size="shrink-to-fit" style:shrink-to-fit="true" fo:min-height="0.497cm" fo:min-width="4.97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85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2.971cm" fo:min-width="18.373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806cm"/>
    </style:style>
    <style:style style:name="gr88" style:family="graphic" style:parent-style-name="standard">
      <style:graphic-properties svg:stroke-color="#000000" draw:fill="none" draw:textarea-vertical-align="middle" draw:auto-grow-height="false" fo:min-height="2.595cm" fo:min-width="0cm"/>
    </style:style>
    <style:style style:name="gr89" style:family="graphic" style:parent-style-name="standard">
      <style:graphic-properties draw:stroke="dash" draw:stroke-dash="Dashed_20__28_var_29__20_4" svg:stroke-width="0.071cm" svg:stroke-color="#000000" draw:stroke-linejoin="round" draw:fill="solid" draw:fill-color="#fce431" draw:textarea-vertical-align="middle" draw:auto-grow-height="false" draw:fit-to-size="shrink-to-fit" style:shrink-to-fit="true" fo:min-height="0.758cm" fo:min-width="10.30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90" style:family="graphic" style:parent-style-name="standard">
      <style:graphic-properties draw:stroke="dash" draw:stroke-dash="Dashed_20__28_var_29__20_4" svg:stroke-width="0.071cm" svg:stroke-color="#000000" draw:stroke-linejoin="round" draw:fill="solid" draw:fill-color="#89c765" draw:textarea-vertical-align="middle" draw:auto-grow-height="false" draw:fit-to-size="shrink-to-fit" style:shrink-to-fit="true" fo:min-height="0.758cm" fo:min-width="16.92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91" style:family="graphic" style:parent-style-name="standard">
      <style:graphic-properties draw:stroke="solid" svg:stroke-width="0.071cm" svg:stroke-color="#000000" draw:stroke-linejoin="bevel" draw:fill="solid" draw:fill-color="#b7fcb2" draw:textarea-vertical-align="middle" draw:auto-grow-height="false" draw:fit-to-size="shrink-to-fit" style:shrink-to-fit="true" fo:min-height="0.65cm" fo:min-width="4.97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92" style:family="graphic" style:parent-style-name="standard">
      <style:graphic-properties draw:stroke="solid" svg:stroke-width="0.071cm" svg:stroke-color="#000000" draw:stroke-linejoin="bevel" draw:fill="none" draw:textarea-vertical-align="top" draw:auto-grow-height="false" draw:fit-to-size="shrink-to-fit" style:shrink-to-fit="true" fo:min-height="0cm" fo:min-width="0cm" fo:padding-top="0.127cm" fo:padding-bottom="0.127cm" fo:padding-left="0.127cm" fo:padding-right="0.127cm" fo:wrap-option="wrap" draw:shadow="visible" draw:shadow-offset-x="0cm" draw:shadow-offset-y="0.056cm" draw:shadow-color="#000000" draw:shadow-opacity="38%"/>
    </style:style>
    <style:style style:name="gr93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29cm" fo:min-width="4.74cm" fo:padding-top="0.165cm" fo:padding-bottom="0.165cm" fo:padding-left="0.29cm" fo:padding-right="0.29cm"/>
    </style:style>
    <style:style style:name="gr94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68e76" draw:textarea-horizontal-align="justify" draw:textarea-vertical-align="middle" draw:auto-grow-height="false" fo:min-height="0.94cm" fo:min-width="12.788cm" fo:padding-top="0.165cm" fo:padding-bottom="0.165cm" fo:padding-left="0.29cm" fo:padding-right="0.29cm"/>
    </style:style>
    <style:style style:name="gr95" style:family="graphic" style:parent-style-name="standard">
      <style:graphic-properties svg:stroke-color="#000000" draw:fill="none" draw:textarea-vertical-align="middle" draw:auto-grow-height="false" fo:min-height="4.874cm" fo:min-width="0cm"/>
    </style:style>
    <style:style style:name="gr96" style:family="graphic" style:parent-style-name="standard">
      <style:graphic-properties svg:stroke-color="#000000" draw:fill-color="#ffffff" draw:textarea-horizontal-align="justify" draw:textarea-vertical-align="middle" draw:auto-grow-height="false" fo:min-height="2.688cm" fo:min-width="3.87cm"/>
    </style:style>
    <style:style style:name="gr97" style:family="graphic" style:parent-style-name="standard">
      <style:graphic-properties svg:stroke-color="#000000" draw:fill-color="#5e8ac7" draw:textarea-horizontal-align="justify" draw:textarea-vertical-align="middle" draw:auto-grow-height="false" fo:min-height="0.388cm" fo:min-width="1.765cm"/>
    </style:style>
    <style:style style:name="gr98" style:family="graphic" style:parent-style-name="standard">
      <style:graphic-properties svg:stroke-color="#000000" draw:fill-color="#5e8ac7" draw:textarea-horizontal-align="justify" draw:textarea-vertical-align="middle" draw:auto-grow-height="false" fo:min-height="0.39cm" fo:min-width="2.09cm"/>
    </style:style>
    <style:style style:name="gr99" style:family="graphic" style:parent-style-name="standard">
      <style:graphic-properties svg:stroke-color="#000000" draw:fill-color="#f79448" draw:textarea-horizontal-align="justify" draw:textarea-vertical-align="middle" draw:auto-grow-height="false" fo:min-height="0.771cm" fo:min-width="3.87cm"/>
    </style:style>
    <style:style style:name="gr100" style:family="graphic" style:parent-style-name="standard">
      <style:graphic-properties svg:stroke-color="#000000" draw:fill-color="#72bf44" draw:textarea-horizontal-align="justify" draw:textarea-vertical-align="middle" draw:auto-grow-height="false" fo:min-height="0.389cm" fo:min-width="1.927cm"/>
    </style:style>
    <style:style style:name="gr101" style:family="graphic" style:parent-style-name="standard">
      <style:graphic-properties svg:stroke-color="#000000" draw:fill-color="#5e8ac7" draw:textarea-horizontal-align="justify" draw:textarea-vertical-align="middle" draw:auto-grow-height="false" fo:min-height="0.389cm" fo:min-width="1.443cm"/>
    </style:style>
    <style:style style:name="gr102" style:family="graphic" style:parent-style-name="standard">
      <style:graphic-properties svg:stroke-color="#000000" draw:fill-color="#5e8ac7" draw:textarea-horizontal-align="justify" draw:textarea-vertical-align="middle" draw:auto-grow-height="false" fo:min-height="0.388cm" fo:min-width="1.605cm"/>
    </style:style>
    <style:style style:name="gr103" style:family="graphic" style:parent-style-name="standard">
      <style:graphic-properties svg:stroke-color="#000000" draw:fill-color="#72bf44" draw:textarea-horizontal-align="justify" draw:textarea-vertical-align="middle" draw:auto-grow-height="false" fo:min-height="0.39cm" fo:min-width="1.28cm"/>
    </style:style>
    <style:style style:name="gr104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432cm" fo:min-width="1.198cm" fo:padding-top="0.165cm" fo:padding-bottom="0.165cm" fo:padding-left="0.29cm" fo:padding-right="0.29cm"/>
    </style:style>
    <style:style style:name="gr105" style:family="graphic" style:parent-style-name="standard">
      <style:graphic-properties svg:stroke-color="#000000" draw:fill-color="#c2e0ae" draw:textarea-horizontal-align="justify" draw:textarea-vertical-align="middle" draw:auto-grow-height="false" fo:min-height="0.389cm" fo:min-width="0.77cm"/>
    </style:style>
    <style:style style:name="gr106" style:family="graphic" style:parent-style-name="standard">
      <style:graphic-properties svg:stroke-color="#000000" draw:fill-color="#5e8ac7" draw:textarea-horizontal-align="justify" draw:textarea-vertical-align="middle" draw:auto-grow-height="false" fo:min-height="0.389cm" fo:min-width="1.583cm"/>
    </style:style>
    <style:style style:name="gr107" style:family="graphic" style:parent-style-name="standard">
      <style:graphic-properties svg:stroke-color="#000000" draw:fill-color="#5e8ac7" draw:textarea-horizontal-align="justify" draw:textarea-vertical-align="middle" draw:auto-grow-height="false" fo:min-height="0.389cm" fo:min-width="0.516cm"/>
    </style:style>
    <style:style style:name="gr108" style:family="graphic" style:parent-style-name="standard">
      <style:graphic-properties svg:stroke-color="#000000" draw:fill-color="#ffffff" draw:textarea-horizontal-align="justify" draw:textarea-vertical-align="middle" draw:auto-grow-height="false" fo:min-height="0.389cm" fo:min-width="0.77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1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97cm" fo:min-width="1.28cm" fo:padding-top="0.142cm" fo:padding-bottom="0.142cm" fo:padding-left="0.267cm" fo:padding-right="0.267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2" style:family="graphic" style:parent-style-name="objectwithoutfill">
      <style:graphic-properties draw:marker-end="Small_20_Arrow" draw:fill="none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1cm"/>
    </style:style>
    <style:style style:name="gr115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3.056cm"/>
    </style:style>
    <style:style style:name="gr116" style:family="graphic" style:parent-style-name="standard">
      <style:graphic-properties svg:stroke-color="#111111" draw:fill-color="#ffffff" draw:textarea-horizontal-align="justify" draw:textarea-vertical-align="middle" draw:auto-grow-height="false" fo:min-height="0.512cm" fo:min-width="2.04cm"/>
    </style:style>
    <style:style style:name="gr117" style:family="graphic" style:parent-style-name="standard">
      <style:graphic-properties svg:stroke-color="#ffffff" draw:fill-color="#89c765" draw:textarea-horizontal-align="justify" draw:textarea-vertical-align="middle" draw:auto-grow-height="false" fo:min-height="0.004cm" fo:min-width="2.167cm"/>
    </style:style>
    <style:style style:name="gr118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3.056cm"/>
    </style:style>
    <style:style style:name="gr119" style:family="graphic" style:parent-style-name="standard">
      <style:graphic-properties svg:stroke-color="#ffffff" draw:fill-color="#72bf44" draw:textarea-horizontal-align="justify" draw:textarea-vertical-align="middle" draw:auto-grow-height="false" fo:min-height="0.004cm" fo:min-width="2.167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29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3.445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3.245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2.997cm"/>
    </style:style>
    <style:style style:name="gr12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66cm" fo:min-width="8.644cm" fo:padding-top="0.165cm" fo:padding-bottom="0.165cm" fo:padding-left="0.29cm" fo:padding-right="0.29cm"/>
    </style:style>
    <style:style style:name="gr12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686cm" fo:min-width="1.452cm" fo:padding-top="0.165cm" fo:padding-bottom="0.165cm" fo:padding-left="0.29cm" fo:padding-right="0.29cm"/>
    </style:style>
    <style:style style:name="gr12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47cm" fo:min-width="0.22cm" fo:padding-top="0.165cm" fo:padding-bottom="0.165cm" fo:padding-left="0.29cm" fo:padding-right="0.29cm"/>
    </style:style>
    <style:style style:name="gr12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686cm" fo:min-width="10.596cm" fo:padding-top="0.165cm" fo:padding-bottom="0.165cm" fo:padding-left="0.29cm" fo:padding-right="0.29cm"/>
    </style:style>
    <style:style style:name="gr12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0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.516cm"/>
    </style:style>
    <style:style style:name="gr131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2.548cm"/>
    </style:style>
    <style:style style:name="gr132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66cm" fo:min-width="4.58cm" fo:padding-top="0.142cm" fo:padding-bottom="0.142cm" fo:padding-left="0.267cm" fo:padding-right="0.267cm"/>
    </style:style>
    <style:style style:name="gr133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3.718cm"/>
    </style:style>
    <style:style style:name="gr134" style:family="graphic" style:parent-style-name="standard">
      <style:graphic-properties draw:stroke="solid" draw:stroke-dash="Ultrafine_20_2_20_Dots_20_3_20_Dashes" svg:stroke-color="#000000" draw:fill-color="#ffffff" draw:textarea-horizontal-align="justify" draw:textarea-vertical-align="middle" draw:auto-grow-height="false" fo:min-height="3.56cm" fo:min-width="3.564cm"/>
    </style:style>
    <style:style style:name="gr135" style:family="graphic" style:parent-style-name="standard">
      <style:graphic-properties svg:stroke-color="#000000" draw:fill-color="#ffffff" draw:textarea-horizontal-align="justify" draw:textarea-vertical-align="middle" draw:auto-grow-height="false" fo:min-height="1.621cm" fo:min-width="2.802cm"/>
    </style:style>
    <style:style style:name="gr136" style:family="graphic" style:parent-style-name="standard">
      <style:graphic-properties svg:stroke-color="#000000" draw:fill-color="#8cebff" draw:textarea-horizontal-align="justify" draw:textarea-vertical-align="middle" draw:auto-grow-height="false" fo:min-height="0.156cm" fo:min-width="1.211cm"/>
    </style:style>
    <style:style style:name="gr137" style:family="graphic" style:parent-style-name="standard">
      <style:graphic-properties svg:stroke-color="#000000" draw:fill-color="#d612f0" draw:textarea-horizontal-align="justify" draw:textarea-vertical-align="middle" draw:auto-grow-height="false" fo:min-height="0.158cm" fo:min-width="0.65cm"/>
    </style:style>
    <style:style style:name="gr138" style:family="graphic" style:parent-style-name="standard">
      <style:graphic-properties svg:stroke-color="#000000" draw:fill-color="#f79448" draw:textarea-horizontal-align="justify" draw:textarea-vertical-align="middle" draw:auto-grow-height="false" fo:min-height="0.4cm" fo:min-width="2.802cm"/>
    </style:style>
    <style:style style:name="gr139" style:family="graphic" style:parent-style-name="standard">
      <style:graphic-properties svg:stroke-color="#000000" draw:fill-color="#72bf44" draw:textarea-horizontal-align="justify" draw:textarea-vertical-align="middle" draw:auto-grow-height="false" fo:min-height="0.157cm" fo:min-width="1.334cm"/>
    </style:style>
    <style:style style:name="gr140" style:family="graphic" style:parent-style-name="standard">
      <style:graphic-properties svg:stroke-color="#000000" draw:fill-color="#d612f0" draw:textarea-horizontal-align="justify" draw:textarea-vertical-align="middle" draw:auto-grow-height="false" fo:min-height="0.157cm" fo:min-width="0.968cm"/>
    </style:style>
    <style:style style:name="gr141" style:family="graphic" style:parent-style-name="standard">
      <style:graphic-properties svg:stroke-color="#000000" draw:fill-color="#d612f0" draw:textarea-horizontal-align="justify" draw:textarea-vertical-align="middle" draw:auto-grow-height="false" fo:min-height="0.156cm" fo:min-width="1.091cm"/>
    </style:style>
    <style:style style:name="gr142" style:family="graphic" style:parent-style-name="standard">
      <style:graphic-properties svg:stroke-color="#000000" draw:fill-color="#72bf44" draw:textarea-horizontal-align="justify" draw:textarea-vertical-align="middle" draw:auto-grow-height="false" fo:min-height="0.158cm" fo:min-width="0.845cm"/>
    </style:style>
    <style:style style:name="gr143" style:family="graphic" style:parent-style-name="standard">
      <style:graphic-properties svg:stroke-color="#000000" draw:fill-color="#c2e0ae" draw:textarea-horizontal-align="justify" draw:textarea-vertical-align="middle" draw:auto-grow-height="false" fo:min-height="0.157cm" fo:min-width="0.459cm"/>
    </style:style>
    <style:style style:name="gr144" style:family="graphic" style:parent-style-name="standard">
      <style:graphic-properties svg:stroke-color="#000000" draw:fill-color="#d612f0" draw:textarea-horizontal-align="justify" draw:textarea-vertical-align="middle" draw:auto-grow-height="false" fo:min-height="0.157cm" fo:min-width="1.074cm"/>
    </style:style>
    <style:style style:name="gr145" style:family="graphic" style:parent-style-name="standard">
      <style:graphic-properties svg:stroke-color="#000000" draw:fill-color="#d612f0" draw:textarea-horizontal-align="justify" draw:textarea-vertical-align="middle" draw:auto-grow-height="false" fo:min-height="0.157cm" fo:min-width="0.268cm"/>
    </style:style>
    <style:style style:name="gr146" style:family="graphic" style:parent-style-name="standard">
      <style:graphic-properties svg:stroke-color="#000000" draw:fill-color="#d612f0" draw:textarea-horizontal-align="justify" draw:textarea-vertical-align="middle" draw:auto-grow-height="false" fo:min-height="0.143cm" fo:min-width="2.801cm"/>
    </style:style>
    <style:style style:name="gr147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078cm" fo:min-width="0.227cm" fo:padding-top="0.142cm" fo:padding-bottom="0.142cm" fo:padding-left="0.267cm" fo:padding-right="0.267cm"/>
    </style:style>
    <style:style style:name="gr148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0.639cm" fo:min-width="2.125cm" fo:padding-top="0.125cm" fo:padding-bottom="0.125cm" fo:padding-left="0.25cm" fo:padding-right="0.25cm" fo:wrap-option="wrap"/>
    </style:style>
    <style:style style:name="gr14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0" style:family="graphic" style:parent-style-name="standard">
      <style:graphic-properties svg:stroke-color="#000000" draw:fill-color="#ffffff" draw:textarea-horizontal-align="justify" draw:textarea-vertical-align="middle" draw:auto-grow-height="false" fo:min-height="1.998cm" fo:min-width="2.802cm"/>
    </style:style>
    <style:style style:name="gr151" style:family="graphic" style:parent-style-name="standard">
      <style:graphic-properties svg:stroke-color="#000000" draw:fill-color="#8cebff" draw:textarea-horizontal-align="justify" draw:textarea-vertical-align="middle" draw:auto-grow-height="false" fo:min-height="0.156cm" fo:min-width="1.532cm"/>
    </style:style>
    <style:style style:name="gr152" style:family="graphic" style:parent-style-name="standard">
      <style:graphic-properties svg:stroke-color="#000000" draw:fill-color="#d612f0" draw:textarea-horizontal-align="justify" draw:textarea-vertical-align="middle" draw:auto-grow-height="false" fo:min-height="0.158cm" fo:min-width="1.024cm"/>
    </style:style>
    <style:style style:name="gr153" style:family="graphic" style:parent-style-name="standard">
      <style:graphic-properties svg:stroke-color="#000000" draw:fill-color="#d612f0" draw:textarea-horizontal-align="justify" draw:textarea-vertical-align="middle" draw:auto-grow-height="false" fo:min-height="0.156cm" fo:min-width="1.278cm"/>
    </style:style>
    <style:style style:name="gr154" style:family="graphic" style:parent-style-name="standard">
      <style:graphic-properties svg:stroke-color="#000000" draw:fill-color="#5e8ac7" draw:textarea-horizontal-align="justify" draw:textarea-vertical-align="middle" draw:auto-grow-height="false" fo:min-height="0.157cm" fo:min-width="0.459cm"/>
    </style:style>
    <style:style style:name="gr155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124cm" fo:min-width="0.228cm" fo:padding-top="0.142cm" fo:padding-bottom="0.142cm" fo:padding-left="0.267cm" fo:padding-right="0.267cm"/>
    </style:style>
    <style:style style:name="gr156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124cm" fo:min-width="0.273cm" fo:padding-top="0.142cm" fo:padding-bottom="0.142cm" fo:padding-left="0.267cm" fo:padding-right="0.267cm"/>
    </style:style>
    <style:style style:name="gr157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58" style:family="graphic" style:parent-style-name="standard">
      <style:graphic-properties svg:stroke-color="#000000" draw:fill-color="#ffffff" draw:textarea-horizontal-align="justify" draw:textarea-vertical-align="middle" draw:auto-grow-height="false" fo:min-height="0.204cm" fo:min-width="0.262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2.248cm"/>
    </style:style>
    <style:style style:name="gr160" style:family="graphic" style:parent-style-name="standard">
      <style:graphic-properties svg:stroke-color="#000000" draw:fill-color="#ffffff" draw:textarea-horizontal-align="justify" draw:textarea-vertical-align="middle" draw:auto-grow-height="false" fo:min-height="0.204cm" fo:min-width="0.416cm"/>
    </style:style>
    <style:style style:name="gr161" style:family="graphic" style:parent-style-name="standard">
      <style:graphic-properties svg:stroke-color="#000000" draw:fill-color="#00a65d" draw:textarea-horizontal-align="justify" draw:textarea-vertical-align="middle" draw:auto-grow-height="false" fo:min-height="0cm" fo:min-width="0cm"/>
    </style:style>
    <style:style style:name="gr162" style:family="graphic" style:parent-style-name="standard">
      <style:graphic-properties svg:stroke-color="#000000" draw:fill-color="#ffffff" draw:textarea-horizontal-align="justify" draw:textarea-vertical-align="middle" draw:auto-grow-height="false" fo:min-height="2.041cm" fo:min-width="2.802cm"/>
    </style:style>
    <style:style style:name="gr163" style:family="graphic" style:parent-style-name="standard">
      <style:graphic-properties svg:stroke-color="#000000" draw:fill-color="#94070a" draw:textarea-horizontal-align="justify" draw:textarea-vertical-align="bottom" draw:auto-grow-height="false" fo:min-height="0.809cm" fo:min-width="2.802cm"/>
    </style:style>
    <style:style style:name="gr164" style:family="graphic" style:parent-style-name="standard">
      <style:graphic-properties svg:stroke-color="#000000" draw:fill-color="#94070a" draw:textarea-horizontal-align="justify" draw:textarea-vertical-align="middle" draw:auto-grow-height="false" fo:min-height="0.809cm" fo:min-width="2.802cm"/>
    </style:style>
    <style:style style:name="gr16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6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167" style:family="graphic" style:parent-style-name="standard">
      <style:graphic-properties svg:stroke-color="#000000" draw:fill-color="#fce431" draw:textarea-horizontal-align="justify" draw:textarea-vertical-align="middle" draw:auto-grow-height="false" fo:min-height="0.156cm" fo:min-width="2.04cm"/>
    </style:style>
    <style:style style:name="gr168" style:family="graphic" style:parent-style-name="standard">
      <style:graphic-properties draw:textarea-horizontal-align="justify" draw:textarea-vertical-align="middle" draw:auto-grow-height="false" fo:min-height="0.074cm" fo:min-width="0.008cm"/>
    </style:style>
    <style:style style:name="gr169" style:family="graphic" style:parent-style-name="standard">
      <style:graphic-properties svg:stroke-color="#000000" draw:fill-color="#00b6bd" draw:textarea-horizontal-align="justify" draw:textarea-vertical-align="middle" draw:auto-grow-height="false" fo:min-height="0.157cm" fo:min-width="0.459cm"/>
    </style:style>
    <style:style style:name="gr170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171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12.403cm"/>
    </style:style>
    <style:style style:name="gr172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pr1" style:family="presentation" style:parent-style-name="Interieur-outline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</style:style>
    <style:style style:name="pr2" style:family="presentation" style:parent-style-name="Interieur-notes">
      <style:graphic-properties draw:fill-color="#ffffff" draw:auto-grow-height="true" fo:min-height="13.364cm"/>
    </style:style>
    <style:style style:name="pr3" style:family="presentation" style:parent-style-name="Titre_20_et_20_contenu-title">
      <style:graphic-properties draw:auto-grow-height="true" fo:min-height="1.249cm"/>
    </style:style>
    <style:style style:name="pr4" style:family="presentation" style:parent-style-name="Titre_20_et_20_contenu-notes">
      <style:graphic-properties draw:fill-color="#ffffff" draw:auto-grow-height="true" fo:min-height="13.364cm"/>
    </style:style>
    <style:style style:name="pr5" style:family="presentation" style:parent-style-name="Titre_20_et_20_contenu-title">
      <style:graphic-properties fo:min-height="1.249cm"/>
    </style:style>
    <style:style style:name="pr6" style:family="presentation" style:parent-style-name="Titre_20_et_20_contenu-notes">
      <style:graphic-properties draw:fill-color="#ffffff" fo:min-height="13.364cm"/>
    </style:style>
    <style:style style:name="pr7" style:family="presentation" style:parent-style-name="Interieur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8" style:family="presentation" style:parent-style-name="Titre_20_seul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9" style:family="presentation" style:parent-style-name="Titre_20_seul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re_20_seul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1" style:family="presentation" style:parent-style-name="Titre_20_seul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2" style:family="presentation" style:parent-style-name="Titre_20_seul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3" style:family="presentation" style:parent-style-name="Titre_20_seul-title">
      <style:graphic-properties draw:auto-grow-height="true" fo:min-height="1.249cm"/>
    </style:style>
    <style:style style:name="pr14" style:family="presentation" style:parent-style-name="Titre_20_seul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3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1cm" fo:margin-bottom="0.1cm" fo:line-height="100%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.254cm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b6005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solid" draw:fill-color="#a3ce87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b7fcb2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fc868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style:paragraph-properties fo:margin-left="0.953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margin-left="0.953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text-properties fo:font-size="11pt" style:font-size-asian="11pt" style:font-size-complex="11pt"/>
    </style:style>
    <style:style style:name="P28" style:family="paragraph">
      <style:paragraph-properties fo:text-align="center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-color="#5e8ac7"/>
      <style:paragraph-properties fo:text-align="center"/>
    </style:style>
    <style:style style:name="P31" style:family="paragraph">
      <loext:graphic-properties draw:fill-color="#009353"/>
      <style:paragraph-properties fo:text-align="center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style:paragraph-properties fo:margin-top="0cm" fo:margin-bottom="0.356cm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36" style:family="paragraph">
      <loext:graphic-properties draw:fill="solid" draw:fill-color="#00b8d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7" style:family="paragraph">
      <loext:graphic-properties draw:fill="solid" draw:fill-color="#00b8d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40" style:family="paragraph">
      <loext:graphic-properties draw:fill="solid" draw:fill-color="#00b8de"/>
      <style:paragraph-properties fo:text-align="start" style:font-independent-line-spacing="true"/>
      <style:text-properties fo:font-size="18pt"/>
    </style:style>
    <style:style style:name="P41" style:family="paragraph">
      <loext:graphic-properties draw:fill="none" draw:fill-color="#ffffff"/>
      <style:text-properties fo:color="#ffffff"/>
    </style:style>
    <style:style style:name="P42" style:family="paragraph">
      <style:paragraph-properties fo:margin-top="0cm" fo:margin-bottom="0cm" fo:line-height="100%" fo:text-align="start"/>
    </style:style>
    <style:style style:name="P4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44" style:family="paragraph">
      <loext:graphic-properties draw:fill="solid" draw:fill-color="#89c765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5" style:family="paragraph">
      <loext:graphic-properties draw:fill="solid" draw:fill-color="#87d1d1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6" style:family="paragraph">
      <loext:graphic-properties draw:fill="solid" draw:fill-color="#d612f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7" style:family="paragraph">
      <loext:graphic-properties draw:fill="none" draw:fill-color="#ffffff"/>
      <style:paragraph-properties fo:text-align="end"/>
      <style:text-properties fo:font-size="18pt"/>
    </style:style>
    <style:style style:name="P48" style:family="paragraph">
      <loext:graphic-properties draw:fill-color="#fff200" draw:opacity="25%"/>
      <style:paragraph-properties fo:text-align="center"/>
    </style:style>
    <style:style style:name="P49" style:family="paragraph">
      <loext:graphic-properties draw:fill="none" draw:fill-color="#ffffff"/>
      <style:paragraph-properties fo:text-align="center"/>
    </style:style>
    <style:style style:name="P50" style:family="paragraph">
      <loext:graphic-properties draw:fill="solid" draw:fill-color="#5e8ac7"/>
      <style:paragraph-properties fo:text-align="start" style:font-independent-line-spacing="true"/>
      <style:text-properties fo:font-size="18pt"/>
    </style:style>
    <style:style style:name="P51" style:family="paragraph">
      <loext:graphic-properties draw:fill="solid" draw:fill-color="#fce431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3" style:family="paragraph">
      <loext:graphic-properties draw:fill="none" draw:fill-color="#ffffff"/>
      <style:text-properties fo:font-size="18pt" style:font-size-asian="18pt" style:font-size-complex="18pt"/>
    </style:style>
    <style:style style:name="P54" style:family="paragraph">
      <loext:graphic-properties draw:fill-color="#ffffff"/>
      <style:paragraph-properties fo:text-align="center"/>
      <style:text-properties fo:font-size="18pt"/>
    </style:style>
    <style:style style:name="P55" style:family="paragraph">
      <style:paragraph-properties fo:text-align="start"/>
    </style:style>
    <style:style style:name="P56" style:family="paragraph">
      <loext:graphic-properties draw:fill-color="#f68e76"/>
      <style:paragraph-properties fo:text-align="start"/>
      <style:text-properties fo:font-size="18pt" style:font-size-asian="15pt" style:font-size-complex="15pt"/>
    </style:style>
    <style:style style:name="P57" style:family="paragraph">
      <loext:graphic-properties draw:fill-color="#f79448"/>
      <style:paragraph-properties fo:text-align="center"/>
    </style:style>
    <style:style style:name="P58" style:family="paragraph">
      <loext:graphic-properties draw:fill-color="#72bf44"/>
      <style:paragraph-properties fo:text-align="center"/>
    </style:style>
    <style:style style:name="P59" style:family="paragraph">
      <loext:graphic-properties draw:fill-color="#c2e0ae"/>
      <style:paragraph-properties fo:text-align="center"/>
    </style:style>
    <style:style style:name="P60" style:family="paragraph">
      <loext:graphic-properties draw:fill-color="#89c765"/>
      <style:paragraph-properties fo:text-align="center"/>
    </style:style>
    <style:style style:name="P61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2" style:family="paragraph">
      <loext:graphic-properties draw:fill-color="#8cebff"/>
      <style:paragraph-properties fo:text-align="center"/>
    </style:style>
    <style:style style:name="P63" style:family="paragraph">
      <loext:graphic-properties draw:fill-color="#d612f0"/>
      <style:paragraph-properties fo:text-align="center"/>
    </style:style>
    <style:style style:name="P64" style:family="paragraph">
      <loext:graphic-properties draw:fill="solid" draw:fill-color="#00b8de"/>
      <style:paragraph-properties fo:text-align="center" style:font-independent-line-spacing="true"/>
      <style:text-properties fo:color="#ffffff" fo:font-size="18pt"/>
    </style:style>
    <style:style style:name="P65" style:family="paragraph">
      <loext:graphic-properties draw:fill-color="#00a65d"/>
      <style:paragraph-properties fo:text-align="center"/>
    </style:style>
    <style:style style:name="P66" style:family="paragraph">
      <loext:graphic-properties draw:fill-color="#94070a"/>
      <style:paragraph-properties fo:text-align="end"/>
      <style:text-properties fo:color="#000000"/>
    </style:style>
    <style:style style:name="P67" style:family="paragraph">
      <loext:graphic-properties draw:fill-color="#94070a"/>
      <style:paragraph-properties fo:text-align="center"/>
      <style:text-properties fo:color="#000000"/>
    </style:style>
    <style:style style:name="P68" style:family="paragraph">
      <loext:graphic-properties draw:fill-color="#fce431"/>
      <style:paragraph-properties fo:text-align="center"/>
    </style:style>
    <style:style style:name="P69" style:family="paragraph">
      <loext:graphic-properties draw:fill-color="#00b6bd"/>
      <style:paragraph-properties fo:text-align="center"/>
    </style:style>
    <style:style style:name="P70" style:family="paragraph">
      <style:text-properties style:text-underline-style="solid" style:text-underline-width="auto" style:text-underline-color="font-color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ffff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-0.052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ize="18pt" style:font-size-asian="15pt" style:font-size-complex="15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color="#ffffff" fo:font-size="15pt" style:font-size-asian="15pt" style:font-size-complex="15pt"/>
    </style:style>
    <style:style style:name="T31" style:family="text">
      <style:text-properties fo:font-size="15pt" style:font-size-asian="15pt" style:font-size-complex="15pt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7pt" style:font-size-asian="7pt" style:font-size-complex="7pt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fo:color="#ffffff" fo:font-size="14pt" style:font-size-asian="14pt" style:font-size-complex="14pt"/>
    </style:style>
    <style:style style:name="T39" style:family="text">
      <style:text-properties fo:font-size="9pt" style:font-size-asian="9pt" style:font-size-complex="9pt"/>
    </style:style>
    <style:style style:name="T40" style:family="text">
      <style:text-properties fo:color="#000000" fo:font-size="15pt" style:font-size-asian="15pt" style:font-size-complex="15pt"/>
    </style:style>
    <style:style style:name="T41" style:family="text">
      <style:text-properties fo:color="#000000"/>
    </style:style>
    <style:style style:name="T42" style:family="text">
      <style:text-properties style:text-underline-style="non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style:use-window-font-color="true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terieur" presentation:presentation-page-layout-name="AL1T0">
        <office:forms form:automatic-focus="false" form:apply-design-mode="false"/>
        <draw:frame draw:name="Espace réservé du texte 4" presentation:style-name="pr1" draw:text-style-name="P2" draw:layer="layout" svg:width="11.684cm" svg:height="4.451cm" svg:x="12.254cm" svg:y="5.081cm" presentation:class="outline" presentation:user-transformed="true">
          <draw:text-box>
            <text:p text:style-name="P1"><text:span text:style-name="T1">OSCORE</text:span></text:p>
            <text:p text:style-name="P1"><text:span text:style-name="T1">Object security </text:span><text:span text:style-name="T1">for coap</text:span></text:p>
          </draw:text-box>
        </draw:frame>
        <draw:frame draw:style-name="gr1" draw:text-style-name="P3" draw:layer="layout" svg:width="9.652cm" svg:height="1.195cm" svg:x="1.778cm" svg:y="11.836cm">
          <draw:text-box>
            <text:p><text:span text:style-name="T2">Ri</text:span><text:span text:style-name="T2">ca</text:span><text:span text:style-name="T2">rd</text:span><text:span text:style-name="T2">o </text:span><text:span text:style-name="T2">An</text:span><text:span text:style-name="T2">dr</text:span><text:span text:style-name="T2">ea</text:span><text:span text:style-name="T2">se</text:span><text:span text:style-name="T2">n</text:span></text:p>
          </draw:text-box>
        </draw:frame>
        <draw:frame draw:style-name="gr2" draw:text-style-name="P5" draw:layer="layout" svg:width="12.954cm" svg:height="2.384cm" svg:x="12.192cm" svg:y="10.922cm">
          <draw:text-box>
            <text:p text:style-name="P4"><text:span text:style-name="T3">These slides + test Python script:</text:span></text:p>
            <text:p text:style-name="P4"><text:span text:style-name="T3"><text:a xlink:href="https://github.com/randreasen/oscoreslides" xlink:type="simple">https://github.com/randreasen/oscoreslides</text:a></text:span></text:p>
            <text:p text:style-name="P4"/>
          </draw:text-box>
        </draw:frame>
        <presentation:notes draw:style-name="dp2">
          <draw:page-thumbnail draw:style-name="gr3" draw:layer="layout" svg:width="19.797cm" svg:height="11.136cm" svg:x="0.601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re_20_et_20_contenu" presentation:presentation-page-layout-name="AL2T19">
        <office:forms form:automatic-focus="false" form:apply-design-mode="false"/>
        <draw:frame presentation:style-name="pr3" draw:layer="layout" svg:width="20.088cm" svg:height="1.249cm" svg:x="1.1cm" svg:y="0cm" presentation:class="title">
          <draw:text-box>
            <text:p>CoAP : Constrained Application Protocol</text:p>
          </draw:text-box>
        </draw:frame>
        <draw:frame draw:style-name="gr4" draw:text-style-name="P7" draw:layer="layout" svg:width="13.462cm" svg:height="0.962cm" svg:x="0.508cm" svg:y="2.286cm">
          <draw:text-box>
            <text:p><text:span text:style-name="T4">Wha</text:span><text:span text:style-name="T4">t is </text:span><text:span text:style-name="T4">CoA</text:span><text:span text:style-name="T4">P?</text:span></text:p>
          </draw:text-box>
        </draw:frame>
        <draw:frame draw:style-name="gr5" draw:text-style-name="P8" draw:layer="layout" svg:width="17.018cm" svg:height="7.112cm" svg:x="1.778cm" svg:y="4.064cm">
          <draw:text-box>
            <text:p/>
          </draw:text-box>
        </draw:frame>
        <draw:frame draw:style-name="gr6" draw:text-style-name="P8" draw:layer="layout" svg:width="18.345cm" svg:height="1.873cm" svg:x="1.778cm" svg:y="4.064cm">
          <draw:text-box>
            <text:list text:style-name="L2">
              <text:list-item>
                <text:p text:style-name="P9"><text:span text:style-name="T5">W</text:span><text:span text:style-name="T5">eb </text:span><text:span text:style-name="T5">tra</text:span><text:span text:style-name="T5">ns</text:span><text:span text:style-name="T5">fer </text:span><text:span text:style-name="T5">pr</text:span><text:span text:style-name="T5">ot</text:span><text:span text:style-name="T5">oc</text:span><text:span text:style-name="T5">ol </text:span><text:span text:style-name="T5">for </text:span><text:span text:style-name="T6">co</text:span><text:span text:style-name="T6">ns</text:span><text:span text:style-name="T6">tr</text:span><text:span text:style-name="T6">ai</text:span><text:span text:style-name="T6">ne</text:span><text:span text:style-name="T6">d </text:span><text:span text:style-name="T6">n</text:span><text:span text:style-name="T6">o</text:span><text:span text:style-name="T6">de</text:span><text:span text:style-name="T6">s </text:span><text:span text:style-name="T6">an</text:span><text:span text:style-name="T6">d </text:span><text:span text:style-name="T6">ne</text:span><text:span text:style-name="T6">tw</text:span><text:span text:style-name="T6">or</text:span><text:span text:style-name="T6">ks</text:span><text:span text:style-name="T5">,</text:span></text:p>
              </text:list-item>
            </text:list>
            <text:list text:style-name="L3">
              <text:list-item>
                <text:p text:style-name="P9"><text:span text:style-name="T7">W</text:span><text:span text:style-name="T7">an</text:span><text:span text:style-name="T7">t </text:span><text:span text:style-name="T7">to </text:span><text:span text:style-name="T7">co</text:span><text:span text:style-name="T7">nn</text:span><text:span text:style-name="T7">ec</text:span><text:span text:style-name="T7">t </text:span><text:span text:style-name="T7">th</text:span><text:span text:style-name="T7">es</text:span><text:span text:style-name="T7">e </text:span><text:span text:style-name="T7">to </text:span><text:span text:style-name="T7">th</text:span><text:span text:style-name="T7">e </text:span><text:span text:style-name="T7">ex</text:span><text:span text:style-name="T7">isti</text:span><text:span text:style-name="T7">ng </text:span><text:span text:style-name="T7">w</text:span><text:span text:style-name="T7">eb</text:span><text:span text:style-name="T7">…</text:span><text:span text:style-name="T7">.</text:span></text:p>
              </text:list-item>
            </text:list>
          </draw:text-box>
        </draw:frame>
        <draw:line draw:style-name="gr7" draw:text-style-name="P10" draw:layer="layout" svg:x1="2.286cm" svg:y1="7.112cm" svg:x2="4.064cm" svg:y2="7.112cm">
          <text:p/>
        </draw:line>
        <draw:frame draw:style-name="gr8" draw:text-style-name="P8" draw:layer="layout" svg:width="15.494cm" svg:height="6.193cm" svg:x="4.318cm" svg:y="6.35cm">
          <draw:text-box>
            <text:p text:style-name="P11">Can be thought of as a re-envisioning of HTTP, but tailored to M2M requirements in constrained environments:</text:p>
            <text:list text:style-name="L4">
              <text:list-item>
                <text:list>
                  <text:list-item>
                    <text:p>Low memory</text:p>
                  </text:list-item>
                  <text:list-item>
                    <text:p>8-bit processors</text:p>
                  </text:list-item>
                  <text:list-item>
                    <text:p>Low power</text:p>
                  </text:list-item>
                  <text:list-item>
                    <text:p>Lossy NW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4" draw:text-style-name="P12" draw:layer="layout" svg:width="16.799cm" svg:height="13.364cm" svg:x="2.1cm" svg:y="14.107cm" presentation:class="notes">
            <draw:text-box>
              <text:p><text:span text:style-name="T8">In </text:span><text:span text:style-name="T8">th</text:span><text:span text:style-name="T8">e </text:span><text:span text:style-name="T8">sp</text:span><text:span text:style-name="T8">irit </text:span><text:span text:style-name="T8">of </text:span><text:span text:style-name="T8">H</text:span><text:span text:style-name="T8">T</text:span><text:span text:style-name="T8">T</text:span><text:span text:style-name="T8">P: </text:span><text:span text:style-name="T8">R</text:span><text:span text:style-name="T8">E</text:span><text:span text:style-name="T8">S</text:span><text:span text:style-name="T8">Tf</text:span><text:span text:style-name="T8">ul </text:span><text:span text:style-name="T8">ar</text:span><text:span text:style-name="T8">ch</text:span><text:span text:style-name="T8">ite</text:span><text:span text:style-name="T8">ct</text:span><text:span text:style-name="T8">ur</text:span><text:span text:style-name="T8">e </text:span><text:span text:style-name="T8">ce</text:span><text:span text:style-name="T8">nt</text:span><text:span text:style-name="T8">er</text:span><text:span text:style-name="T8">e</text:span><text:span text:style-name="T8">d </text:span><text:span text:style-name="T8">ar</text:span><text:span text:style-name="T8">o</text:span><text:span text:style-name="T8">u</text:span><text:span text:style-name="T8">n</text:span><text:span text:style-name="T8">d </text:span><text:span text:style-name="T8">U</text:span><text:span text:style-name="T8">RI</text:span><text:span text:style-name="T8">s, </text:span><text:span text:style-name="T8">re</text:span><text:span text:style-name="T8">so</text:span><text:span text:style-name="T8">ur</text:span><text:span text:style-name="T8">ce</text:span><text:span text:style-name="T8">s </text:span><text:span text:style-name="T8">a</text:span><text:span text:style-name="T8">n</text:span><text:span text:style-name="T8">d </text:span><text:span text:style-name="T8">In</text:span><text:span text:style-name="T8">te</text:span><text:span text:style-name="T8">rn</text:span><text:span text:style-name="T8">et </text:span><text:span text:style-name="T8">M</text:span><text:span text:style-name="T8">e</text:span><text:span text:style-name="T8">di</text:span><text:span text:style-name="T8">a </text:span><text:span text:style-name="T8">Ty</text:span><text:span text:style-name="T8">p</text:span><text:span text:style-name="T8">es</text:span><text:span text:style-name="T8">.</text:span></text:p>
            </draw:text-box>
          </draw:frame>
        </presentation:notes>
      </draw:page>
      <draw:page draw:name="page3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CoAP : Key Features</text:p>
          </draw:text-box>
        </draw:frame>
        <draw:frame draw:style-name="gr9" draw:text-style-name="P8" draw:layer="layout" svg:width="21.59cm" svg:height="8.25cm" svg:x="0.762cm" svg:y="2.794cm">
          <draw:text-box>
            <text:list text:style-name="L2">
              <text:list-item>
                <text:list>
                  <text:list-item>
                    <text:p text:style-name="P9"><text:span text:style-name="T5">R</text:span><text:span text:style-name="T5">e</text:span><text:span text:style-name="T5">q</text:span><text:span text:style-name="T5">u</text:span><text:span text:style-name="T5">e</text:span><text:span text:style-name="T5">s</text:span><text:span text:style-name="T5">t</text:span><text:span text:style-name="T5">/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s</text:span><text:span text:style-name="T5">e</text:span><text:span text:style-name="T5"> </text:span><text:span text:style-name="T5">i</text:span><text:span text:style-name="T5">n</text:span><text:span text:style-name="T5">t</text:span><text:span text:style-name="T5">e</text:span><text:span text:style-name="T5">r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m</text:span><text:span text:style-name="T5">o</text:span><text:span text:style-name="T5">d</text:span><text:span text:style-name="T5">e</text:span><text:span text:style-name="T5">l </text:span><text:span text:style-name="T5">m</text:span><text:span text:style-name="T5">u</text:span><text:span text:style-name="T5">c</text:span><text:span text:style-name="T5">h</text:span><text:span text:style-name="T5"> </text:span><text:span text:style-name="T5">l</text:span><text:span text:style-name="T5">i</text:span><text:span text:style-name="T5">k</text:span><text:span text:style-name="T5">e</text:span><text:span text:style-name="T5"> </text:span><text:span text:style-name="T5">H</text:span><text:span text:style-name="T5">T</text:span><text:span text:style-name="T5">T</text:span><text:span text:style-name="T5">P</text:span><text:span text:style-name="T5">’</text:span><text:span text:style-name="T5">s</text:span><text:span text:style-name="T5">,</text:span></text:p>
                  </text:list-item>
                  <text:list-item>
                    <text:p text:style-name="P9"><text:span text:style-name="T5">E</text:span><text:span text:style-name="T5">n</text:span><text:span text:style-name="T5">v</text:span><text:span text:style-name="T5">i</text:span><text:span text:style-name="T5">s</text:span><text:span text:style-name="T5">i</text:span><text:span text:style-name="T5">o</text:span><text:span text:style-name="T5">n</text:span><text:span text:style-name="T5">e</text:span><text:span text:style-name="T5">d</text:span><text:span text:style-name="T5"> </text:span><text:span text:style-name="T5">f</text:span><text:span text:style-name="T5">o</text:span><text:span text:style-name="T5">r</text:span><text:span text:style-name="T5"> </text:span><text:span text:style-name="T5">d</text:span><text:span text:style-name="T5">a</text:span><text:span text:style-name="T5">t</text:span><text:span text:style-name="T5">a</text:span><text:span text:style-name="T5">g</text:span><text:span text:style-name="T5">r</text:span><text:span text:style-name="T5">a</text:span><text:span text:style-name="T5">m</text:span><text:span text:style-name="T5">-</text:span><text:span text:style-name="T5">o</text:span><text:span text:style-name="T5">r</text:span><text:span text:style-name="T5">i</text:span><text:span text:style-name="T5">e</text:span><text:span text:style-name="T5">n</text:span><text:span text:style-name="T5">t</text:span><text:span text:style-name="T5">e</text:span><text:span text:style-name="T5">d</text:span><text:span text:style-name="T5"> </text:span><text:span text:style-name="T5">t</text:span><text:span text:style-name="T5">r</text:span><text:span text:style-name="T5">a</text:span><text:span text:style-name="T5">n</text:span><text:span text:style-name="T5">s</text:span><text:span text:style-name="T5">p</text:span><text:span text:style-name="T5">o</text:span><text:span text:style-name="T5">r</text:span><text:span text:style-name="T5">t </text:span><text:span text:style-name="T5">(</text:span><text:span text:style-name="T5">t</text:span><text:span text:style-name="T5">y</text:span><text:span text:style-name="T5">p</text:span><text:span text:style-name="T5">i</text:span><text:span text:style-name="T5">c</text:span><text:span text:style-name="T5">a</text:span><text:span text:style-name="T5">l</text:span><text:span text:style-name="T5">l</text:span><text:span text:style-name="T5">y</text:span><text:span text:style-name="T5"> </text:span><text:span text:style-name="T5">U</text:span><text:span text:style-name="T5">D</text:span><text:span text:style-name="T5">P</text:span><text:span text:style-name="T5">)</text:span><text:span text:style-name="T5">,</text:span></text:p>
                  </text:list-item>
                  <text:list-item>
                    <text:p text:style-name="P9"><text:span text:style-name="T5">N</text:span><text:span text:style-name="T5">o</text:span><text:span text:style-name="T5">d</text:span><text:span text:style-name="T5">e</text:span><text:span text:style-name="T5">s</text:span><text:span text:style-name="T5"> </text:span><text:span text:style-name="T5">t</text:span><text:span text:style-name="T5">y</text:span><text:span text:style-name="T5">p</text:span><text:span text:style-name="T5">i</text:span><text:span text:style-name="T5">c</text:span><text:span text:style-name="T5">a</text:span><text:span text:style-name="T5">l</text:span><text:span text:style-name="T5">l</text:span><text:span text:style-name="T5">y</text:span><text:span text:style-name="T5"> </text:span><text:span text:style-name="T5">a</text:span><text:span text:style-name="T5">c</text:span><text:span text:style-name="T5">t </text:span><text:span text:style-name="T5">a</text:span><text:span text:style-name="T5">s</text:span><text:span text:style-name="T5"> </text:span><text:span text:style-name="T5">b</text:span><text:span text:style-name="T5">o</text:span><text:span text:style-name="T5">t</text:span><text:span text:style-name="T5">h</text:span><text:span text:style-name="T5"> </text:span><text:span text:style-name="T5">c</text:span><text:span text:style-name="T5">l</text:span><text:span text:style-name="T5">i</text:span><text:span text:style-name="T5">e</text:span><text:span text:style-name="T5">n</text:span><text:span text:style-name="T5">t </text:span><text:span text:style-name="T5">a</text:span><text:span text:style-name="T5">n</text:span><text:span text:style-name="T5">d</text:span><text:span text:style-name="T5"> </text:span><text:span text:style-name="T5">s</text:span><text:span text:style-name="T5">e</text:span><text:span text:style-name="T5">r</text:span><text:span text:style-name="T5">v</text:span><text:span text:style-name="T5">e</text:span><text:span text:style-name="T5">r</text:span><text:span text:style-name="T5"> </text:span><text:span text:style-name="T5">i</text:span><text:span text:style-name="T5">n</text:span><text:span text:style-name="T5">t</text:span><text:span text:style-name="T5">e</text:span><text:span text:style-name="T5">r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a</text:span><text:span text:style-name="T5">b</text:span><text:span text:style-name="T5">l</text:span><text:span text:style-name="T5">y</text:span><text:span text:style-name="T5">,</text:span></text:p>
                  </text:list-item>
                  <text:list-item>
                    <text:p text:style-name="P9"><text:span text:style-name="T5">A</text:span><text:span text:style-name="T5">s</text:span><text:span text:style-name="T5">y</text:span><text:span text:style-name="T5">n</text:span><text:span text:style-name="T5">c</text:span><text:span text:style-name="T5">h</text:span><text:span text:style-name="T5">r</text:span><text:span text:style-name="T5">o</text:span><text:span text:style-name="T5">n</text:span><text:span text:style-name="T5">o</text:span><text:span text:style-name="T5">u</text:span><text:span text:style-name="T5">s</text:span><text:span text:style-name="T5"> </text:span><text:span text:style-name="T5">m</text:span><text:span text:style-name="T5">e</text:span><text:span text:style-name="T5">s</text:span><text:span text:style-name="T5">s</text:span><text:span text:style-name="T5">a</text:span><text:span text:style-name="T5">g</text:span><text:span text:style-name="T5">e</text:span><text:span text:style-name="T5"> </text:span><text:span text:style-name="T5">e</text:span><text:span text:style-name="T5">x</text:span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s</text:span><text:span text:style-name="T5"> </text:span><text:span text:style-name="T5">(</text:span><text:span text:style-name="T5">n</text:span><text:span text:style-name="T5">o</text:span><text:span text:style-name="T5"> </text:span><text:span text:style-name="T5">r</text:span><text:span text:style-name="T5">e</text:span><text:span text:style-name="T5">a</text:span><text:span text:style-name="T5">l </text:span><text:span text:style-name="T5">“</text:span><text:span text:style-name="T5">c</text:span><text:span text:style-name="T5">o</text:span><text:span text:style-name="T5">n</text:span><text:span text:style-name="T5">n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5">”</text:span><text:span text:style-name="T5">)</text:span><text:span text:style-name="T5">,</text:span></text:p>
                  </text:list-item>
                  <text:list-item>
                    <text:p text:style-name="P9"><text:span text:style-name="T5">S</text:span><text:span text:style-name="T5">i</text:span><text:span text:style-name="T5">m</text:span><text:span text:style-name="T5">p</text:span><text:span text:style-name="T5">l</text:span><text:span text:style-name="T5">e</text:span><text:span text:style-name="T5"> </text:span><text:span text:style-name="T5">p</text:span><text:span text:style-name="T5">r</text:span><text:span text:style-name="T5">o</text:span><text:span text:style-name="T5">x</text:span><text:span text:style-name="T5">y</text:span><text:span text:style-name="T5"> </text:span><text:span text:style-name="T5">a</text:span><text:span text:style-name="T5">n</text:span><text:span text:style-name="T5">d</text:span><text:span text:style-name="T5"> </text:span><text:span text:style-name="T5">c</text:span><text:span text:style-name="T5">a</text:span><text:span text:style-name="T5">c</text:span><text:span text:style-name="T5">h</text:span><text:span text:style-name="T5">i</text:span><text:span text:style-name="T5">n</text:span><text:span text:style-name="T5">g</text:span><text:span text:style-name="T5"> </text:span><text:span text:style-name="T5">c</text:span><text:span text:style-name="T5">a</text:span><text:span text:style-name="T5">p</text:span><text:span text:style-name="T5">a</text:span><text:span text:style-name="T5">b</text:span><text:span text:style-name="T5">i</text:span><text:span text:style-name="T5">l</text:span><text:span text:style-name="T5">i</text:span><text:span text:style-name="T5">t</text:span><text:span text:style-name="T5">i</text:span><text:span text:style-name="T5">e</text:span><text:span text:style-name="T5">s</text:span><text:span text:style-name="T5">,</text:span></text:p>
                  </text:list-item>
                  <text:list-item>
                    <text:p text:style-name="P9"><text:span text:style-name="T5">F</text:span><text:span text:style-name="T5">i</text:span><text:span text:style-name="T5">x</text:span><text:span text:style-name="T5">e</text:span><text:span text:style-name="T5">d</text:span><text:span text:style-name="T5"> </text:span><text:span text:style-name="T5">4</text:span><text:span text:style-name="T5"> </text:span><text:span text:style-name="T5">b</text:span><text:span text:style-name="T5">y</text:span><text:span text:style-name="T5">t</text:span><text:span text:style-name="T5">e</text:span><text:span text:style-name="T5"> </text:span><text:span text:style-name="T5">h</text:span><text:span text:style-name="T5">e</text:span><text:span text:style-name="T5">a</text:span><text:span text:style-name="T5">d</text:span><text:span text:style-name="T5">e</text:span><text:span text:style-name="T5">r</text:span><text:span text:style-name="T5"> </text:span><text:span text:style-name="T5">f</text:span><text:span text:style-name="T5">o</text:span><text:span text:style-name="T5">l</text:span><text:span text:style-name="T5">l</text:span><text:span text:style-name="T5">o</text:span><text:span text:style-name="T5">w</text:span><text:span text:style-name="T5">e</text:span><text:span text:style-name="T5">d</text:span><text:span text:style-name="T5"> </text:span><text:span text:style-name="T5">b</text:span><text:span text:style-name="T5">y</text:span><text:span text:style-name="T5"> </text:span><text:span text:style-name="T5">c</text:span><text:span text:style-name="T5">o</text:span><text:span text:style-name="T5">m</text:span><text:span text:style-name="T5">p</text:span><text:span text:style-name="T5">a</text:span><text:span text:style-name="T5">c</text:span><text:span text:style-name="T5">t </text:span><text:span text:style-name="T5">o</text:span><text:span text:style-name="T5">p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p</text:span><text:span text:style-name="T5">a</text:span><text:span text:style-name="T5">y</text:span><text:span text:style-name="T5">l</text:span><text:span text:style-name="T5">o</text:span><text:span text:style-name="T5">a</text:span><text:span text:style-name="T5">d</text:span><text:span text:style-name="T5">,</text:span></text:p>
                  </text:list-item>
                  <text:list-item>
                    <text:p text:style-name="P9"><text:span text:style-name="T5">U</text:span><text:span text:style-name="T5">R</text:span><text:span text:style-name="T5">I </text:span><text:span text:style-name="T5">a</text:span><text:span text:style-name="T5">n</text:span><text:span text:style-name="T5">d</text:span><text:span text:style-name="T5"> </text:span><text:span text:style-name="T5">c</text:span><text:span text:style-name="T5">o</text:span><text:span text:style-name="T5">n</text:span><text:span text:style-name="T5">t</text:span><text:span text:style-name="T5">e</text:span><text:span text:style-name="T5">n</text:span><text:span text:style-name="T5">t</text:span><text:span text:style-name="T5">-</text:span><text:span text:style-name="T5">t</text:span><text:span text:style-name="T5">y</text:span><text:span text:style-name="T5">p</text:span><text:span text:style-name="T5">e</text:span><text:span text:style-name="T5"> </text:span><text:span text:style-name="T5">s</text:span><text:span text:style-name="T5">u</text:span><text:span text:style-name="T5">p</text:span><text:span text:style-name="T5">p</text:span><text:span text:style-name="T5">o</text:span><text:span text:style-name="T5">r</text:span><text:span text:style-name="T5">t</text:span><text:span text:style-name="T5">,</text:span></text:p>
                  </text:list-item>
                  <text:list-item>
                    <text:p text:style-name="P9"><text:span text:style-name="T5">E</text:span><text:span text:style-name="T5">a</text:span><text:span text:style-name="T5">s</text:span><text:span text:style-name="T5">y</text:span><text:span text:style-name="T5"> </text:span><text:span text:style-name="T5">m</text:span><text:span text:style-name="T5">a</text:span><text:span text:style-name="T5">p</text:span><text:span text:style-name="T5">p</text:span><text:span text:style-name="T5">i</text:span><text:span text:style-name="T5">n</text:span><text:span text:style-name="T5">g</text:span><text:span text:style-name="T5"> </text:span><text:span text:style-name="T5">t</text:span><text:span text:style-name="T5">o</text:span><text:span text:style-name="T5"> </text:span><text:span text:style-name="T5">H</text:span><text:span text:style-name="T5">T</text:span><text:span text:style-name="T5">T</text:span><text:span text:style-name="T5">P</text:span><text:span text:style-name="T5"> </text:span><text:span text:style-name="T5">t</text:span><text:span text:style-name="T5">o</text:span><text:span text:style-name="T5"> </text:span><text:span text:style-name="T5">c</text:span><text:span text:style-name="T5">o</text:span><text:span text:style-name="T5">n</text:span><text:span text:style-name="T5">n</text:span><text:span text:style-name="T5">e</text:span><text:span text:style-name="T5">c</text:span><text:span text:style-name="T5">t </text:span><text:span text:style-name="T5">w</text:span><text:span text:style-name="T5">i</text:span><text:span text:style-name="T5">t</text:span><text:span text:style-name="T5">h</text:span><text:span text:style-name="T5"> </text:span><text:span text:style-name="T5">t</text:span><text:span text:style-name="T5">h</text:span><text:span text:style-name="T5">e</text:span><text:span text:style-name="T5"> </text:span><text:span text:style-name="T5">e</text:span><text:span text:style-name="T5">x</text:span><text:span text:style-name="T5">i</text:span><text:span text:style-name="T5">s</text:span><text:span text:style-name="T5">t</text:span><text:span text:style-name="T5">i</text:span><text:span text:style-name="T5">n</text:span><text:span text:style-name="T5">g</text:span><text:span text:style-name="T5"> </text:span><text:span text:style-name="T5">w</text:span><text:span text:style-name="T5">e</text:span><text:span text:style-name="T5">b</text:span><text:span text:style-name="T5">,</text:span></text:p>
                  </text:list-item>
                  <text:list-item>
                    <text:p text:style-name="P9"><text:span text:style-name="T6">S</text:span><text:span text:style-name="T6">e</text:span><text:span text:style-name="T6">c</text:span><text:span text:style-name="T6">u</text:span><text:span text:style-name="T6">r</text:span><text:span text:style-name="T6">i</text:span><text:span text:style-name="T6">t</text:span><text:span text:style-name="T6">y</text:span><text:span text:style-name="T6"> </text:span><text:span text:style-name="T6">b</text:span><text:span text:style-name="T6">i</text:span><text:span text:style-name="T6">n</text:span><text:span text:style-name="T6">d</text:span><text:span text:style-name="T6">i</text:span><text:span text:style-name="T6">n</text:span><text:span text:style-name="T6">g</text:span><text:span text:style-name="T6"> </text:span><text:span text:style-name="T6">t</text:span><text:span text:style-name="T6">o</text:span><text:span text:style-name="T6"> </text:span><text:span text:style-name="T6">D</text:span><text:span text:style-name="T6">T</text:span><text:span text:style-name="T6">L</text:span><text:span text:style-name="T6">S</text:span><text:span text:style-name="T6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6" draw:text-style-name="P6" draw:layer="layout" svg:width="16.799cm" svg:height="13.364cm" svg:x="2.1cm" svg:y="14.107cm" presentation:class="notes">
            <draw:text-box>
              <text:p>Header is like this to be compact and to attain low parsing complexity.</text:p>
              <text:p>This is important both to save energy, bandwidth and also to decrease the need to fragment packets; CoAP message is envisioned to fit into the data field of the datagram, so payload is delimited by datagram size. This improves delivery rate</text:p>
            </draw:text-box>
          </draw:frame>
        </presentation:notes>
      </draw:page>
      <draw:page draw:name="page4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Anatomy of a CoAP message </text:p>
          </draw:text-box>
        </draw:frame>
        <draw:custom-shape draw:name="Shape 861" draw:style-name="gr10" draw:text-style-name="P14" draw:layer="layout" svg:width="0.896cm" svg:height="0.614cm" svg:x="5.228cm" svg:y="2.923cm">
          <text:p text:style-name="P13"><text:span text:style-name="T9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10" draw:text-style-name="P14" draw:layer="layout" svg:width="1.667cm" svg:height="0.614cm" svg:x="6.886cm" svg:y="3.016cm">
          <text:p text:style-name="P13"><text:span text:style-name="T9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10" draw:text-style-name="P14" draw:layer="layout" svg:width="0.947cm" svg:height="0.614cm" svg:x="9.619cm" svg:y="2.968cm">
          <text:p text:style-name="P13"><text:span text:style-name="T9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11" draw:text-style-name="P15" draw:layer="layout" svg:width="21.098cm" svg:height="1.011cm" svg:x="3.678cm" svg:y="4.29cm">
          <text:p text:style-name="P13"><text:span text:style-name="T10">Token: </text:span><text:span text:style-name="T11">can be seen as a connection 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12" draw:text-style-name="P17" draw:layer="layout" svg:width="1.307cm" svg:height="0.75cm" svg:x="3.687cm" svg:y="3.537cm">
              <text:p text:style-name="P16"><text:span text:style-name="T12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13" draw:text-style-name="P18" draw:layer="layout" svg:width="0.001cm" svg:height="0.293cm" svg:x="4.341cm" svg:y="3.995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4" draw:text-style-name="P14" draw:layer="layout" svg:width="1.294cm" svg:height="0.678cm" svg:x="3.705cm" svg:y="2.968cm">
            <text:p text:style-name="P13"><text:span text:style-name="T9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5" draw:text-style-name="P19" draw:layer="layout" svg:width="1.307cm" svg:height="0.75cm" svg:x="5.004cm" svg:y="3.537cm">
          <text:p text:style-name="P16"><text:span text:style-name="T13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13" draw:text-style-name="P18" draw:layer="layout" svg:width="0.001cm" svg:height="0.293cm" svg:x="5.658cm" svg:y="3.995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6" draw:text-style-name="P20" draw:layer="layout" svg:width="2.588cm" svg:height="0.75cm" svg:x="6.345cm" svg:y="3.5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13" draw:text-style-name="P18" draw:layer="layout" svg:width="0.001cm" svg:height="0.293cm" svg:x="7.639cm" svg:y="3.92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13" draw:text-style-name="P18" draw:layer="layout" svg:width="0.001cm" svg:height="0.293cm" svg:x="8.31cm" svg:y="3.92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13" draw:text-style-name="P18" draw:layer="layout" svg:width="0.001cm" svg:height="0.293cm" svg:x="6.998cm" svg:y="3.92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7" draw:text-style-name="P18" draw:layer="layout" svg:width="0.256cm" svg:height="1.025cm" svg:x="12.655cm" svg:y="4.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18" draw:text-style-name="P21" draw:layer="layout" svg:width="5.225cm" svg:height="0.75cm" svg:x="8.955cm" svg:y="3.5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3" draw:text-style-name="P18" draw:layer="layout" svg:width="0.001cm" svg:height="0.293cm" svg:x="10.226cm" svg:y="3.95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9" draw:text-style-name="P18" draw:layer="layout" svg:width="0.001cm" svg:height="0.533cm" svg:x="10.897cm" svg:y="3.717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3" draw:text-style-name="P18" draw:layer="layout" svg:width="0.001cm" svg:height="0.293cm" svg:x="9.586cm" svg:y="3.95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13" draw:text-style-name="P18" draw:layer="layout" svg:width="0.001cm" svg:height="0.293cm" svg:x="12.225cm" svg:y="3.95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13" draw:text-style-name="P18" draw:layer="layout" svg:width="0.001cm" svg:height="0.293cm" svg:x="12.896cm" svg:y="3.95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13" draw:text-style-name="P18" draw:layer="layout" svg:width="0.001cm" svg:height="0.293cm" svg:x="11.584cm" svg:y="3.95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3" draw:text-style-name="P18" draw:layer="layout" svg:width="0.001cm" svg:height="0.293cm" svg:x="13.553cm" svg:y="3.95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2" draw:style-name="gr14" draw:text-style-name="P14" draw:layer="layout" svg:width="0.926cm" svg:height="0.678cm" svg:x="9.5cm" svg:y="3.504cm">
          <text:p text:style-name="P13"><text:span text:style-name="T9">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14" draw:text-style-name="P14" draw:layer="layout" svg:width="1.061cm" svg:height="0.678cm" svg:x="11.747cm" svg:y="3.438cm">
          <text:p text:style-name="P13"><text:span text:style-name="T9">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4" draw:style-name="gr20" draw:text-style-name="P22" draw:layer="layout" svg:width="10.566cm" svg:height="0.777cm" svg:x="14.194cm" svg:y="3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11" draw:text-style-name="P15" draw:layer="layout" svg:width="21.098cm" svg:height="1.011cm" svg:x="3.678cm" svg:y="5.33cm">
          <text:p text:style-name="P13"><text:span text:style-name="T10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21" draw:text-style-name="P15" draw:layer="layout" svg:width="2.488cm" svg:height="1.011cm" svg:x="3.678cm" svg:y="8.382cm">
          <text:p text:style-name="P13"><text:span text:style-name="T12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22" draw:text-style-name="P23" draw:layer="layout" svg:width="18.626cm" svg:height="1.011cm" svg:x="3.702cm" svg:y="9.357cm">
          <text:p text:style-name="P13"><text:span text:style-name="T10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23" draw:text-style-name="P25" draw:layer="layout" svg:width="2.823cm" svg:height="0.614cm" svg:x="18.227cm" svg:y="3.637cm">
          <text:p text:style-name="P24"><text:span text:style-name="T9">messag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24" draw:text-style-name="P15" draw:layer="layout" svg:width="15.846cm" svg:height="1.011cm" svg:x="3.697cm" svg:y="6.372cm">
          <text:p text:style-name="P13"><text:span text:style-name="T10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25" draw:text-style-name="P15" draw:layer="layout" svg:width="17.372cm" svg:height="1.011cm" svg:x="3.697cm" svg:y="7.388cm">
          <text:p text:style-name="P13"><text:span text:style-name="T10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10" draw:layer="layout" svg:width="0.254cm" svg:height="1.016cm" svg:x="3.17cm" svg:y="3.30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7" draw:text-style-name="P26" draw:layer="layout" svg:width="3.048cm" svg:height="1.199cm" svg:x="0.254cm" svg:y="3.456cm">
          <draw:text-box>
            <text:p><text:span text:style-name="T14">4 bytes </text:span><text:span text:style-name="T14">fixed</text:span></text:p>
          </draw:text-box>
        </draw:frame>
        <draw:frame draw:style-name="gr28" draw:text-style-name="P26" draw:layer="layout" svg:width="2.286cm" svg:height="0.725cm" svg:x="0.508cm" svg:y="4.472cm">
          <draw:text-box>
            <text:p><text:span text:style-name="T14">0-8 </text:span><text:span text:style-name="T14">bytes</text:span></text:p>
          </draw:text-box>
        </draw:frame>
        <draw:frame draw:style-name="gr29" draw:text-style-name="P27" draw:layer="layout" svg:width="4.064cm" svg:height="0.795cm" svg:x="-0.051cm" svg:y="5.555cm">
          <draw:text-box>
            <text:p><text:span text:style-name="T15">Type-</text:span><text:span text:style-name="T15">Length-</text:span><text:span text:style-name="T15">Value</text:span></text:p>
          </draw:text-box>
        </draw:frame>
        <draw:frame draw:style-name="gr30" draw:text-style-name="P27" draw:layer="layout" svg:width="4.064cm" svg:height="1.275cm" svg:x="0.354cm" svg:y="8.282cm">
          <draw:text-box>
            <text:p><text:span text:style-name="T15">Payloa</text:span><text:span text:style-name="T15">d </text:span><text:span text:style-name="T15">marker</text:span></text:p>
            <text:p><text:span text:style-name="T15">(if ∃ </text:span><text:span text:style-name="T15">payload</text:span><text:span text:style-name="T15">)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user-transformed="true">
            <draw:text-box>
              <text:p><text:span text:style-name="T8">Mes</text:span><text:span text:style-name="T8">sa</text:span><text:span text:style-name="T8">g</text:span><text:span text:style-name="T8">e </text:span><text:span text:style-name="T8">ID</text:span><text:span text:style-name="T8">: </text:span><text:span text:style-name="T8">fo</text:span><text:span text:style-name="T8">r </text:span><text:span text:style-name="T8">d</text:span><text:span text:style-name="T8">u</text:span><text:span text:style-name="T8">pli</text:span><text:span text:style-name="T8">ca</text:span><text:span text:style-name="T8">te</text:span><text:span text:style-name="T8">s</text:span></text:p>
              <text:p><text:span text:style-name="T8">Tok</text:span><text:span text:style-name="T8">e</text:span><text:span text:style-name="T8">n: </text:span><text:span text:style-name="T8">bi</text:span><text:span text:style-name="T8">n</text:span><text:span text:style-name="T8">d </text:span><text:span text:style-name="T8">re</text:span><text:span text:style-name="T8">q</text:span><text:span text:style-name="T8">u</text:span><text:span text:style-name="T8">es</text:span><text:span text:style-name="T8">t </text:span><text:span text:style-name="T8">a</text:span><text:span text:style-name="T8">n</text:span><text:span text:style-name="T8">d </text:span><text:span text:style-name="T8">re</text:span><text:span text:style-name="T8">sp</text:span><text:span text:style-name="T8">o</text:span><text:span text:style-name="T8">ns</text:span><text:span text:style-name="T8">e(</text:span><text:span text:style-name="T8">s)</text:span></text:p>
              <text:p><text:span text:style-name="T8"/></text:p>
              <text:p><text:span text:style-name="T8">CoA</text:span><text:span text:style-name="T8">P </text:span><text:span text:style-name="T8">M</text:span><text:span text:style-name="T8">es</text:span><text:span text:style-name="T8">sa</text:span><text:span text:style-name="T8">gi</text:span><text:span text:style-name="T8">n</text:span><text:span text:style-name="T8">g </text:span><text:span text:style-name="T8">la</text:span><text:span text:style-name="T8">ye</text:span><text:span text:style-name="T8">r </text:span><text:span text:style-name="T8">vs </text:span><text:span text:style-name="T8">R</text:span><text:span text:style-name="T8">e</text:span><text:span text:style-name="T8">q/</text:span><text:span text:style-name="T8">R</text:span><text:span text:style-name="T8">es</text:span><text:span text:style-name="T8">p </text:span><text:span text:style-name="T8">la</text:span><text:span text:style-name="T8">ye</text:span><text:span text:style-name="T8">r</text:span></text:p>
            </draw:text-box>
          </draw:frame>
        </presentation:notes>
      </draw:page>
      <draw:page draw:name="page5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CoAP: Compact Options </text:p>
          </draw:text-box>
        </draw:frame>
        <draw:frame draw:style-name="gr31" draw:text-style-name="P8" draw:layer="layout" svg:width="8.382cm" svg:height="1.524cm" svg:x="0.762cm" svg:y="3.048cm">
          <draw:text-box>
            <text:p/>
          </draw:text-box>
        </draw:frame>
        <draw:frame draw:style-name="gr32" draw:text-style-name="P8" draw:layer="layout" svg:width="9.13cm" svg:height="0.962cm" svg:x="0.762cm" svg:y="3.148cm">
          <draw:text-box>
            <text:p>3 things characterize an option</text:p>
          </draw:text-box>
        </draw:frame>
        <draw:frame draw:style-name="gr33" draw:text-style-name="P8" draw:layer="layout" svg:width="15.24cm" svg:height="3.095cm" svg:x="9.96cm" svg:y="2.489cm">
          <draw:text-box>
            <text:list text:style-name="L2">
              <text:list-item>
                <text:p>Option Number (identifier)</text:p>
              </text:list-item>
              <text:list-item>
                <text:p>Option Length</text:p>
              </text:list-item>
              <text:list-item>
                <text:p>Option Value (can be thought as “option payload”)</text:p>
              </text:list-item>
            </text:list>
          </draw:text-box>
        </draw:frame>
        <draw:custom-shape draw:style-name="gr34" draw:text-style-name="P10" draw:layer="layout" svg:width="0.508cm" svg:height="2.286cm" svg:x="9.906cm" svg:y="2.5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5" draw:text-style-name="P8" draw:layer="layout" svg:width="22.606cm" svg:height="1.673cm" svg:x="1.27cm" svg:y="5.096cm">
          <draw:text-box>
            <text:p>For compactness, Option Number given incrementally with delta encoding:</text:p>
          </draw:text-box>
        </draw:frame>
        <draw:custom-shape draw:style-name="gr36" draw:text-style-name="P29" draw:layer="layout" svg:width="4.826cm" svg:height="1.27cm" svg:x="6.35cm" svg:y="7.366cm">
          <text:p text:style-name="P28">Option Delta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4.826cm" svg:height="1.27cm" svg:x="11.176cm" svg:y="7.366cm">
          <text:p text:style-name="P28">Option Length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9.652cm" svg:height="1.27cm" svg:x="6.35cm" svg:y="8.636cm">
          <text:p text:style-name="P28">Option Delta Extended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9.652cm" svg:height="1.27cm" svg:x="6.35cm" svg:y="9.906cm">
          <text:p text:style-name="P28">Option Length Extended</text:p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9.652cm" svg:height="2.54cm" svg:x="6.35cm" svg:y="11.176cm">
          <text:p text:style-name="P28">Option Value</text:p>
          <draw:enhanced-geometry svg:viewBox="0 0 21600 21600" draw:type="rectangle" draw:enhanced-path="M 0 0 L 21600 0 21600 21600 0 21600 0 0 Z N"/>
        </draw:custom-shape>
        <draw:line draw:style-name="gr40" draw:text-style-name="P10" draw:layer="layout" svg:x1="6.35cm" svg:y1="7.366cm" svg:x2="6.35cm" svg:y2="6.769cm">
          <text:p/>
        </draw:line>
        <draw:line draw:style-name="gr40" draw:text-style-name="P10" draw:layer="layout" svg:x1="11.176cm" svg:y1="7.367cm" svg:x2="11.176cm" svg:y2="6.858cm">
          <text:p/>
        </draw:line>
        <draw:line draw:style-name="gr40" draw:text-style-name="P10" draw:layer="layout" svg:x1="16.002cm" svg:y1="7.368cm" svg:x2="16.002cm" svg:y2="6.771cm">
          <text:p/>
        </draw:line>
        <draw:line draw:style-name="gr40" draw:text-style-name="P10" draw:layer="layout" svg:x1="8.65cm" svg:y1="7.367cm" svg:x2="8.65cm" svg:y2="7.112cm">
          <text:p/>
        </draw:line>
        <draw:line draw:style-name="gr40" draw:text-style-name="P10" draw:layer="layout" svg:x1="7.45cm" svg:y1="7.368cm" svg:x2="7.45cm" svg:y2="7.112cm">
          <text:p/>
        </draw:line>
        <draw:line draw:style-name="gr40" draw:text-style-name="P10" draw:layer="layout" svg:x1="9.95cm" svg:y1="7.112cm" svg:x2="9.95cm" svg:y2="7.33cm">
          <text:p/>
        </draw:line>
        <draw:line draw:style-name="gr40" draw:text-style-name="P10" draw:layer="layout" svg:x1="13.55cm" svg:y1="7.368cm" svg:x2="13.55cm" svg:y2="7.113cm">
          <text:p/>
        </draw:line>
        <draw:line draw:style-name="gr40" draw:text-style-name="P10" draw:layer="layout" svg:x1="14.75cm" svg:y1="7.369cm" svg:x2="14.75cm" svg:y2="7.114cm">
          <text:p/>
        </draw:line>
        <draw:line draw:style-name="gr40" draw:text-style-name="P10" draw:layer="layout" svg:x1="12.35cm" svg:y1="7.37cm" svg:x2="12.35cm" svg:y2="7.115cm">
          <text:p/>
        </draw:line>
        <draw:frame draw:style-name="gr4" draw:text-style-name="P8" draw:layer="layout" svg:width="1.016cm" svg:height="0.962cm" svg:x="6.434cm" svg:y="6.35cm">
          <draw:text-box>
            <text:p>0</text:p>
          </draw:text-box>
        </draw:frame>
        <draw:frame draw:style-name="gr4" draw:text-style-name="P8" draw:layer="layout" svg:width="1.016cm" svg:height="0.962cm" svg:x="10.16cm" svg:y="6.35cm">
          <draw:text-box>
            <text:p>3</text:p>
          </draw:text-box>
        </draw:frame>
        <draw:frame draw:style-name="gr4" draw:text-style-name="P8" draw:layer="layout" svg:width="1.016cm" svg:height="0.962cm" svg:x="14.986cm" svg:y="6.35cm">
          <draw:text-box>
            <text:p>7</text:p>
          </draw:text-box>
        </draw:fram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The Problem</text:p>
          </draw:text-box>
        </draw:frame>
        <draw:frame draw:style-name="gr35" draw:text-style-name="P8" draw:layer="layout" svg:width="21.59cm" svg:height="1.673cm" svg:x="1.016cm" svg:y="2.286cm">
          <draw:text-box>
            <text:p>For security CoAP defines a binding to DTLS, but <text:span text:style-name="T16">CoA</text:span><text:span text:style-name="T16">P </text:span><text:span text:style-name="T16">and </text:span><text:span text:style-name="T16">HTT</text:span><text:span text:style-name="T16">P </text:span><text:span text:style-name="T16">prox</text:span><text:span text:style-name="T16">ies </text:span><text:span text:style-name="T16">requ</text:span><text:span text:style-name="T16">ire </text:span><text:span text:style-name="T16">(D)T</text:span><text:span text:style-name="T16">LS </text:span><text:span text:style-name="T16">to </text:span><text:span text:style-name="T16">be </text:span><text:span text:style-name="T16">term</text:span><text:span text:style-name="T16">inat</text:span><text:span text:style-name="T16">ed </text:span><text:span text:style-name="T16">at </text:span><text:span text:style-name="T16">the </text:span><text:span text:style-name="T16">prox</text:span><text:span text:style-name="T16">y!</text:span></text:p>
          </draw:text-box>
        </draw:frame>
        <draw:line draw:style-name="gr7" draw:text-style-name="P10" draw:layer="layout" svg:x1="1.524cm" svg:y1="4.826cm" svg:x2="3.302cm" svg:y2="4.826cm">
          <text:p/>
        </draw:line>
        <draw:frame draw:style-name="gr41" draw:text-style-name="P8" draw:layer="layout" svg:width="17.272cm" svg:height="4.517cm" svg:x="3.81cm" svg:y="4.318cm">
          <draw:text-box>
            <text:p>Underlying reason is that the proxy needs access to (<text:span text:style-name="T17">part </text:span><text:span text:style-name="T17">of</text:span>) the header and options to know how to treat the packet, but as a side effect it can:</text:p>
            <text:p/>
            <text:list text:style-name="L2">
              <text:list-item>
                <text:p>Eavesdrop on or manipulate payload and metadata,</text:p>
              </text:list-item>
              <text:list-item>
                <text:p>Inject, delete or reorder packets.</text:p>
              </text:list-item>
            </text:list>
          </draw:text-box>
        </draw:frame>
        <draw:frame draw:style-name="gr4" draw:text-style-name="P8" draw:layer="layout" svg:width="19.05cm" svg:height="0.962cm" svg:x="1.016cm" svg:y="9.906cm">
          <draw:text-box>
            <text:p>This is where OSCORE comes in.</text:p>
          </draw:text-box>
        </draw:fram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OSCORE: Object Security for Constrained RESTful Environments</text:p>
          </draw:text-box>
        </draw:frame>
        <draw:frame draw:style-name="gr42" draw:text-style-name="P7" draw:layer="layout" svg:width="23.876cm" svg:height="1.876cm" svg:x="0.508cm" svg:y="2.95cm">
          <draw:text-box>
            <text:p><text:span text:style-name="T4">Idea</text:span><text:span text:style-name="T4">: </text:span><text:span text:style-name="T4">only </text:span><text:span text:style-name="T4">sho</text:span><text:span text:style-name="T4">w </text:span><text:span text:style-name="T4">the </text:span><text:span text:style-name="T4">part </text:span><text:span text:style-name="T4">of </text:span><text:span text:style-name="T4">the </text:span><text:span text:style-name="T4">mes</text:span><text:span text:style-name="T4">sage </text:span><text:span text:style-name="T4">that </text:span><text:span text:style-name="T4">is </text:span><text:span text:style-name="T4">esse</text:span><text:span text:style-name="T4">ntial </text:span><text:span text:style-name="T4">for </text:span><text:span text:style-name="T4">prox</text:span><text:span text:style-name="T4">y </text:span><text:span text:style-name="T4">oper</text:span><text:span text:style-name="T4">ation</text:span><text:span text:style-name="T4">; </text:span><text:span text:style-name="T4">hide </text:span><text:span text:style-name="T4">all </text:span><text:span text:style-name="T4">we </text:span><text:span text:style-name="T4">can</text:span></text:p>
          </draw:text-box>
        </draw:frame>
        <draw:custom-shape draw:style-name="gr43" draw:text-style-name="P29" draw:layer="layout" svg:width="6.858cm" svg:height="5.842cm" svg:x="4.878cm" svg:y="5.8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3.556cm" svg:height="1.27cm" svg:x="4.878cm" svg:y="7.11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4.064cm" svg:height="1.27cm" svg:x="7.672cm" svg:y="8.38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6.858cm" svg:height="2.032cm" svg:x="4.878cm" svg:y="9.65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9" draw:layer="layout" svg:width="3.81cm" svg:height="1.27cm" svg:x="7.926cm" svg:y="5.84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3.556cm" svg:height="2.032cm" svg:x="12.914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30" draw:layer="layout" svg:width="6.858cm" svg:height="5.842cm" svg:x="17.494cm" svg:y="5.58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1" draw:layer="layout" svg:width="3.556cm" svg:height="1.27cm" svg:x="17.494cm" svg:y="6.85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4.064cm" svg:height="1.27cm" svg:x="20.288cm" svg:y="8.12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6.858cm" svg:height="2.032cm" svg:x="17.494cm" svg:y="9.39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1" draw:layer="layout" svg:width="3.81cm" svg:height="1.27cm" svg:x="20.542cm" svg:y="5.588cm">
          <text:p/>
          <draw:enhanced-geometry svg:viewBox="0 0 21600 21600" draw:type="rectangle" draw:enhanced-path="M 0 0 L 21600 0 21600 21600 0 21600 0 0 Z N"/>
        </draw:custom-shape>
        <draw:frame draw:style-name="gr53" draw:text-style-name="P10" draw:layer="layout" svg:width="0.762cm" svg:height="0.762cm" svg:x="20.642cm" svg:y="5.788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53" draw:text-style-name="P10" draw:layer="layout" svg:width="0.762cm" svg:height="0.762cm" svg:x="17.748cm" svg:y="9.652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frame draw:style-name="gr53" draw:text-style-name="P10" draw:layer="layout" svg:width="0.762cm" svg:height="0.762cm" svg:x="17.748cm" svg:y="7.112cm">
          <draw:image xlink:href="Pictures/10004ADE00000A5600000A561EFF5F417DDA192E.svg" xlink:type="simple" xlink:show="embed" xlink:actuate="onLoad">
            <text:p/>
          </draw:image>
          <draw:image xlink:href="Pictures/100002010000006400000064523844752A6C2523.png" xlink:type="simple" xlink:show="embed" xlink:actuate="onLoad"/>
        </draw:frame>
        <draw:custom-shape draw:style-name="gr54" draw:text-style-name="P30" draw:layer="layout" svg:width="3.048cm" svg:height="1.27cm" svg:x="4.878cm" svg:y="5.8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0" draw:layer="layout" svg:width="3.302cm" svg:height="1.27cm" svg:x="8.434cm" svg:y="7.11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0" draw:layer="layout" svg:width="2.794cm" svg:height="1.27cm" svg:x="4.878cm" svg:y="8.38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508cm" svg:height="3.048cm" svg:x="3.81cm" svg:y="6.85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8" draw:text-style-name="P32" draw:layer="layout" svg:width="2.794cm" svg:height="4.136cm" svg:x="0.508cm" svg:y="6.579cm">
          <draw:text-box>
            <text:p><text:span text:style-name="T18">Proxy </text:span><text:span text:style-name="T18">only </text:span><text:span text:style-name="T18">really </text:span><text:span text:style-name="T18">need</text:span><text:span text:style-name="T18">s to </text:span><text:span text:style-name="T18">know </text:span><text:span text:style-name="T18">about </text:span><text:span text:style-name="T18">these </text:span><text:span text:style-name="T18">fields</text:span></text:p>
          </draw:text-box>
        </draw:frame>
        <draw:frame draw:style-name="gr59" draw:text-style-name="P8" draw:layer="layout" svg:width="10.414cm" svg:height="1.187cm" svg:x="8.636cm" svg:y="12.192cm">
          <draw:text-box>
            <text:p/>
          </draw:text-box>
        </draw:fram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re_20_et_20_contenu" presentation:presentation-page-layout-name="AL2T19">
        <office:forms form:automatic-focus="false" form:apply-design-mode="false"/>
        <draw:frame presentation:style-name="pr5" draw:layer="layout" svg:width="20.088cm" svg:height="1.249cm" svg:x="1.1cm" svg:y="0cm" presentation:class="title">
          <draw:text-box>
            <text:p>OSCORE: Object Security for Constrained RESTful Environments</text:p>
          </draw:text-box>
        </draw:frame>
        <draw:frame draw:style-name="gr60" draw:text-style-name="P8" draw:layer="layout" svg:width="23.876cm" svg:height="11.272cm" svg:x="0.762cm" svg:y="2.54cm">
          <draw:text-box>
            <text:p>OSCORE is an application-layer protection of CoAP using COSE (CoAP Object Signing and Encryption). This provides:</text:p>
            <text:p/>
            <text:list text:style-name="L2">
              <text:list-item>
                <text:list>
                  <text:list-item>
                    <text:p>End-to-end encryption</text:p>
                  </text:list-item>
                  <text:list-item>
                    <text:p>Integrity</text:p>
                  </text:list-item>
                  <text:list-item>
                    <text:p>Replay protection</text:p>
                  </text:list-item>
                </text:list>
              </text:list-item>
            </text:list>
            <text:p/>
            <text:p text:style-name="P33">It allows to <text:span text:style-name="T16">sele</text:span><text:span text:style-name="T16">ctiv</text:span><text:span text:style-name="T16">ely </text:span><text:span text:style-name="T16">encr</text:span><text:span text:style-name="T16">ypt </text:span><text:span text:style-name="T16">or </text:span><text:span text:style-name="T16">auth</text:span><text:span text:style-name="T16">enti</text:span><text:span text:style-name="T16">cate </text:span><text:span text:style-name="T16">part</text:span><text:span text:style-name="T16">s of </text:span><text:span text:style-name="T16">the </text:span><text:span text:style-name="T16">CoA</text:span><text:span text:style-name="T16">P </text:span><text:span text:style-name="T16">mes</text:span><text:span text:style-name="T16">sag</text:span><text:span text:style-name="T16">e. </text:span><text:span text:style-name="T19">Eac</text:span><text:span text:style-name="T19">h </text:span><text:span text:style-name="T19">field </text:span><text:span text:style-name="T19">is </text:span><text:span text:style-name="T19">mad</text:span><text:span text:style-name="T19">e to </text:span><text:span text:style-name="T19">belo</text:span><text:span text:style-name="T19">ng </text:span><text:span text:style-name="T19">to </text:span><text:span text:style-name="T19">one </text:span><text:span text:style-name="T19">of </text:span><text:span text:style-name="T19">thre</text:span><text:span text:style-name="T19">e </text:span><text:span text:style-name="T19">clas</text:span><text:span text:style-name="T19">ses:</text:span></text:p>
            <text:list text:continue-numbering="true" text:style-name="L2">
              <text:list-item>
                <text:list>
                  <text:list-item>
                    <text:p><text:span text:style-name="T20">C</text:span><text:span text:style-name="T20">l</text:span><text:span text:style-name="T20">a</text:span><text:span text:style-name="T20">s</text:span><text:span text:style-name="T20">s</text:span><text:span text:style-name="T20"> </text:span><text:span text:style-name="T20">E</text:span><text:span text:style-name="T20">:</text:span><text:span text:style-name="T19"> </text:span><text:span text:style-name="T19">e</text:span><text:span text:style-name="T19">n</text:span><text:span text:style-name="T19">c</text:span><text:span text:style-name="T19">r</text:span><text:span text:style-name="T19">y</text:span><text:span text:style-name="T19">p</text:span><text:span text:style-name="T19">t</text:span><text:span text:style-name="T19">e</text:span><text:span text:style-name="T19">d</text:span><text:span text:style-name="T19"> </text:span><text:span text:style-name="T19">v</text:span><text:span text:style-name="T19">i</text:span><text:span text:style-name="T19">a</text:span><text:span text:style-name="T19"> </text:span><text:span text:style-name="T19">A</text:span><text:span text:style-name="T19">E</text:span><text:span text:style-name="T19">A</text:span><text:span text:style-name="T19">D</text:span><text:span text:style-name="T19"> </text:span><text:span text:style-name="T19">a</text:span><text:span text:style-name="T19">l</text:span><text:span text:style-name="T19">g</text:span><text:span text:style-name="T19">o</text:span><text:span text:style-name="T19">r</text:span><text:span text:style-name="T19">i</text:span><text:span text:style-name="T19">g</text:span><text:span text:style-name="T19">t</text:span><text:span text:style-name="T19">h</text:span><text:span text:style-name="T19">m</text:span><text:span text:style-name="T19">, </text:span><text:span text:style-name="T19">h</text:span><text:span text:style-name="T19">i</text:span><text:span text:style-name="T19">d</text:span><text:span text:style-name="T19">d</text:span><text:span text:style-name="T19">e</text:span><text:span text:style-name="T19">n</text:span><text:span text:style-name="T19"> </text:span><text:span text:style-name="T19">i</text:span><text:span text:style-name="T19">n</text:span><text:span text:style-name="T19">s</text:span><text:span text:style-name="T19">i</text:span><text:span text:style-name="T19">d</text:span><text:span text:style-name="T19">e</text:span><text:span text:style-name="T19"> </text:span><text:span text:style-name="T19">O</text:span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P</text:span><text:span text:style-name="T19">a</text:span><text:span text:style-name="T19">y</text:span><text:span text:style-name="T19">l</text:span><text:span text:style-name="T19">o</text:span><text:span text:style-name="T19">a</text:span><text:span text:style-name="T19">d</text:span><text:span text:style-name="T19">,</text:span></text:p>
                  </text:list-item>
                  <text:list-item>
                    <text:p><text:span text:style-name="T20">C</text:span><text:span text:style-name="T20">l</text:span><text:span text:style-name="T20">a</text:span><text:span text:style-name="T20">s</text:span><text:span text:style-name="T20">s</text:span><text:span text:style-name="T20"> <text:s/></text:span><text:span text:style-name="T20">I</text:span><text:span text:style-name="T20">:</text:span><text:span text:style-name="T19"> </text:span><text:span text:style-name="T19">i</text:span><text:span text:style-name="T19">n</text:span><text:span text:style-name="T19">t</text:span><text:span text:style-name="T19">e</text:span><text:span text:style-name="T19">g</text:span><text:span text:style-name="T19">r</text:span><text:span text:style-name="T19">i</text:span><text:span text:style-name="T19">t</text:span><text:span text:style-name="T19">y</text:span><text:span text:style-name="T19"> </text:span><text:span text:style-name="T19">p</text:span><text:span text:style-name="T19">r</text:span><text:span text:style-name="T19">o</text:span><text:span text:style-name="T19">t</text:span><text:span text:style-name="T19">e</text:span><text:span text:style-name="T19">c</text:span><text:span text:style-name="T19">t</text:span><text:span text:style-name="T19">e</text:span><text:span text:style-name="T19">d</text:span><text:span text:style-name="T19"> </text:span><text:span text:style-name="T19">a</text:span><text:span text:style-name="T19">s</text:span><text:span text:style-name="T19"> </text:span><text:span text:style-name="T19">p</text:span><text:span text:style-name="T19">a</text:span><text:span text:style-name="T19">r</text:span><text:span text:style-name="T19">t </text:span><text:span text:style-name="T19">o</text:span><text:span text:style-name="T19">f </text:span><text:span text:style-name="T19">t</text:span><text:span text:style-name="T19">h</text:span><text:span text:style-name="T19">e</text:span><text:span text:style-name="T19"> </text:span><text:span text:style-name="T19">A</text:span><text:span text:style-name="T19">A</text:span><text:span text:style-name="T19">D</text:span><text:span text:style-name="T19"> </text:span><text:span text:style-name="T19">a</text:span><text:span text:style-name="T19">n</text:span><text:span text:style-name="T19">d</text:span><text:span text:style-name="T19"> </text:span><text:span text:style-name="T19">v</text:span><text:span text:style-name="T19">i</text:span><text:span text:style-name="T19">s</text:span><text:span text:style-name="T19">i</text:span><text:span text:style-name="T19">b</text:span><text:span text:style-name="T19">l</text:span><text:span text:style-name="T19">e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o</text:span><text:span text:style-name="T19">u</text:span><text:span text:style-name="T19">t</text:span><text:span text:style-name="T19">s</text:span><text:span text:style-name="T19">i</text:span><text:span text:style-name="T19">d</text:span><text:span text:style-name="T19">e</text:span><text:span text:style-name="T19"> </text:span><text:span text:style-name="T19">(</text:span><text:span text:style-name="T19">o</text:span><text:span text:style-name="T19">u</text:span><text:span text:style-name="T19">t</text:span><text:span text:style-name="T19">e</text:span><text:span text:style-name="T19">r</text:span><text:span text:style-name="T19"> </text:span><text:span text:style-name="T19">o</text:span><text:span text:style-name="T19">p</text:span><text:span text:style-name="T19">t</text:span><text:span text:style-name="T19">i</text:span><text:span text:style-name="T19">o</text:span><text:span text:style-name="T19">n</text:span><text:span text:style-name="T19">s</text:span><text:span text:style-name="T19">)</text:span><text:span text:style-name="T19">,</text:span></text:p>
                  </text:list-item>
                  <text:list-item>
                    <text:p><text:span text:style-name="T20">C</text:span><text:span text:style-name="T20">l</text:span><text:span text:style-name="T20">a</text:span><text:span text:style-name="T20">s</text:span><text:span text:style-name="T20">s</text:span><text:span text:style-name="T20"> </text:span><text:span text:style-name="T20">U</text:span><text:span text:style-name="T20">:</text:span><text:span text:style-name="T19"> </text:span><text:span text:style-name="T19">u</text:span><text:span text:style-name="T19">n</text:span><text:span text:style-name="T19">p</text:span><text:span text:style-name="T19">r</text:span><text:span text:style-name="T19">o</text:span><text:span text:style-name="T19">t</text:span><text:span text:style-name="T19">e</text:span><text:span text:style-name="T19">c</text:span><text:span text:style-name="T19">t</text:span><text:span text:style-name="T19">e</text:span><text:span text:style-name="T19">d</text:span><text:span text:style-name="T19"> </text:span><text:span text:style-name="T19">a</text:span><text:span text:style-name="T19">n</text:span><text:span text:style-name="T19">d</text:span><text:span text:style-name="T19"> </text:span><text:span text:style-name="T19">v</text:span><text:span text:style-name="T19">i</text:span><text:span text:style-name="T19">s</text:span><text:span text:style-name="T19">i</text:span><text:span text:style-name="T19">b</text:span><text:span text:style-name="T19">l</text:span><text:span text:style-name="T19">e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t</text:span><text:span text:style-name="T19">h</text:span><text:span text:style-name="T19">e</text:span><text:span text:style-name="T19"> </text:span><text:span text:style-name="T19">o</text:span><text:span text:style-name="T19">u</text:span><text:span text:style-name="T19">t</text:span><text:span text:style-name="T19">s</text:span><text:span text:style-name="T19">i</text:span><text:span text:style-name="T19">d</text:span><text:span text:style-name="T19">e</text:span><text:span text:style-name="T19"> </text:span><text:span text:style-name="T19">(</text:span><text:span text:style-name="T19">o</text:span><text:span text:style-name="T19">u</text:span><text:span text:style-name="T19">t</text:span><text:span text:style-name="T19">e</text:span><text:span text:style-name="T19">r</text:span><text:span text:style-name="T19"> </text:span><text:span text:style-name="T19">o</text:span><text:span text:style-name="T19">p</text:span><text:span text:style-name="T19">t</text:span><text:span text:style-name="T19">i</text:span><text:span text:style-name="T19">o</text:span><text:span text:style-name="T19">n</text:span><text:span text:style-name="T19">s</text:span><text:span text:style-name="T19">)</text:span><text:span text:style-name="T19">.</text:span>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SCORE" draw:style-name="dp3" draw:master-page-name="Interieur">
        <office:forms form:automatic-focus="false" form:apply-design-mode="false"/>
        <draw:frame draw:name="Espace réservé du texte 9" presentation:style-name="pr7" draw:text-style-name="P35" draw:layer="layout" svg:width="20.088cm" svg:height="0.766cm" svg:x="1.016cm" svg:y="0.208cm" presentation:class="outline" presentation:user-transformed="true">
          <draw:text-box>
            <text:list text:style-name="L6">
              <text:list-item>
                <text:p text:style-name="P34"><text:span text:style-name="T21">OSCORE: The Mechanics</text:span></text:p>
              </text:list-item>
            </text:list>
          </draw:text-box>
        </draw:frame>
        <draw:custom-shape draw:name="Rectangle 10" draw:style-name="gr61" draw:text-style-name="P36" draw:layer="layout" svg:width="2.199cm" svg:height="1.999cm" svg:x="1.988cm" svg:y="8.744cm">
          <text:p text:style-name="P16"><text:span text:style-name="T22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1" draw:text-style-name="P36" draw:layer="layout" svg:width="2.199cm" svg:height="1.999cm" svg:x="21.189cm" svg:y="8.744cm">
          <text:p text:style-name="P16"><text:span text:style-name="T23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2" draw:text-style-name="P37" draw:layer="layout" svg:width="1.95cm" svg:height="1.251cm" svg:x="7.956cm" svg:y="9.118cm">
          <text:p text:style-name="P16"><text:span text:style-name="T24">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3" draw:text-style-name="P37" draw:layer="layout" svg:width="1.886cm" svg:height="1.251cm" svg:x="13.1cm" svg:y="9.118cm">
          <text:p text:style-name="P16"><text:span text:style-name="T24">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" draw:style-name="gr64" draw:text-style-name="P38" draw:layer="layout" svg:width="3.767cm" svg:height="0.001cm" svg:x="4.188cm" svg:y="9.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6" draw:style-name="gr65" draw:text-style-name="P38" draw:layer="layout" svg:width="3.236cm" svg:height="0.023cm" svg:x="9.906cm" svg:y="9.64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7" draw:style-name="gr66" draw:text-style-name="P38" draw:layer="layout" svg:width="6.201cm" svg:height="0.041cm" svg:x="14.986cm" svg:y="9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ZoneTexte 20" draw:style-name="gr67" draw:text-style-name="P14" draw:layer="layout" svg:width="1.655cm" svg:height="0.883cm" svg:x="5.205cm" svg:y="9.57cm">
          <text:p text:style-name="P13"><text:span text:style-name="T25">co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67" draw:text-style-name="P39" draw:layer="layout" svg:width="1.655cm" svg:height="0.883cm" svg:x="10.381cm" svg:y="9.625cm">
          <text:p text:style-name="P13"><text:span text:style-name="T25">co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67" draw:text-style-name="P39" draw:layer="layout" svg:width="1.388cm" svg:height="0.883cm" svg:x="17.147cm" svg:y="9.624cm">
          <text:p text:style-name="P13"><text:span text:style-name="T25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sque magnétique 23" draw:style-name="gr68" draw:text-style-name="P40" draw:layer="layout" svg:width="3.894cm" svg:height="3.199cm" svg:x="1.141cm" svg:y="3.391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Disque magnétique 24" draw:style-name="gr68" draw:text-style-name="P40" draw:layer="layout" svg:width="3.894cm" svg:height="3.199cm" svg:x="20.425cm" svg:y="3.394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frame draw:style-name="gr35" draw:text-style-name="P41" draw:layer="layout" svg:width="2.794cm" svg:height="1.673cm" svg:x="1.676cm" svg:y="4.677cm">
          <draw:text-box>
            <text:p><text:span text:style-name="T3">Sec</text:span><text:span text:style-name="T3">urity </text:span><text:span text:style-name="T3">Cont</text:span><text:span text:style-name="T3">ext</text:span></text:p>
          </draw:text-box>
        </draw:frame>
        <draw:frame draw:style-name="gr35" draw:text-style-name="P41" draw:layer="layout" svg:width="2.794cm" svg:height="1.673cm" svg:x="21.082cm" svg:y="4.677cm">
          <draw:text-box>
            <text:p><text:span text:style-name="T3">Sec</text:span><text:span text:style-name="T3">urity </text:span><text:span text:style-name="T3">Cont</text:span><text:span text:style-name="T3">ext</text:span></text:p>
          </draw:text-box>
        </draw:frame>
        <draw:custom-shape draw:style-name="gr69" draw:text-style-name="P28" draw:layer="layout" svg:width="1.532cm" svg:height="0.762cm" draw:transform="skewX (0.015707963267949) rotate (-1.5707963267949) translate (3.402cm 6.91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9" draw:text-style-name="P28" draw:layer="layout" svg:width="1.532cm" svg:height="0.762cm" draw:transform="skewX (0.015707963267949) rotate (-1.5707963267949) translate (22.702cm 6.91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re_20_seul" presentation:presentation-page-layout-name="AL2T19">
        <office:forms form:automatic-focus="false" form:apply-design-mode="false"/>
        <draw:custom-shape draw:name="Shape 860" draw:style-name="gr70" draw:text-style-name="P14" draw:layer="layout" svg:width="1.057cm" svg:height="0.472cm" svg:x="0.212cm" svg:y="13.446cm">
          <text:p text:style-name="P13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1" draw:style-name="gr10" draw:text-style-name="P14" draw:layer="layout" svg:width="0.896cm" svg:height="0.614cm" svg:x="4.184cm" svg:y="2.583cm">
          <text:p text:style-name="P13"><text:span text:style-name="T9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10" draw:text-style-name="P14" draw:layer="layout" svg:width="1.667cm" svg:height="0.614cm" svg:x="5.842cm" svg:y="2.676cm">
          <text:p text:style-name="P13"><text:span text:style-name="T9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10" draw:text-style-name="P14" draw:layer="layout" svg:width="0.947cm" svg:height="0.614cm" svg:x="8.575cm" svg:y="2.628cm">
          <text:p text:style-name="P13"><text:span text:style-name="T9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71" draw:text-style-name="P15" draw:layer="layout" svg:width="20.988cm" svg:height="1.011cm" svg:x="2.634cm" svg:y="3.95cm">
          <text:p text:style-name="P13"><text:span text:style-name="T10">Token: </text:span><text:span text:style-name="T11">can be seen as a connection 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12" draw:text-style-name="P17" draw:layer="layout" svg:width="1.307cm" svg:height="0.75cm" svg:x="2.643cm" svg:y="3.197cm">
              <text:p text:style-name="P16"><text:span text:style-name="T12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13" draw:text-style-name="P18" draw:layer="layout" svg:width="0.001cm" svg:height="0.293cm" svg:x="3.297cm" svg:y="3.655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4" draw:text-style-name="P14" draw:layer="layout" svg:width="1.294cm" svg:height="0.678cm" svg:x="2.661cm" svg:y="2.628cm">
            <text:p text:style-name="P13"><text:span text:style-name="T9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5" draw:text-style-name="P19" draw:layer="layout" svg:width="1.307cm" svg:height="0.75cm" svg:x="3.96cm" svg:y="3.197cm">
          <text:p text:style-name="P16"><text:span text:style-name="T13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13" draw:text-style-name="P18" draw:layer="layout" svg:width="0.001cm" svg:height="0.293cm" svg:x="4.614cm" svg:y="3.655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6" draw:text-style-name="P20" draw:layer="layout" svg:width="2.588cm" svg:height="0.75cm" svg:x="5.301cm" svg:y="3.2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13" draw:text-style-name="P18" draw:layer="layout" svg:width="0.001cm" svg:height="0.293cm" svg:x="6.595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13" draw:text-style-name="P18" draw:layer="layout" svg:width="0.001cm" svg:height="0.293cm" svg:x="7.266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13" draw:text-style-name="P18" draw:layer="layout" svg:width="0.001cm" svg:height="0.293cm" svg:x="5.954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7" draw:text-style-name="P18" draw:layer="layout" svg:width="0.256cm" svg:height="1.025cm" svg:x="11.611cm" svg:y="4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18" draw:text-style-name="P21" draw:layer="layout" svg:width="5.225cm" svg:height="0.75cm" svg:x="7.911cm" svg:y="3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3" draw:text-style-name="P18" draw:layer="layout" svg:width="0.001cm" svg:height="0.293cm" svg:x="9.18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9" draw:text-style-name="P18" draw:layer="layout" svg:width="0.001cm" svg:height="0.533cm" svg:x="9.853cm" svg:y="3.377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3" draw:text-style-name="P18" draw:layer="layout" svg:width="0.001cm" svg:height="0.293cm" svg:x="8.54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13" draw:text-style-name="P18" draw:layer="layout" svg:width="0.001cm" svg:height="0.293cm" svg:x="11.181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13" draw:text-style-name="P18" draw:layer="layout" svg:width="0.001cm" svg:height="0.293cm" svg:x="11.85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13" draw:text-style-name="P18" draw:layer="layout" svg:width="0.001cm" svg:height="0.293cm" svg:x="10.54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3" draw:text-style-name="P18" draw:layer="layout" svg:width="0.001cm" svg:height="0.293cm" svg:x="12.509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2" draw:style-name="gr14" draw:text-style-name="P14" draw:layer="layout" svg:width="0.926cm" svg:height="0.678cm" svg:x="8.472cm" svg:y="3.056cm">
          <text:p text:style-name="P13"><text:span text:style-name="T9">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14" draw:text-style-name="P14" draw:layer="layout" svg:width="1.061cm" svg:height="0.678cm" svg:x="10.741cm" svg:y="3.079cm">
          <text:p text:style-name="P13"><text:span text:style-name="T9">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4" draw:style-name="gr72" draw:text-style-name="P22" draw:layer="layout" svg:width="10.472cm" svg:height="0.777cm" svg:x="13.15cm" svg:y="3.1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1" draw:text-style-name="P15" draw:layer="layout" svg:width="20.988cm" svg:height="1.011cm" svg:x="2.634cm" svg:y="4.99cm">
          <text:p text:style-name="P13"><text:span text:style-name="T10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21" draw:text-style-name="P15" draw:layer="layout" svg:width="2.488cm" svg:height="1.011cm" svg:x="2.634cm" svg:y="8.142cm">
          <text:p text:style-name="P13"><text:span text:style-name="T12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22" draw:text-style-name="P23" draw:layer="layout" svg:width="18.626cm" svg:height="1.011cm" svg:x="2.658cm" svg:y="9.217cm">
          <text:p text:style-name="P13"><text:span text:style-name="T10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23" draw:text-style-name="P25" draw:layer="layout" svg:width="2.823cm" svg:height="0.614cm" svg:x="17.183cm" svg:y="3.297cm">
          <text:p text:style-name="P24"><text:span text:style-name="T9">messag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3" draw:text-style-name="P15" draw:layer="layout" svg:width="20.969cm" svg:height="1.011cm" svg:x="2.653cm" svg:y="6.032cm">
          <text:p text:style-name="P13"><text:span text:style-name="T10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3" draw:text-style-name="P15" draw:layer="layout" svg:width="20.969cm" svg:height="1.011cm" svg:x="2.653cm" svg:y="7.048cm">
          <text:p text:style-name="P13"><text:span text:style-name="T10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texte 9" presentation:style-name="pr8" draw:text-style-name="P35" draw:layer="layout" svg:width="20.088cm" svg:height="0.766cm" svg:x="1.016cm" svg:y="0.208cm" presentation:class="outline" presentation:user-transformed="true">
          <draw:text-box>
            <text:list text:style-name="L6">
              <text:list-item>
                <text:p text:style-name="P34"><text:span text:style-name="T21">CoAP field classification</text:span></text:p>
              </text:list-item>
            </text:list>
          </draw:text-box>
        </draw:frame>
        <presentation:notes draw:style-name="dp4">
          <draw:page-thumbnail draw:name="Espace réservé de l'image des diapositives 1" draw:style-name="gr3" draw:layer="layout" svg:width="19.797cm" svg:height="11.136cm" svg:x="0.601cm" svg:y="2.257cm" draw:page-number="10" presentation:class="page"/>
          <draw:frame draw:name="Espace réservé des notes 2" presentation:style-name="pr9" draw:text-style-name="P43" draw:layer="layout" svg:width="15.239cm" svg:height="11.429cm" svg:x="1.905cm" svg:y="12.065cm" presentation:class="notes" presentation:user-transformed="true">
            <draw:text-box>
              <text:p text:style-name="P42"><text:span text:style-name="T26">Hea</text:span><text:span text:style-name="T26">d</text:span><text:span text:style-name="T26">er </text:span><text:span text:style-name="T26">C</text:span><text:span text:style-name="T26">o</text:span><text:span text:style-name="T26">A</text:span><text:span text:style-name="T26">p </text:span><text:span text:style-name="T26">re</text:span><text:span text:style-name="T26">lat</text:span><text:span text:style-name="T26">iv</text:span><text:span text:style-name="T26">e</text:span><text:span text:style-name="T26">m</text:span><text:span text:style-name="T26">e</text:span><text:span text:style-name="T26">nt </text:span><text:span text:style-name="T26">C</text:span><text:span text:style-name="T26">o</text:span><text:span text:style-name="T26">A</text:span><text:span text:style-name="T26">P, </text:span><text:span text:style-name="T26">d</text:span><text:span text:style-name="T26">a</text:span><text:span text:style-name="T26">ns </text:span><text:span text:style-name="T26">le</text:span><text:span text:style-name="T26">q</text:span><text:span text:style-name="T26">u</text:span><text:span text:style-name="T26">el </text:span><text:span text:style-name="T26">vo</text:span><text:span text:style-name="T26">us </text:span><text:span text:style-name="T26">all</text:span><text:span text:style-name="T26">ez </text:span><text:span text:style-name="T26">av</text:span><text:span text:style-name="T26">oi</text:span><text:span text:style-name="T26">r </text:span><text:span text:style-name="T26">le</text:span><text:span text:style-name="T26">s </text:span><text:span text:style-name="T26">ve</text:span><text:span text:style-name="T26">rsi</text:span><text:span text:style-name="T26">o</text:span><text:span text:style-name="T26">ns </text:span><text:span text:style-name="T26">o</text:span><text:span text:style-name="T26">u </text:span><text:span text:style-name="T26">a</text:span><text:span text:style-name="T26">ut</text:span><text:span text:style-name="T26">re</text:span><text:span text:style-name="T26">. </text:span><text:span text:style-name="T26">O</text:span><text:span text:style-name="T26">n </text:span><text:span text:style-name="T26">n</text:span><text:span text:style-name="T26">e </text:span><text:span text:style-name="T26">va </text:span><text:span text:style-name="T26">p</text:span><text:span text:style-name="T26">as </text:span><text:span text:style-name="T26">re</text:span><text:span text:style-name="T26">nt</text:span><text:span text:style-name="T26">re</text:span><text:span text:style-name="T26">r </text:span><text:span text:style-name="T26">d</text:span><text:span text:style-name="T26">a</text:span><text:span text:style-name="T26">ns </text:span><text:span text:style-name="T26">le</text:span><text:span text:style-name="T26">s </text:span><text:span text:style-name="T26">d</text:span><text:span text:style-name="T26">ét</text:span><text:span text:style-name="T26">ail</text:span><text:span text:style-name="T26">s. </text:span></text:p>
              <text:p text:style-name="P42"><text:span text:style-name="T26">Obs</text:span><text:span text:style-name="T26">er</text:span><text:span text:style-name="T26">ve</text:span><text:span text:style-name="T26">z </text:span><text:span text:style-name="T26">q</text:span><text:span text:style-name="T26">u’i</text:span><text:span text:style-name="T26">ci </text:span><text:span text:style-name="T26">ce</text:span><text:span text:style-name="T26">p</text:span><text:span text:style-name="T26">e</text:span><text:span text:style-name="T26">n</text:span><text:span text:style-name="T26">d</text:span><text:span text:style-name="T26">a</text:span><text:span text:style-name="T26">nt </text:span><text:span text:style-name="T26">vo</text:span><text:span text:style-name="T26">us </text:span><text:span text:style-name="T26">av</text:span><text:span text:style-name="T26">ez </text:span><text:span text:style-name="T26">u</text:span><text:span text:style-name="T26">n </text:span><text:span text:style-name="T26">co</text:span><text:span text:style-name="T26">d</text:span><text:span text:style-name="T26">e, </text:span><text:span text:style-name="T26">q</text:span><text:span text:style-name="T26">ui </text:span><text:span text:style-name="T26">tie</text:span><text:span text:style-name="T26">nt </text:span><text:span text:style-name="T26">su</text:span><text:span text:style-name="T26">r </text:span><text:span text:style-name="T26">1 </text:span><text:span text:style-name="T26">oc</text:span><text:span text:style-name="T26">te</text:span><text:span text:style-name="T26">t, </text:span><text:span text:style-name="T26">re</text:span><text:span text:style-name="T26">pr</text:span><text:span text:style-name="T26">és</text:span><text:span text:style-name="T26">e</text:span><text:span text:style-name="T26">nt</text:span><text:span text:style-name="T26">e </text:span><text:span text:style-name="T26">dif</text:span><text:span text:style-name="T26">fé</text:span><text:span text:style-name="T26">re</text:span><text:span text:style-name="T26">nt</text:span><text:span text:style-name="T26">e </text:span><text:span text:style-name="T26">va</text:span><text:span text:style-name="T26">le</text:span><text:span text:style-name="T26">ur</text:span><text:span text:style-name="T26">. </text:span></text:p>
              <text:p text:style-name="P42"><text:span text:style-name="T26">Vou</text:span><text:span text:style-name="T26">s </text:span><text:span text:style-name="T26">co</text:span><text:span text:style-name="T26">n</text:span><text:span text:style-name="T26">n</text:span><text:span text:style-name="T26">ai</text:span><text:span text:style-name="T26">ss</text:span><text:span text:style-name="T26">ez </text:span><text:span text:style-name="T26">to</text:span><text:span text:style-name="T26">us </text:span><text:span text:style-name="T26">l’e</text:span><text:span text:style-name="T26">rr</text:span><text:span text:style-name="T26">e</text:span><text:span text:style-name="T26">ur </text:span><text:span text:style-name="T26">4</text:span><text:span text:style-name="T26">0</text:span><text:span text:style-name="T26">4 </text:span><text:span text:style-name="T26">e</text:span><text:span text:style-name="T26">n </text:span><text:span text:style-name="T26">H</text:span><text:span text:style-name="T26">T</text:span><text:span text:style-name="T26">T</text:span><text:span text:style-name="T26">P </text:span><text:span text:style-name="T26">= </text:span><text:span text:style-name="T26">3 </text:span><text:span text:style-name="T26">ca</text:span><text:span text:style-name="T26">ra</text:span><text:span text:style-name="T26">ct</text:span><text:span text:style-name="T26">èr</text:span><text:span text:style-name="T26">e </text:span><text:span text:style-name="T26">/ </text:span><text:span text:style-name="T26">ici </text:span><text:span text:style-name="T26">e</text:span><text:span text:style-name="T26">n </text:span><text:span text:style-name="T26">C</text:span><text:span text:style-name="T26">o</text:span><text:span text:style-name="T26">A</text:span><text:span text:style-name="T26">P </text:span><text:span text:style-name="T26">il </text:span><text:span text:style-name="T26">tie</text:span><text:span text:style-name="T26">nt </text:span><text:span text:style-name="T26">su</text:span><text:span text:style-name="T26">r </text:span><text:span text:style-name="T26">u</text:span><text:span text:style-name="T26">n </text:span><text:span text:style-name="T26">se</text:span><text:span text:style-name="T26">ul. </text:span><text:span text:style-name="T26">Il </text:span><text:span text:style-name="T26">y </text:span><text:span text:style-name="T26">a </text:span><text:span text:style-name="T26">d</text:span><text:span text:style-name="T26">o</text:span><text:span text:style-name="T26">nc </text:span><text:span text:style-name="T26">pl</text:span><text:span text:style-name="T26">ei</text:span><text:span text:style-name="T26">n </text:span><text:span text:style-name="T26">d’</text:span><text:span text:style-name="T26">as</text:span><text:span text:style-name="T26">tu</text:span><text:span text:style-name="T26">ce</text:span><text:span text:style-name="T26">s </text:span><text:span text:style-name="T26">q</text:span><text:span text:style-name="T26">ui </text:span><text:span text:style-name="T26">fo</text:span><text:span text:style-name="T26">nt </text:span><text:span text:style-name="T26">q</text:span><text:span text:style-name="T26">u</text:span><text:span text:style-name="T26">e </text:span><text:span text:style-name="T26">la </text:span><text:span text:style-name="T26">re</text:span><text:span text:style-name="T26">pr</text:span><text:span text:style-name="T26">és</text:span><text:span text:style-name="T26">e</text:span><text:span text:style-name="T26">nt</text:span><text:span text:style-name="T26">ati</text:span><text:span text:style-name="T26">o</text:span><text:span text:style-name="T26">n </text:span><text:span text:style-name="T26">es</text:span><text:span text:style-name="T26">t </text:span><text:span text:style-name="T26">co</text:span><text:span text:style-name="T26">m</text:span><text:span text:style-name="T26">p</text:span><text:span text:style-name="T26">ati</text:span><text:span text:style-name="T26">bl</text:span><text:span text:style-name="T26">e </text:span><text:span text:style-name="T26">av</text:span><text:span text:style-name="T26">ec </text:span><text:span text:style-name="T26">H</text:span><text:span text:style-name="T26">T</text:span><text:span text:style-name="T26">T</text:span><text:span text:style-name="T26">P </text:span><text:span text:style-name="T26">m</text:span><text:span text:style-name="T26">ai</text:span><text:span text:style-name="T26">s </text:span><text:span text:style-name="T26">pl</text:span><text:span text:style-name="T26">us </text:span><text:span text:style-name="T26">co</text:span><text:span text:style-name="T26">m</text:span><text:span text:style-name="T26">p</text:span><text:span text:style-name="T26">ac</text:span><text:span text:style-name="T26">te</text:span><text:span text:style-name="T26">. </text:span></text:p>
              <text:p text:style-name="P42"><text:span text:style-name="T26"/></text:p>
            </draw:text-box>
          </draw:frame>
          <draw:custom-shape draw:name="Espace réservé du numéro de diapositive 3" draw:style-name="gr74" draw:text-style-name="P18" draw:layer="layout" svg:width="8.254cm" svg:height="1.273cm" svg:x="10.791cm" svg:y="24.126cm">
            <text:p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Titre_20_seul" presentation:presentation-page-layout-name="AL2T19">
        <office:forms form:automatic-focus="false" form:apply-design-mode="false"/>
        <draw:custom-shape draw:name="Shape 860" draw:style-name="gr70" draw:text-style-name="P14" draw:layer="layout" svg:width="1.057cm" svg:height="0.472cm" svg:x="0.212cm" svg:y="13.446cm">
          <text:p text:style-name="P13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1" draw:style-name="gr10" draw:text-style-name="P14" draw:layer="layout" svg:width="0.896cm" svg:height="0.614cm" svg:x="4.184cm" svg:y="2.583cm">
          <text:p text:style-name="P13"><text:span text:style-name="T9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10" draw:text-style-name="P14" draw:layer="layout" svg:width="1.667cm" svg:height="0.614cm" svg:x="5.842cm" svg:y="2.676cm">
          <text:p text:style-name="P13"><text:span text:style-name="T9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10" draw:text-style-name="P14" draw:layer="layout" svg:width="0.947cm" svg:height="0.614cm" svg:x="8.575cm" svg:y="2.628cm">
          <text:p text:style-name="P13"><text:span text:style-name="T9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71" draw:text-style-name="P15" draw:layer="layout" svg:width="20.988cm" svg:height="1.011cm" svg:x="2.634cm" svg:y="3.95cm">
          <text:p text:style-name="P13"><text:span text:style-name="T10">Token: </text:span><text:span text:style-name="T11">can be seen as a connection 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12" draw:text-style-name="P17" draw:layer="layout" svg:width="1.307cm" svg:height="0.75cm" svg:x="2.643cm" svg:y="3.197cm">
              <text:p text:style-name="P16"><text:span text:style-name="T12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13" draw:text-style-name="P18" draw:layer="layout" svg:width="0.001cm" svg:height="0.293cm" svg:x="3.297cm" svg:y="3.655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4" draw:text-style-name="P14" draw:layer="layout" svg:width="1.294cm" svg:height="0.678cm" svg:x="2.661cm" svg:y="2.628cm">
            <text:p text:style-name="P13"><text:span text:style-name="T9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5" draw:text-style-name="P19" draw:layer="layout" svg:width="1.307cm" svg:height="0.75cm" svg:x="3.96cm" svg:y="3.197cm">
          <text:p text:style-name="P16"><text:span text:style-name="T13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13" draw:text-style-name="P18" draw:layer="layout" svg:width="0.001cm" svg:height="0.293cm" svg:x="4.614cm" svg:y="3.655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6" draw:text-style-name="P20" draw:layer="layout" svg:width="2.588cm" svg:height="0.75cm" svg:x="5.301cm" svg:y="3.2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13" draw:text-style-name="P18" draw:layer="layout" svg:width="0.001cm" svg:height="0.293cm" svg:x="6.595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13" draw:text-style-name="P18" draw:layer="layout" svg:width="0.001cm" svg:height="0.293cm" svg:x="7.266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13" draw:text-style-name="P18" draw:layer="layout" svg:width="0.001cm" svg:height="0.293cm" svg:x="5.954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7" draw:text-style-name="P18" draw:layer="layout" svg:width="0.256cm" svg:height="1.025cm" svg:x="11.611cm" svg:y="4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18" draw:text-style-name="P21" draw:layer="layout" svg:width="5.225cm" svg:height="0.75cm" svg:x="7.911cm" svg:y="3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3" draw:text-style-name="P18" draw:layer="layout" svg:width="0.001cm" svg:height="0.293cm" svg:x="9.18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9" draw:text-style-name="P18" draw:layer="layout" svg:width="0.001cm" svg:height="0.533cm" svg:x="9.853cm" svg:y="3.377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3" draw:text-style-name="P18" draw:layer="layout" svg:width="0.001cm" svg:height="0.293cm" svg:x="8.54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13" draw:text-style-name="P18" draw:layer="layout" svg:width="0.001cm" svg:height="0.293cm" svg:x="11.181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13" draw:text-style-name="P18" draw:layer="layout" svg:width="0.001cm" svg:height="0.293cm" svg:x="11.85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13" draw:text-style-name="P18" draw:layer="layout" svg:width="0.001cm" svg:height="0.293cm" svg:x="10.54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3" draw:text-style-name="P18" draw:layer="layout" svg:width="0.001cm" svg:height="0.293cm" svg:x="12.509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2" draw:style-name="gr14" draw:text-style-name="P14" draw:layer="layout" svg:width="0.926cm" svg:height="0.678cm" svg:x="8.472cm" svg:y="3.056cm">
          <text:p text:style-name="P13"><text:span text:style-name="T9">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14" draw:text-style-name="P14" draw:layer="layout" svg:width="1.061cm" svg:height="0.678cm" svg:x="10.741cm" svg:y="3.079cm">
          <text:p text:style-name="P13"><text:span text:style-name="T9">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4" draw:style-name="gr72" draw:text-style-name="P22" draw:layer="layout" svg:width="10.472cm" svg:height="0.777cm" svg:x="13.15cm" svg:y="3.1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5" draw:text-style-name="P44" draw:layer="layout" svg:width="20.988cm" svg:height="1.011cm" svg:x="2.634cm" svg:y="4.99cm">
          <text:p text:style-name="P13"><text:span text:style-name="T10">Options: Class E (encryp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21" draw:text-style-name="P15" draw:layer="layout" svg:width="2.488cm" svg:height="1.011cm" svg:x="2.634cm" svg:y="8.142cm">
          <text:p text:style-name="P13"><text:span text:style-name="T12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22" draw:text-style-name="P23" draw:layer="layout" svg:width="18.626cm" svg:height="1.011cm" svg:x="2.658cm" svg:y="9.217cm">
          <text:p text:style-name="P13"><text:span text:style-name="T10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23" draw:text-style-name="P25" draw:layer="layout" svg:width="2.823cm" svg:height="0.614cm" svg:x="17.183cm" svg:y="3.297cm">
          <text:p text:style-name="P24"><text:span text:style-name="T9">messag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6" draw:text-style-name="P45" draw:layer="layout" svg:width="20.969cm" svg:height="1.011cm" svg:x="2.653cm" svg:y="6.032cm">
          <text:p text:style-name="P13"><text:span text:style-name="T10">Options: Class I (integrity 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7" draw:text-style-name="P46" draw:layer="layout" svg:width="20.969cm" svg:height="1.011cm" svg:x="2.653cm" svg:y="7.048cm">
          <text:p text:style-name="P13"><text:span text:style-name="T10">Options: Class U (un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texte 9" presentation:style-name="pr10" draw:text-style-name="P35" draw:layer="layout" svg:width="20.088cm" svg:height="0.766cm" svg:x="1.016cm" svg:y="0.208cm" presentation:class="outline" presentation:user-transformed="true">
          <draw:text-box>
            <text:list text:style-name="L6">
              <text:list-item>
                <text:p text:style-name="P34"><text:span text:style-name="T21">CoAP field classification</text:span></text:p>
              </text:list-item>
            </text:list>
          </draw:text-box>
        </draw:frame>
        <draw:custom-shape draw:style-name="gr78" draw:text-style-name="P10" draw:layer="layout" svg:width="0.254cm" svg:height="1.93cm" svg:x="2.232cm" svg:y="6.12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79" draw:text-style-name="P47" draw:layer="layout" svg:width="2.366cm" svg:height="1.39cm" svg:x="-0.08cm" svg:y="6.369cm">
          <draw:text-box>
            <text:p text:style-name="P4"><text:span text:style-name="T18">Outer </text:span><text:span text:style-name="T18">optio</text:span><text:span text:style-name="T18">ns</text:span></text:p>
          </draw:text-box>
        </draw:frame>
        <draw:frame draw:style-name="gr80" draw:text-style-name="P47" draw:layer="layout" svg:width="2.366cm" svg:height="1.427cm" svg:x="0.287cm" svg:y="4.826cm">
          <draw:text-box>
            <text:p text:style-name="P4"><text:span text:style-name="T18">Inner </text:span><text:span text:style-name="T18">optio</text:span><text:span text:style-name="T18">ns</text:span></text:p>
          </draw:text-box>
        </draw:frame>
        <presentation:notes draw:style-name="dp4">
          <draw:page-thumbnail draw:name="Espace réservé de l'image des diapositives 1" draw:style-name="gr3" draw:layer="layout" svg:width="19.797cm" svg:height="11.136cm" svg:x="0.601cm" svg:y="2.257cm" draw:page-number="11" presentation:class="page"/>
          <draw:frame draw:name="Espace réservé des notes 2" presentation:style-name="pr9" draw:text-style-name="P43" draw:layer="layout" svg:width="15.239cm" svg:height="11.429cm" svg:x="1.905cm" svg:y="12.065cm" presentation:class="notes" presentation:user-transformed="true">
            <draw:text-box>
              <text:p text:style-name="P42"><text:span text:style-name="T26">Hea</text:span><text:span text:style-name="T26">d</text:span><text:span text:style-name="T26">er </text:span><text:span text:style-name="T26">C</text:span><text:span text:style-name="T26">o</text:span><text:span text:style-name="T26">A</text:span><text:span text:style-name="T26">p </text:span><text:span text:style-name="T26">re</text:span><text:span text:style-name="T26">lat</text:span><text:span text:style-name="T26">iv</text:span><text:span text:style-name="T26">e</text:span><text:span text:style-name="T26">m</text:span><text:span text:style-name="T26">e</text:span><text:span text:style-name="T26">nt </text:span><text:span text:style-name="T26">C</text:span><text:span text:style-name="T26">o</text:span><text:span text:style-name="T26">A</text:span><text:span text:style-name="T26">P, </text:span><text:span text:style-name="T26">d</text:span><text:span text:style-name="T26">a</text:span><text:span text:style-name="T26">ns </text:span><text:span text:style-name="T26">le</text:span><text:span text:style-name="T26">q</text:span><text:span text:style-name="T26">u</text:span><text:span text:style-name="T26">el </text:span><text:span text:style-name="T26">vo</text:span><text:span text:style-name="T26">us </text:span><text:span text:style-name="T26">all</text:span><text:span text:style-name="T26">ez </text:span><text:span text:style-name="T26">av</text:span><text:span text:style-name="T26">oi</text:span><text:span text:style-name="T26">r </text:span><text:span text:style-name="T26">le</text:span><text:span text:style-name="T26">s </text:span><text:span text:style-name="T26">ve</text:span><text:span text:style-name="T26">rsi</text:span><text:span text:style-name="T26">o</text:span><text:span text:style-name="T26">ns </text:span><text:span text:style-name="T26">o</text:span><text:span text:style-name="T26">u </text:span><text:span text:style-name="T26">a</text:span><text:span text:style-name="T26">ut</text:span><text:span text:style-name="T26">re</text:span><text:span text:style-name="T26">. </text:span><text:span text:style-name="T26">O</text:span><text:span text:style-name="T26">n </text:span><text:span text:style-name="T26">n</text:span><text:span text:style-name="T26">e </text:span><text:span text:style-name="T26">va </text:span><text:span text:style-name="T26">p</text:span><text:span text:style-name="T26">as </text:span><text:span text:style-name="T26">re</text:span><text:span text:style-name="T26">nt</text:span><text:span text:style-name="T26">re</text:span><text:span text:style-name="T26">r </text:span><text:span text:style-name="T26">d</text:span><text:span text:style-name="T26">a</text:span><text:span text:style-name="T26">ns </text:span><text:span text:style-name="T26">le</text:span><text:span text:style-name="T26">s </text:span><text:span text:style-name="T26">d</text:span><text:span text:style-name="T26">ét</text:span><text:span text:style-name="T26">ail</text:span><text:span text:style-name="T26">s. </text:span></text:p>
              <text:p text:style-name="P42"><text:span text:style-name="T26">Obs</text:span><text:span text:style-name="T26">er</text:span><text:span text:style-name="T26">ve</text:span><text:span text:style-name="T26">z </text:span><text:span text:style-name="T26">q</text:span><text:span text:style-name="T26">u’i</text:span><text:span text:style-name="T26">ci </text:span><text:span text:style-name="T26">ce</text:span><text:span text:style-name="T26">p</text:span><text:span text:style-name="T26">e</text:span><text:span text:style-name="T26">n</text:span><text:span text:style-name="T26">d</text:span><text:span text:style-name="T26">a</text:span><text:span text:style-name="T26">nt </text:span><text:span text:style-name="T26">vo</text:span><text:span text:style-name="T26">us </text:span><text:span text:style-name="T26">av</text:span><text:span text:style-name="T26">ez </text:span><text:span text:style-name="T26">u</text:span><text:span text:style-name="T26">n </text:span><text:span text:style-name="T26">co</text:span><text:span text:style-name="T26">d</text:span><text:span text:style-name="T26">e, </text:span><text:span text:style-name="T26">q</text:span><text:span text:style-name="T26">ui </text:span><text:span text:style-name="T26">tie</text:span><text:span text:style-name="T26">nt </text:span><text:span text:style-name="T26">su</text:span><text:span text:style-name="T26">r </text:span><text:span text:style-name="T26">1 </text:span><text:span text:style-name="T26">oc</text:span><text:span text:style-name="T26">te</text:span><text:span text:style-name="T26">t, </text:span><text:span text:style-name="T26">re</text:span><text:span text:style-name="T26">pr</text:span><text:span text:style-name="T26">és</text:span><text:span text:style-name="T26">e</text:span><text:span text:style-name="T26">nt</text:span><text:span text:style-name="T26">e </text:span><text:span text:style-name="T26">dif</text:span><text:span text:style-name="T26">fé</text:span><text:span text:style-name="T26">re</text:span><text:span text:style-name="T26">nt</text:span><text:span text:style-name="T26">e </text:span><text:span text:style-name="T26">va</text:span><text:span text:style-name="T26">le</text:span><text:span text:style-name="T26">ur</text:span><text:span text:style-name="T26">. </text:span></text:p>
              <text:p text:style-name="P42"><text:span text:style-name="T26">Vou</text:span><text:span text:style-name="T26">s </text:span><text:span text:style-name="T26">co</text:span><text:span text:style-name="T26">n</text:span><text:span text:style-name="T26">n</text:span><text:span text:style-name="T26">ai</text:span><text:span text:style-name="T26">ss</text:span><text:span text:style-name="T26">ez </text:span><text:span text:style-name="T26">to</text:span><text:span text:style-name="T26">us </text:span><text:span text:style-name="T26">l’e</text:span><text:span text:style-name="T26">rr</text:span><text:span text:style-name="T26">e</text:span><text:span text:style-name="T26">ur </text:span><text:span text:style-name="T26">4</text:span><text:span text:style-name="T26">0</text:span><text:span text:style-name="T26">4 </text:span><text:span text:style-name="T26">e</text:span><text:span text:style-name="T26">n </text:span><text:span text:style-name="T26">H</text:span><text:span text:style-name="T26">T</text:span><text:span text:style-name="T26">T</text:span><text:span text:style-name="T26">P </text:span><text:span text:style-name="T26">= </text:span><text:span text:style-name="T26">3 </text:span><text:span text:style-name="T26">ca</text:span><text:span text:style-name="T26">ra</text:span><text:span text:style-name="T26">ct</text:span><text:span text:style-name="T26">èr</text:span><text:span text:style-name="T26">e </text:span><text:span text:style-name="T26">/ </text:span><text:span text:style-name="T26">ici </text:span><text:span text:style-name="T26">e</text:span><text:span text:style-name="T26">n </text:span><text:span text:style-name="T26">C</text:span><text:span text:style-name="T26">o</text:span><text:span text:style-name="T26">A</text:span><text:span text:style-name="T26">P </text:span><text:span text:style-name="T26">il </text:span><text:span text:style-name="T26">tie</text:span><text:span text:style-name="T26">nt </text:span><text:span text:style-name="T26">su</text:span><text:span text:style-name="T26">r </text:span><text:span text:style-name="T26">u</text:span><text:span text:style-name="T26">n </text:span><text:span text:style-name="T26">se</text:span><text:span text:style-name="T26">ul. </text:span><text:span text:style-name="T26">Il </text:span><text:span text:style-name="T26">y </text:span><text:span text:style-name="T26">a </text:span><text:span text:style-name="T26">d</text:span><text:span text:style-name="T26">o</text:span><text:span text:style-name="T26">nc </text:span><text:span text:style-name="T26">pl</text:span><text:span text:style-name="T26">ei</text:span><text:span text:style-name="T26">n </text:span><text:span text:style-name="T26">d’</text:span><text:span text:style-name="T26">as</text:span><text:span text:style-name="T26">tu</text:span><text:span text:style-name="T26">ce</text:span><text:span text:style-name="T26">s </text:span><text:span text:style-name="T26">q</text:span><text:span text:style-name="T26">ui </text:span><text:span text:style-name="T26">fo</text:span><text:span text:style-name="T26">nt </text:span><text:span text:style-name="T26">q</text:span><text:span text:style-name="T26">u</text:span><text:span text:style-name="T26">e </text:span><text:span text:style-name="T26">la </text:span><text:span text:style-name="T26">re</text:span><text:span text:style-name="T26">pr</text:span><text:span text:style-name="T26">és</text:span><text:span text:style-name="T26">e</text:span><text:span text:style-name="T26">nt</text:span><text:span text:style-name="T26">ati</text:span><text:span text:style-name="T26">o</text:span><text:span text:style-name="T26">n </text:span><text:span text:style-name="T26">es</text:span><text:span text:style-name="T26">t </text:span><text:span text:style-name="T26">co</text:span><text:span text:style-name="T26">m</text:span><text:span text:style-name="T26">p</text:span><text:span text:style-name="T26">ati</text:span><text:span text:style-name="T26">bl</text:span><text:span text:style-name="T26">e </text:span><text:span text:style-name="T26">av</text:span><text:span text:style-name="T26">ec </text:span><text:span text:style-name="T26">H</text:span><text:span text:style-name="T26">T</text:span><text:span text:style-name="T26">T</text:span><text:span text:style-name="T26">P </text:span><text:span text:style-name="T26">m</text:span><text:span text:style-name="T26">ai</text:span><text:span text:style-name="T26">s </text:span><text:span text:style-name="T26">pl</text:span><text:span text:style-name="T26">us </text:span><text:span text:style-name="T26">co</text:span><text:span text:style-name="T26">m</text:span><text:span text:style-name="T26">p</text:span><text:span text:style-name="T26">ac</text:span><text:span text:style-name="T26">te</text:span><text:span text:style-name="T26">. </text:span></text:p>
              <text:p text:style-name="P42"><text:span text:style-name="T26"/></text:p>
            </draw:text-box>
          </draw:frame>
          <draw:custom-shape draw:name="Espace réservé du numéro de diapositive 3" draw:style-name="gr74" draw:text-style-name="P18" draw:layer="layout" svg:width="8.254cm" svg:height="1.273cm" svg:x="10.791cm" svg:y="24.126cm">
            <text:p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3" draw:master-page-name="Titre_20_seul" presentation:presentation-page-layout-name="AL2T19">
        <office:forms form:automatic-focus="false" form:apply-design-mode="false"/>
        <draw:custom-shape draw:name="Shape 860" draw:style-name="gr70" draw:text-style-name="P14" draw:layer="layout" svg:width="1.057cm" svg:height="0.472cm" svg:x="0.212cm" svg:y="13.446cm">
          <text:p text:style-name="P13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1" draw:style-name="gr10" draw:text-style-name="P14" draw:layer="layout" svg:width="0.896cm" svg:height="0.614cm" svg:x="4.184cm" svg:y="2.583cm">
          <text:p text:style-name="P13"><text:span text:style-name="T9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10" draw:text-style-name="P14" draw:layer="layout" svg:width="1.667cm" svg:height="0.614cm" svg:x="5.842cm" svg:y="2.676cm">
          <text:p text:style-name="P13"><text:span text:style-name="T9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10" draw:text-style-name="P14" draw:layer="layout" svg:width="0.947cm" svg:height="0.614cm" svg:x="8.575cm" svg:y="2.628cm">
          <text:p text:style-name="P13"><text:span text:style-name="T9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71" draw:text-style-name="P15" draw:layer="layout" svg:width="20.988cm" svg:height="1.011cm" svg:x="2.634cm" svg:y="3.95cm">
          <text:p text:style-name="P13"><text:span text:style-name="T10">Token: </text:span><text:span text:style-name="T11">can be seen as a connection 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12" draw:text-style-name="P17" draw:layer="layout" svg:width="1.307cm" svg:height="0.75cm" svg:x="2.643cm" svg:y="3.197cm">
              <text:p text:style-name="P16"><text:span text:style-name="T12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13" draw:text-style-name="P18" draw:layer="layout" svg:width="0.001cm" svg:height="0.293cm" svg:x="3.297cm" svg:y="3.655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4" draw:text-style-name="P14" draw:layer="layout" svg:width="1.294cm" svg:height="0.678cm" svg:x="2.661cm" svg:y="2.628cm">
            <text:p text:style-name="P13"><text:span text:style-name="T9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5" draw:text-style-name="P19" draw:layer="layout" svg:width="1.307cm" svg:height="0.75cm" svg:x="3.96cm" svg:y="3.197cm">
          <text:p text:style-name="P16"><text:span text:style-name="T13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13" draw:text-style-name="P18" draw:layer="layout" svg:width="0.001cm" svg:height="0.293cm" svg:x="4.614cm" svg:y="3.655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6" draw:text-style-name="P20" draw:layer="layout" svg:width="2.588cm" svg:height="0.75cm" svg:x="5.301cm" svg:y="3.2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13" draw:text-style-name="P18" draw:layer="layout" svg:width="0.001cm" svg:height="0.293cm" svg:x="6.595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13" draw:text-style-name="P18" draw:layer="layout" svg:width="0.001cm" svg:height="0.293cm" svg:x="7.266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13" draw:text-style-name="P18" draw:layer="layout" svg:width="0.001cm" svg:height="0.293cm" svg:x="5.954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7" draw:text-style-name="P18" draw:layer="layout" svg:width="0.256cm" svg:height="1.025cm" svg:x="11.611cm" svg:y="4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18" draw:text-style-name="P21" draw:layer="layout" svg:width="5.225cm" svg:height="0.75cm" svg:x="7.911cm" svg:y="3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3" draw:text-style-name="P18" draw:layer="layout" svg:width="0.001cm" svg:height="0.293cm" svg:x="9.18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9" draw:text-style-name="P18" draw:layer="layout" svg:width="0.001cm" svg:height="0.533cm" svg:x="9.853cm" svg:y="3.377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3" draw:text-style-name="P18" draw:layer="layout" svg:width="0.001cm" svg:height="0.293cm" svg:x="8.54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13" draw:text-style-name="P18" draw:layer="layout" svg:width="0.001cm" svg:height="0.293cm" svg:x="11.181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13" draw:text-style-name="P18" draw:layer="layout" svg:width="0.001cm" svg:height="0.293cm" svg:x="11.85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13" draw:text-style-name="P18" draw:layer="layout" svg:width="0.001cm" svg:height="0.293cm" svg:x="10.54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3" draw:text-style-name="P18" draw:layer="layout" svg:width="0.001cm" svg:height="0.293cm" svg:x="12.509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2" draw:style-name="gr14" draw:text-style-name="P14" draw:layer="layout" svg:width="0.926cm" svg:height="0.678cm" svg:x="8.472cm" svg:y="3.056cm">
          <text:p text:style-name="P13"><text:span text:style-name="T9">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14" draw:text-style-name="P14" draw:layer="layout" svg:width="1.061cm" svg:height="0.678cm" svg:x="10.741cm" svg:y="3.079cm">
          <text:p text:style-name="P13"><text:span text:style-name="T9">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4" draw:style-name="gr72" draw:text-style-name="P22" draw:layer="layout" svg:width="10.472cm" svg:height="0.777cm" svg:x="13.15cm" svg:y="3.1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5" draw:text-style-name="P44" draw:layer="layout" svg:width="20.988cm" svg:height="1.011cm" svg:x="2.634cm" svg:y="4.99cm">
          <text:p text:style-name="P13"><text:span text:style-name="T10">Options: Class E (encryp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21" draw:text-style-name="P15" draw:layer="layout" svg:width="2.488cm" svg:height="1.011cm" svg:x="2.634cm" svg:y="8.142cm">
          <text:p text:style-name="P13"><text:span text:style-name="T12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22" draw:text-style-name="P23" draw:layer="layout" svg:width="18.626cm" svg:height="1.011cm" svg:x="2.658cm" svg:y="9.217cm">
          <text:p text:style-name="P13"><text:span text:style-name="T10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23" draw:text-style-name="P25" draw:layer="layout" svg:width="2.823cm" svg:height="0.614cm" svg:x="17.183cm" svg:y="3.297cm">
          <text:p text:style-name="P24"><text:span text:style-name="T9">messag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6" draw:text-style-name="P45" draw:layer="layout" svg:width="20.969cm" svg:height="1.011cm" svg:x="2.653cm" svg:y="6.032cm">
          <text:p text:style-name="P13"><text:span text:style-name="T10">Options: Class I (integrity 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7" draw:text-style-name="P46" draw:layer="layout" svg:width="20.969cm" svg:height="1.011cm" svg:x="2.653cm" svg:y="7.048cm">
          <text:p text:style-name="P13"><text:span text:style-name="T10">Options: Class U (un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1" draw:text-style-name="P48" draw:layer="layout" svg:width="20.988cm" svg:height="1.04cm" svg:x="2.634cm" svg:y="4.96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48" draw:layer="layout" svg:width="5.168cm" svg:height="0.75cm" svg:x="7.968cm" svg:y="3.20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8" draw:layer="layout" svg:width="18.626cm" svg:height="1.011cm" svg:x="2.658cm" svg:y="9.217cm">
          <text:p/>
          <draw:enhanced-geometry svg:viewBox="0 0 21600 21600" draw:type="rectangle" draw:enhanced-path="M 0 0 L 21600 0 21600 21600 0 21600 0 0 Z N"/>
        </draw:custom-shape>
        <draw:frame draw:name="Espace réservé du texte 9" presentation:style-name="pr11" draw:text-style-name="P35" draw:layer="layout" svg:width="20.088cm" svg:height="0.766cm" svg:x="1.016cm" svg:y="0.208cm" presentation:class="outline" presentation:user-transformed="true">
          <draw:text-box>
            <text:list text:style-name="L6">
              <text:list-item>
                <text:p text:style-name="P34"><text:span text:style-name="T21">CoAP field classification</text:span></text:p>
              </text:list-item>
            </text:list>
          </draw:text-box>
        </draw:frame>
        <draw:custom-shape draw:style-name="gr78" draw:text-style-name="P10" draw:layer="layout" svg:width="0.254cm" svg:height="1.93cm" svg:x="2.233cm" svg:y="6.12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79" draw:text-style-name="P49" draw:layer="layout" svg:width="2.366cm" svg:height="1.39cm" svg:x="-0.079cm" svg:y="6.37cm">
          <draw:text-box>
            <text:p text:style-name="P4"><text:span text:style-name="T18">Outer </text:span><text:span text:style-name="T18">optio</text:span><text:span text:style-name="T18">ns</text:span></text:p>
          </draw:text-box>
        </draw:frame>
        <draw:frame draw:style-name="gr80" draw:text-style-name="P5" draw:layer="layout" svg:width="2.366cm" svg:height="1.427cm" svg:x="0.288cm" svg:y="4.827cm">
          <draw:text-box>
            <text:p text:style-name="P4"><text:span text:style-name="T18">Inner </text:span><text:span text:style-name="T18">optio</text:span><text:span text:style-name="T18">ns</text:span></text:p>
          </draw:text-box>
        </draw:frame>
        <presentation:notes draw:style-name="dp4">
          <draw:page-thumbnail draw:name="Espace réservé de l'image des diapositives 1" draw:style-name="gr3" draw:layer="layout" svg:width="19.797cm" svg:height="11.136cm" svg:x="0.601cm" svg:y="2.257cm" draw:page-number="12" presentation:class="page"/>
          <draw:frame draw:name="Espace réservé des notes 2" presentation:style-name="pr9" draw:text-style-name="P43" draw:layer="layout" svg:width="15.239cm" svg:height="11.429cm" svg:x="1.905cm" svg:y="12.065cm" presentation:class="notes" presentation:user-transformed="true">
            <draw:text-box>
              <text:p text:style-name="P42"><text:span text:style-name="T26">Hea</text:span><text:span text:style-name="T26">d</text:span><text:span text:style-name="T26">er </text:span><text:span text:style-name="T26">C</text:span><text:span text:style-name="T26">o</text:span><text:span text:style-name="T26">A</text:span><text:span text:style-name="T26">p </text:span><text:span text:style-name="T26">re</text:span><text:span text:style-name="T26">lat</text:span><text:span text:style-name="T26">iv</text:span><text:span text:style-name="T26">e</text:span><text:span text:style-name="T26">m</text:span><text:span text:style-name="T26">e</text:span><text:span text:style-name="T26">nt </text:span><text:span text:style-name="T26">C</text:span><text:span text:style-name="T26">o</text:span><text:span text:style-name="T26">A</text:span><text:span text:style-name="T26">P, </text:span><text:span text:style-name="T26">d</text:span><text:span text:style-name="T26">a</text:span><text:span text:style-name="T26">ns </text:span><text:span text:style-name="T26">le</text:span><text:span text:style-name="T26">q</text:span><text:span text:style-name="T26">u</text:span><text:span text:style-name="T26">el </text:span><text:span text:style-name="T26">vo</text:span><text:span text:style-name="T26">us </text:span><text:span text:style-name="T26">all</text:span><text:span text:style-name="T26">ez </text:span><text:span text:style-name="T26">av</text:span><text:span text:style-name="T26">oi</text:span><text:span text:style-name="T26">r </text:span><text:span text:style-name="T26">le</text:span><text:span text:style-name="T26">s </text:span><text:span text:style-name="T26">ve</text:span><text:span text:style-name="T26">rsi</text:span><text:span text:style-name="T26">o</text:span><text:span text:style-name="T26">ns </text:span><text:span text:style-name="T26">o</text:span><text:span text:style-name="T26">u </text:span><text:span text:style-name="T26">a</text:span><text:span text:style-name="T26">ut</text:span><text:span text:style-name="T26">re</text:span><text:span text:style-name="T26">. </text:span><text:span text:style-name="T26">O</text:span><text:span text:style-name="T26">n </text:span><text:span text:style-name="T26">n</text:span><text:span text:style-name="T26">e </text:span><text:span text:style-name="T26">va </text:span><text:span text:style-name="T26">p</text:span><text:span text:style-name="T26">as </text:span><text:span text:style-name="T26">re</text:span><text:span text:style-name="T26">nt</text:span><text:span text:style-name="T26">re</text:span><text:span text:style-name="T26">r </text:span><text:span text:style-name="T26">d</text:span><text:span text:style-name="T26">a</text:span><text:span text:style-name="T26">ns </text:span><text:span text:style-name="T26">le</text:span><text:span text:style-name="T26">s </text:span><text:span text:style-name="T26">d</text:span><text:span text:style-name="T26">ét</text:span><text:span text:style-name="T26">ail</text:span><text:span text:style-name="T26">s. </text:span></text:p>
              <text:p text:style-name="P42"><text:span text:style-name="T26">Obs</text:span><text:span text:style-name="T26">er</text:span><text:span text:style-name="T26">ve</text:span><text:span text:style-name="T26">z </text:span><text:span text:style-name="T26">q</text:span><text:span text:style-name="T26">u’i</text:span><text:span text:style-name="T26">ci </text:span><text:span text:style-name="T26">ce</text:span><text:span text:style-name="T26">p</text:span><text:span text:style-name="T26">e</text:span><text:span text:style-name="T26">n</text:span><text:span text:style-name="T26">d</text:span><text:span text:style-name="T26">a</text:span><text:span text:style-name="T26">nt </text:span><text:span text:style-name="T26">vo</text:span><text:span text:style-name="T26">us </text:span><text:span text:style-name="T26">av</text:span><text:span text:style-name="T26">ez </text:span><text:span text:style-name="T26">u</text:span><text:span text:style-name="T26">n </text:span><text:span text:style-name="T26">co</text:span><text:span text:style-name="T26">d</text:span><text:span text:style-name="T26">e, </text:span><text:span text:style-name="T26">q</text:span><text:span text:style-name="T26">ui </text:span><text:span text:style-name="T26">tie</text:span><text:span text:style-name="T26">nt </text:span><text:span text:style-name="T26">su</text:span><text:span text:style-name="T26">r </text:span><text:span text:style-name="T26">1 </text:span><text:span text:style-name="T26">oc</text:span><text:span text:style-name="T26">te</text:span><text:span text:style-name="T26">t, </text:span><text:span text:style-name="T26">re</text:span><text:span text:style-name="T26">pr</text:span><text:span text:style-name="T26">és</text:span><text:span text:style-name="T26">e</text:span><text:span text:style-name="T26">nt</text:span><text:span text:style-name="T26">e </text:span><text:span text:style-name="T26">dif</text:span><text:span text:style-name="T26">fé</text:span><text:span text:style-name="T26">re</text:span><text:span text:style-name="T26">nt</text:span><text:span text:style-name="T26">e </text:span><text:span text:style-name="T26">va</text:span><text:span text:style-name="T26">le</text:span><text:span text:style-name="T26">ur</text:span><text:span text:style-name="T26">. </text:span></text:p>
              <text:p text:style-name="P42"><text:span text:style-name="T26">Vou</text:span><text:span text:style-name="T26">s </text:span><text:span text:style-name="T26">co</text:span><text:span text:style-name="T26">n</text:span><text:span text:style-name="T26">n</text:span><text:span text:style-name="T26">ai</text:span><text:span text:style-name="T26">ss</text:span><text:span text:style-name="T26">ez </text:span><text:span text:style-name="T26">to</text:span><text:span text:style-name="T26">us </text:span><text:span text:style-name="T26">l’e</text:span><text:span text:style-name="T26">rr</text:span><text:span text:style-name="T26">e</text:span><text:span text:style-name="T26">ur </text:span><text:span text:style-name="T26">4</text:span><text:span text:style-name="T26">0</text:span><text:span text:style-name="T26">4 </text:span><text:span text:style-name="T26">e</text:span><text:span text:style-name="T26">n </text:span><text:span text:style-name="T26">H</text:span><text:span text:style-name="T26">T</text:span><text:span text:style-name="T26">T</text:span><text:span text:style-name="T26">P </text:span><text:span text:style-name="T26">= </text:span><text:span text:style-name="T26">3 </text:span><text:span text:style-name="T26">ca</text:span><text:span text:style-name="T26">ra</text:span><text:span text:style-name="T26">ct</text:span><text:span text:style-name="T26">èr</text:span><text:span text:style-name="T26">e </text:span><text:span text:style-name="T26">/ </text:span><text:span text:style-name="T26">ici </text:span><text:span text:style-name="T26">e</text:span><text:span text:style-name="T26">n </text:span><text:span text:style-name="T26">C</text:span><text:span text:style-name="T26">o</text:span><text:span text:style-name="T26">A</text:span><text:span text:style-name="T26">P </text:span><text:span text:style-name="T26">il </text:span><text:span text:style-name="T26">tie</text:span><text:span text:style-name="T26">nt </text:span><text:span text:style-name="T26">su</text:span><text:span text:style-name="T26">r </text:span><text:span text:style-name="T26">u</text:span><text:span text:style-name="T26">n </text:span><text:span text:style-name="T26">se</text:span><text:span text:style-name="T26">ul. </text:span><text:span text:style-name="T26">Il </text:span><text:span text:style-name="T26">y </text:span><text:span text:style-name="T26">a </text:span><text:span text:style-name="T26">d</text:span><text:span text:style-name="T26">o</text:span><text:span text:style-name="T26">nc </text:span><text:span text:style-name="T26">pl</text:span><text:span text:style-name="T26">ei</text:span><text:span text:style-name="T26">n </text:span><text:span text:style-name="T26">d’</text:span><text:span text:style-name="T26">as</text:span><text:span text:style-name="T26">tu</text:span><text:span text:style-name="T26">ce</text:span><text:span text:style-name="T26">s </text:span><text:span text:style-name="T26">q</text:span><text:span text:style-name="T26">ui </text:span><text:span text:style-name="T26">fo</text:span><text:span text:style-name="T26">nt </text:span><text:span text:style-name="T26">q</text:span><text:span text:style-name="T26">u</text:span><text:span text:style-name="T26">e </text:span><text:span text:style-name="T26">la </text:span><text:span text:style-name="T26">re</text:span><text:span text:style-name="T26">pr</text:span><text:span text:style-name="T26">és</text:span><text:span text:style-name="T26">e</text:span><text:span text:style-name="T26">nt</text:span><text:span text:style-name="T26">ati</text:span><text:span text:style-name="T26">o</text:span><text:span text:style-name="T26">n </text:span><text:span text:style-name="T26">es</text:span><text:span text:style-name="T26">t </text:span><text:span text:style-name="T26">co</text:span><text:span text:style-name="T26">m</text:span><text:span text:style-name="T26">p</text:span><text:span text:style-name="T26">ati</text:span><text:span text:style-name="T26">bl</text:span><text:span text:style-name="T26">e </text:span><text:span text:style-name="T26">av</text:span><text:span text:style-name="T26">ec </text:span><text:span text:style-name="T26">H</text:span><text:span text:style-name="T26">T</text:span><text:span text:style-name="T26">T</text:span><text:span text:style-name="T26">P </text:span><text:span text:style-name="T26">m</text:span><text:span text:style-name="T26">ai</text:span><text:span text:style-name="T26">s </text:span><text:span text:style-name="T26">pl</text:span><text:span text:style-name="T26">us </text:span><text:span text:style-name="T26">co</text:span><text:span text:style-name="T26">m</text:span><text:span text:style-name="T26">p</text:span><text:span text:style-name="T26">ac</text:span><text:span text:style-name="T26">te</text:span><text:span text:style-name="T26">. </text:span></text:p>
              <text:p text:style-name="P42"><text:span text:style-name="T26"/></text:p>
            </draw:text-box>
          </draw:frame>
          <draw:custom-shape draw:name="Espace réservé du numéro de diapositive 3" draw:style-name="gr74" draw:text-style-name="P18" draw:layer="layout" svg:width="8.254cm" svg:height="1.273cm" svg:x="10.791cm" svg:y="24.126cm">
            <text:p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3" draw:master-page-name="Titre_20_seul" presentation:presentation-page-layout-name="AL2T19">
        <office:forms form:automatic-focus="false" form:apply-design-mode="false"/>
        <draw:custom-shape draw:name="Shape 860" draw:style-name="gr70" draw:text-style-name="P14" draw:layer="layout" svg:width="1.057cm" svg:height="0.472cm" svg:x="0.212cm" svg:y="13.446cm">
          <text:p text:style-name="P13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1" draw:style-name="gr10" draw:text-style-name="P14" draw:layer="layout" svg:width="0.896cm" svg:height="0.614cm" svg:x="4.184cm" svg:y="2.583cm">
          <text:p text:style-name="P13"><text:span text:style-name="T9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10" draw:text-style-name="P14" draw:layer="layout" svg:width="1.667cm" svg:height="0.614cm" svg:x="5.842cm" svg:y="2.676cm">
          <text:p text:style-name="P13"><text:span text:style-name="T9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10" draw:text-style-name="P14" draw:layer="layout" svg:width="0.947cm" svg:height="0.614cm" svg:x="8.575cm" svg:y="2.628cm">
          <text:p text:style-name="P13"><text:span text:style-name="T9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71" draw:text-style-name="P15" draw:layer="layout" svg:width="20.988cm" svg:height="1.011cm" svg:x="2.634cm" svg:y="3.95cm">
          <text:p text:style-name="P13"><text:span text:style-name="T10">Token: </text:span><text:span text:style-name="T11">can be seen as a connection 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12" draw:text-style-name="P17" draw:layer="layout" svg:width="1.307cm" svg:height="0.75cm" svg:x="2.643cm" svg:y="3.197cm">
              <text:p text:style-name="P16"><text:span text:style-name="T12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13" draw:text-style-name="P18" draw:layer="layout" svg:width="0.001cm" svg:height="0.293cm" svg:x="3.297cm" svg:y="3.655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4" draw:text-style-name="P14" draw:layer="layout" svg:width="1.294cm" svg:height="0.678cm" svg:x="2.661cm" svg:y="2.628cm">
            <text:p text:style-name="P13"><text:span text:style-name="T9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5" draw:text-style-name="P19" draw:layer="layout" svg:width="1.307cm" svg:height="0.75cm" svg:x="3.96cm" svg:y="3.197cm">
          <text:p text:style-name="P16"><text:span text:style-name="T13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13" draw:text-style-name="P18" draw:layer="layout" svg:width="0.001cm" svg:height="0.293cm" svg:x="4.614cm" svg:y="3.655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6" draw:text-style-name="P20" draw:layer="layout" svg:width="2.588cm" svg:height="0.75cm" svg:x="5.301cm" svg:y="3.2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13" draw:text-style-name="P18" draw:layer="layout" svg:width="0.001cm" svg:height="0.293cm" svg:x="6.595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13" draw:text-style-name="P18" draw:layer="layout" svg:width="0.001cm" svg:height="0.293cm" svg:x="7.266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13" draw:text-style-name="P18" draw:layer="layout" svg:width="0.001cm" svg:height="0.293cm" svg:x="5.954cm" svg:y="3.583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7" draw:text-style-name="P18" draw:layer="layout" svg:width="0.256cm" svg:height="1.025cm" svg:x="11.611cm" svg:y="4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84" draw:text-style-name="P50" draw:layer="layout" svg:width="5.225cm" svg:height="0.75cm" svg:x="7.911cm" svg:y="3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13" draw:text-style-name="P18" draw:layer="layout" svg:width="0.001cm" svg:height="0.293cm" svg:x="9.18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9" draw:text-style-name="P18" draw:layer="layout" svg:width="0.001cm" svg:height="0.533cm" svg:x="9.853cm" svg:y="3.377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3" draw:text-style-name="P18" draw:layer="layout" svg:width="0.001cm" svg:height="0.293cm" svg:x="8.54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13" draw:text-style-name="P18" draw:layer="layout" svg:width="0.001cm" svg:height="0.293cm" svg:x="11.181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13" draw:text-style-name="P18" draw:layer="layout" svg:width="0.001cm" svg:height="0.293cm" svg:x="11.852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13" draw:text-style-name="P18" draw:layer="layout" svg:width="0.001cm" svg:height="0.293cm" svg:x="10.54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3" draw:text-style-name="P18" draw:layer="layout" svg:width="0.001cm" svg:height="0.293cm" svg:x="12.509cm" svg:y="3.6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4" draw:style-name="gr72" draw:text-style-name="P22" draw:layer="layout" svg:width="10.472cm" svg:height="0.777cm" svg:x="13.15cm" svg:y="3.1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21" draw:text-style-name="P15" draw:layer="layout" svg:width="2.488cm" svg:height="1.011cm" svg:x="2.653cm" svg:y="8.147cm">
          <text:p text:style-name="P13"><text:span text:style-name="T12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85" draw:text-style-name="P15" draw:layer="layout" svg:width="18.626cm" svg:height="3.224cm" svg:x="2.653cm" svg:y="9.222cm">
          <text:p text:style-name="P13"><text:span text:style-name="T10">(to be filled with encrypted 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23" draw:text-style-name="P25" draw:layer="layout" svg:width="2.823cm" svg:height="0.614cm" svg:x="17.183cm" svg:y="3.297cm">
          <text:p text:style-name="P24"><text:span text:style-name="T9">messag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6" draw:text-style-name="P45" draw:layer="layout" svg:width="20.969cm" svg:height="1.011cm" svg:x="2.634cm" svg:y="5.021cm">
          <text:p text:style-name="P13"><text:span text:style-name="T10">Options: Class I (integrity 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7" draw:text-style-name="P46" draw:layer="layout" svg:width="20.969cm" svg:height="1.011cm" svg:x="2.653cm" svg:y="6.101cm">
          <text:p text:style-name="P13"><text:span text:style-name="T10">Options: Class U (un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6" draw:text-style-name="P27" draw:layer="layout" svg:width="3.048cm" svg:height="0.762cm" svg:x="9.144cm" svg:y="3.17cm">
          <draw:text-box>
            <text:p><text:span text:style-name="T15">POST/</text:span><text:span text:style-name="T15">FETCH</text:span></text:p>
          </draw:text-box>
        </draw:frame>
        <draw:frame draw:name="Espace réservé du texte 9" presentation:style-name="pr12" draw:text-style-name="P35" draw:layer="layout" svg:width="20.088cm" svg:height="0.766cm" svg:x="1.016cm" svg:y="0.208cm" presentation:class="outline" presentation:user-transformed="true">
          <draw:text-box>
            <text:list text:style-name="L6">
              <text:list-item>
                <text:p text:style-name="P34"><text:span text:style-name="T21">Prepare target OSCORE message</text:span></text:p>
              </text:list-item>
            </text:list>
          </draw:text-box>
        </draw:frame>
        <draw:custom-shape draw:style-name="gr34" draw:text-style-name="P10" draw:layer="layout" svg:width="0.254cm" svg:height="2.286cm" svg:x="2.032cm" svg:y="4.82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49" draw:layer="layout" svg:width="2.816cm" svg:height="2.056cm" draw:transform="rotate (1.5707963267949) translate (0.3cm 7.366cm)">
          <draw:text-box>
            <text:p text:style-name="P28">Outer options</text:p>
          </draw:text-box>
        </draw:frame>
        <draw:custom-shape draw:style-name="gr88" draw:text-style-name="P10" draw:layer="layout" svg:width="0.254cm" svg:height="3.103cm" svg:x="2.033cm" svg:y="9.34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7" draw:text-style-name="P49" draw:layer="layout" svg:width="2.816cm" svg:height="2.056cm" draw:transform="rotate (1.5707963267949) translate (0.3cm 12.282cm)">
          <draw:text-box>
            <text:p text:style-name="P28">Inner options</text:p>
          </draw:text-box>
        </draw:frame>
        <draw:custom-shape draw:name="Shape 895" draw:style-name="gr89" draw:text-style-name="P51" draw:layer="layout" svg:width="10.555cm" svg:height="1.011cm" svg:x="2.653cm" svg:y="7.112cm">
          <text:p text:style-name="P13"><text:span text:style-name="T10">Object Security Option (OS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Espace réservé de l'image des diapositives 1" draw:style-name="gr3" draw:layer="layout" svg:width="19.797cm" svg:height="11.136cm" svg:x="0.601cm" svg:y="2.257cm" draw:page-number="13" presentation:class="page"/>
          <draw:frame draw:name="Espace réservé des notes 2" presentation:style-name="pr9" draw:text-style-name="P52" draw:layer="layout" svg:width="15.239cm" svg:height="11.429cm" svg:x="1.905cm" svg:y="12.065cm" presentation:class="notes" presentation:user-transformed="true">
            <draw:text-box>
              <text:p text:style-name="P42"><text:span text:style-name="T26">Hea</text:span><text:span text:style-name="T26">d</text:span><text:span text:style-name="T26">er </text:span><text:span text:style-name="T26">C</text:span><text:span text:style-name="T26">o</text:span><text:span text:style-name="T26">A</text:span><text:span text:style-name="T26">p </text:span><text:span text:style-name="T26">re</text:span><text:span text:style-name="T26">lat</text:span><text:span text:style-name="T26">iv</text:span><text:span text:style-name="T26">e</text:span><text:span text:style-name="T26">m</text:span><text:span text:style-name="T26">e</text:span><text:span text:style-name="T26">nt </text:span><text:span text:style-name="T26">C</text:span><text:span text:style-name="T26">o</text:span><text:span text:style-name="T26">A</text:span><text:span text:style-name="T26">P, </text:span><text:span text:style-name="T26">d</text:span><text:span text:style-name="T26">a</text:span><text:span text:style-name="T26">ns </text:span><text:span text:style-name="T26">le</text:span><text:span text:style-name="T26">q</text:span><text:span text:style-name="T26">u</text:span><text:span text:style-name="T26">el </text:span><text:span text:style-name="T26">vo</text:span><text:span text:style-name="T26">us </text:span><text:span text:style-name="T26">all</text:span><text:span text:style-name="T26">ez </text:span><text:span text:style-name="T26">av</text:span><text:span text:style-name="T26">oi</text:span><text:span text:style-name="T26">r </text:span><text:span text:style-name="T26">le</text:span><text:span text:style-name="T26">s </text:span><text:span text:style-name="T26">ve</text:span><text:span text:style-name="T26">rsi</text:span><text:span text:style-name="T26">o</text:span><text:span text:style-name="T26">ns </text:span><text:span text:style-name="T26">o</text:span><text:span text:style-name="T26">u </text:span><text:span text:style-name="T26">a</text:span><text:span text:style-name="T26">ut</text:span><text:span text:style-name="T26">re</text:span><text:span text:style-name="T26">. </text:span><text:span text:style-name="T26">O</text:span><text:span text:style-name="T26">n </text:span><text:span text:style-name="T26">n</text:span><text:span text:style-name="T26">e </text:span><text:span text:style-name="T26">va </text:span><text:span text:style-name="T26">p</text:span><text:span text:style-name="T26">as </text:span><text:span text:style-name="T26">re</text:span><text:span text:style-name="T26">nt</text:span><text:span text:style-name="T26">re</text:span><text:span text:style-name="T26">r </text:span><text:span text:style-name="T26">d</text:span><text:span text:style-name="T26">a</text:span><text:span text:style-name="T26">ns </text:span><text:span text:style-name="T26">le</text:span><text:span text:style-name="T26">s </text:span><text:span text:style-name="T26">d</text:span><text:span text:style-name="T26">ét</text:span><text:span text:style-name="T26">ail</text:span><text:span text:style-name="T26">s. </text:span></text:p>
              <text:p text:style-name="P42"><text:span text:style-name="T26">Obs</text:span><text:span text:style-name="T26">er</text:span><text:span text:style-name="T26">ve</text:span><text:span text:style-name="T26">z </text:span><text:span text:style-name="T26">q</text:span><text:span text:style-name="T26">u’i</text:span><text:span text:style-name="T26">ci </text:span><text:span text:style-name="T26">ce</text:span><text:span text:style-name="T26">p</text:span><text:span text:style-name="T26">e</text:span><text:span text:style-name="T26">n</text:span><text:span text:style-name="T26">d</text:span><text:span text:style-name="T26">a</text:span><text:span text:style-name="T26">nt </text:span><text:span text:style-name="T26">vo</text:span><text:span text:style-name="T26">us </text:span><text:span text:style-name="T26">av</text:span><text:span text:style-name="T26">ez </text:span><text:span text:style-name="T26">u</text:span><text:span text:style-name="T26">n </text:span><text:span text:style-name="T26">co</text:span><text:span text:style-name="T26">d</text:span><text:span text:style-name="T26">e, </text:span><text:span text:style-name="T26">q</text:span><text:span text:style-name="T26">ui </text:span><text:span text:style-name="T26">tie</text:span><text:span text:style-name="T26">nt </text:span><text:span text:style-name="T26">su</text:span><text:span text:style-name="T26">r </text:span><text:span text:style-name="T26">1 </text:span><text:span text:style-name="T26">oc</text:span><text:span text:style-name="T26">te</text:span><text:span text:style-name="T26">t, </text:span><text:span text:style-name="T26">re</text:span><text:span text:style-name="T26">pr</text:span><text:span text:style-name="T26">és</text:span><text:span text:style-name="T26">e</text:span><text:span text:style-name="T26">nt</text:span><text:span text:style-name="T26">e </text:span><text:span text:style-name="T26">dif</text:span><text:span text:style-name="T26">fé</text:span><text:span text:style-name="T26">re</text:span><text:span text:style-name="T26">nt</text:span><text:span text:style-name="T26">e </text:span><text:span text:style-name="T26">va</text:span><text:span text:style-name="T26">le</text:span><text:span text:style-name="T26">ur</text:span><text:span text:style-name="T26">. </text:span></text:p>
              <text:p text:style-name="P42"><text:span text:style-name="T26">Vou</text:span><text:span text:style-name="T26">s </text:span><text:span text:style-name="T26">co</text:span><text:span text:style-name="T26">n</text:span><text:span text:style-name="T26">n</text:span><text:span text:style-name="T26">ai</text:span><text:span text:style-name="T26">ss</text:span><text:span text:style-name="T26">ez </text:span><text:span text:style-name="T26">to</text:span><text:span text:style-name="T26">us </text:span><text:span text:style-name="T26">l’e</text:span><text:span text:style-name="T26">rr</text:span><text:span text:style-name="T26">e</text:span><text:span text:style-name="T26">ur </text:span><text:span text:style-name="T26">4</text:span><text:span text:style-name="T26">0</text:span><text:span text:style-name="T26">4 </text:span><text:span text:style-name="T26">e</text:span><text:span text:style-name="T26">n </text:span><text:span text:style-name="T26">H</text:span><text:span text:style-name="T26">T</text:span><text:span text:style-name="T26">T</text:span><text:span text:style-name="T26">P </text:span><text:span text:style-name="T26">= </text:span><text:span text:style-name="T26">3 </text:span><text:span text:style-name="T26">ca</text:span><text:span text:style-name="T26">ra</text:span><text:span text:style-name="T26">ct</text:span><text:span text:style-name="T26">èr</text:span><text:span text:style-name="T26">e </text:span><text:span text:style-name="T26">/ </text:span><text:span text:style-name="T26">ici </text:span><text:span text:style-name="T26">e</text:span><text:span text:style-name="T26">n </text:span><text:span text:style-name="T26">C</text:span><text:span text:style-name="T26">o</text:span><text:span text:style-name="T26">A</text:span><text:span text:style-name="T26">P </text:span><text:span text:style-name="T26">il </text:span><text:span text:style-name="T26">tie</text:span><text:span text:style-name="T26">nt </text:span><text:span text:style-name="T26">su</text:span><text:span text:style-name="T26">r </text:span><text:span text:style-name="T26">u</text:span><text:span text:style-name="T26">n </text:span><text:span text:style-name="T26">se</text:span><text:span text:style-name="T26">ul. </text:span><text:span text:style-name="T26">Il </text:span><text:span text:style-name="T26">y </text:span><text:span text:style-name="T26">a </text:span><text:span text:style-name="T26">d</text:span><text:span text:style-name="T26">o</text:span><text:span text:style-name="T26">nc </text:span><text:span text:style-name="T26">pl</text:span><text:span text:style-name="T26">ei</text:span><text:span text:style-name="T26">n </text:span><text:span text:style-name="T26">d’</text:span><text:span text:style-name="T26">as</text:span><text:span text:style-name="T26">tu</text:span><text:span text:style-name="T26">ce</text:span><text:span text:style-name="T26">s </text:span><text:span text:style-name="T26">q</text:span><text:span text:style-name="T26">ui </text:span><text:span text:style-name="T26">fo</text:span><text:span text:style-name="T26">nt </text:span><text:span text:style-name="T26">q</text:span><text:span text:style-name="T26">u</text:span><text:span text:style-name="T26">e </text:span><text:span text:style-name="T26">la </text:span><text:span text:style-name="T26">re</text:span><text:span text:style-name="T26">pr</text:span><text:span text:style-name="T26">és</text:span><text:span text:style-name="T26">e</text:span><text:span text:style-name="T26">nt</text:span><text:span text:style-name="T26">ati</text:span><text:span text:style-name="T26">o</text:span><text:span text:style-name="T26">n </text:span><text:span text:style-name="T26">es</text:span><text:span text:style-name="T26">t </text:span><text:span text:style-name="T26">co</text:span><text:span text:style-name="T26">m</text:span><text:span text:style-name="T26">p</text:span><text:span text:style-name="T26">ati</text:span><text:span text:style-name="T26">bl</text:span><text:span text:style-name="T26">e </text:span><text:span text:style-name="T26">av</text:span><text:span text:style-name="T26">ec </text:span><text:span text:style-name="T26">H</text:span><text:span text:style-name="T26">T</text:span><text:span text:style-name="T26">T</text:span><text:span text:style-name="T26">P </text:span><text:span text:style-name="T26">m</text:span><text:span text:style-name="T26">ai</text:span><text:span text:style-name="T26">s </text:span><text:span text:style-name="T26">pl</text:span><text:span text:style-name="T26">us </text:span><text:span text:style-name="T26">co</text:span><text:span text:style-name="T26">m</text:span><text:span text:style-name="T26">p</text:span><text:span text:style-name="T26">ac</text:span><text:span text:style-name="T26">te</text:span><text:span text:style-name="T26">. </text:span></text:p>
              <text:p text:style-name="P42"><text:span text:style-name="T26"/></text:p>
            </draw:text-box>
          </draw:frame>
          <draw:custom-shape draw:name="Espace réservé du numéro de diapositive 3" draw:style-name="gr74" draw:text-style-name="P18" draw:layer="layout" svg:width="8.254cm" svg:height="1.273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3" draw:master-page-name="Titre_20_seul" presentation:presentation-page-layout-name="AL2T19">
        <office:forms form:automatic-focus="false" form:apply-design-mode="false"/>
        <draw:frame presentation:style-name="pr13" draw:layer="layout" svg:width="20.088cm" svg:height="1.249cm" svg:x="1.1cm" svg:y="0cm" presentation:class="title">
          <draw:text-box>
            <text:p>OSCORE Plaintext</text:p>
          </draw:text-box>
        </draw:frame>
        <draw:custom-shape draw:name="Shape 895" draw:style-name="gr90" draw:text-style-name="P44" draw:layer="layout" svg:width="17.178cm" svg:height="1.011cm" svg:x="1.464cm" svg:y="4.514cm">
          <text:p text:style-name="P13"><text:span text:style-name="T10">Options: Class E (encryp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91" draw:text-style-name="P21" draw:layer="layout" svg:width="5.225cm" svg:height="0.903cm" svg:x="1.464cm" svg:y="3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92" draw:text-style-name="P18" draw:layer="layout" svg:width="0.001cm" svg:height="0.114cm" svg:x="2.735cm" svg:y="4.3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92" draw:text-style-name="P18" draw:layer="layout" svg:width="0.005cm" svg:height="0.113cm" svg:x="3.402cm" svg:y="4.297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13" draw:text-style-name="P18" draw:layer="layout" svg:width="0.001cm" svg:height="0.293cm" svg:x="2.095cm" svg:y="4.1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92" draw:text-style-name="P18" draw:layer="layout" svg:width="0.001cm" svg:height="0.114cm" svg:x="4.734cm" svg:y="4.3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92" draw:text-style-name="P18" draw:layer="layout" svg:width="0.001cm" svg:height="0.114cm" svg:x="5.405cm" svg:y="4.3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92" draw:text-style-name="P18" draw:layer="layout" svg:width="0.001cm" svg:height="0.114cm" svg:x="4.093cm" svg:y="4.3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13" draw:text-style-name="P18" draw:layer="layout" svg:width="0.001cm" svg:height="0.293cm" svg:x="6.062cm" svg:y="4.1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frame draw:style-name="gr4" draw:text-style-name="P53" draw:layer="layout" svg:width="4.318cm" svg:height="0.962cm" svg:x="2.371cm" svg:y="3.456cm">
          <draw:text-box>
            <text:p><text:span text:style-name="T27">CoA</text:span><text:span text:style-name="T27">P </text:span><text:span text:style-name="T27">Cod</text:span><text:span text:style-name="T27">e</text:span></text:p>
          </draw:text-box>
        </draw:frame>
        <draw:custom-shape draw:style-name="gr93" draw:text-style-name="P54" draw:layer="layout" svg:width="5.24cm" svg:height="1.079cm" svg:x="1.464cm" svg:y="5.525cm">
          <text:p text:style-name="P28"><text:span text:style-name="T4">FF</text:span></text:p>
          <draw:enhanced-geometry svg:viewBox="0 0 21600 21600" draw:type="rectangle" draw:enhanced-path="M 0 0 L 21600 0 21600 21600 0 21600 0 0 Z N"/>
        </draw:custom-shape>
        <draw:custom-shape draw:style-name="gr94" draw:text-style-name="P56" draw:layer="layout" svg:width="13.368cm" svg:height="1.27cm" svg:x="1.464cm" svg:y="6.604cm">
          <text:p text:style-name="P55"><text:span text:style-name="T28">Data (original CoAP message payload)</text:span></text:p>
          <draw:enhanced-geometry svg:viewBox="0 0 21600 21600" draw:type="rectangle" draw:enhanced-path="M 0 0 L 21600 0 21600 21600 0 21600 0 0 Z N"/>
        </draw:custom-shape>
        <draw:custom-shape draw:style-name="gr95" draw:text-style-name="P10" draw:layer="layout" svg:width="0.254cm" svg:height="5.588cm" draw:transform="rotate (-1.5707963267949) translate (6.858cm 3.302cm)">
          <text:p/>
          <draw:enhanced-geometry svg:viewBox="0 0 21600 21600" draw:glue-points="21600 0 0 10800 21600 21600" draw:text-areas="6350 ?f3 21600 ?f4" draw:type="left-bracket" draw:modifiers="1159.42028985507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" draw:text-style-name="P7" draw:layer="layout" svg:width="4.064cm" svg:height="0.962cm" svg:x="2.386cm" svg:y="2.34cm">
          <draw:text-box>
            <text:p><text:span text:style-name="T4">First </text:span><text:span text:style-name="T4">byte</text:span></text:p>
          </draw:text-box>
        </draw:frame>
        <draw:custom-shape draw:style-name="gr96" draw:text-style-name="P29" draw:layer="layout" svg:width="4.37cm" svg:height="2.938cm" svg:x="7.604cm" svg:y="9.50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30" draw:layer="layout" svg:width="2.265cm" svg:height="0.638cm" svg:x="7.604cm" svg:y="10.14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0" draw:layer="layout" svg:width="2.59cm" svg:height="0.64cm" svg:x="9.384cm" svg:y="10.78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7" draw:layer="layout" svg:width="4.37cm" svg:height="1.021cm" svg:x="7.604cm" svg:y="11.423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8" draw:layer="layout" svg:width="2.427cm" svg:height="0.639cm" svg:x="9.547cm" svg:y="9.506cm">
          <text:p text:style-name="P28"><text:span text:style-name="T18">opt2</text:span></text:p>
          <draw:enhanced-geometry svg:viewBox="0 0 21600 21600" draw:type="rectangle" draw:enhanced-path="M 0 0 L 21600 0 21600 21600 0 21600 0 0 Z N"/>
        </draw:custom-shape>
        <draw:custom-shape draw:style-name="gr101" draw:text-style-name="P30" draw:layer="layout" svg:width="1.943cm" svg:height="0.639cm" svg:x="7.604cm" svg:y="9.50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30" draw:layer="layout" svg:width="2.105cm" svg:height="0.638cm" svg:x="9.869cm" svg:y="10.145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8" draw:layer="layout" svg:width="1.78cm" svg:height="0.64cm" svg:x="7.604cm" svg:y="10.783cm">
          <text:p text:style-name="P28"><text:span text:style-name="T18">opt5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2.684cm" svg:y1="11.03cm" svg:x2="13.7cm" svg:y2="11.03cm">
          <text:p/>
        </draw:line>
        <draw:custom-shape draw:style-name="gr96" draw:text-style-name="P29" draw:layer="layout" svg:width="4.37cm" svg:height="2.938cm" svg:x="13.954cm" svg:y="9.50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0" draw:layer="layout" svg:width="2.59cm" svg:height="0.64cm" svg:x="15.734cm" svg:y="10.78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57" draw:layer="layout" svg:width="4.37cm" svg:height="1.021cm" svg:x="13.192cm" svg:y="12.04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30" draw:layer="layout" svg:width="1.943cm" svg:height="0.639cm" svg:x="13.954cm" svg:y="9.50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30" draw:layer="layout" svg:width="2.105cm" svg:height="0.638cm" svg:x="16.219cm" svg:y="10.14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30" draw:layer="layout" svg:width="2.265cm" svg:height="0.638cm" svg:x="13.954cm" svg:y="10.145cm">
          <text:p/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9.034cm" svg:y1="11.03cm" svg:x2="20.05cm" svg:y2="11.03cm">
          <text:p/>
        </draw:line>
        <draw:custom-shape draw:style-name="gr100" draw:text-style-name="P58" draw:layer="layout" svg:width="2.427cm" svg:height="0.639cm" svg:x="20.304cm" svg:y="9.883cm">
          <text:p text:style-name="P28"><text:span text:style-name="T18">opt2</text:span></text:p>
          <draw:enhanced-geometry svg:viewBox="0 0 21600 21600" draw:type="rectangle" draw:enhanced-path="M 0 0 L 21600 0 21600 21600 0 21600 0 0 Z N"/>
        </draw:custom-shape>
        <draw:custom-shape draw:style-name="gr104" draw:text-style-name="P54" draw:layer="layout" svg:width="1.778cm" svg:height="0.762cm" svg:x="20.304cm" svg:y="10.522cm">
          <text:p text:style-name="P28"><text:span text:style-name="T18">FF</text:span></text:p>
          <draw:enhanced-geometry svg:viewBox="0 0 21600 21600" draw:type="rectangle" draw:enhanced-path="M 0 0 L 21600 0 21600 21600 0 21600 0 0 Z N"/>
        </draw:custom-shape>
        <draw:custom-shape draw:style-name="gr99" draw:text-style-name="P57" draw:layer="layout" svg:width="4.37cm" svg:height="1.021cm" svg:x="20.304cm" svg:y="11.27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59" draw:layer="layout" svg:width="1.27cm" svg:height="0.639cm" svg:x="8.62cm" svg:y="8.867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30" draw:layer="layout" svg:width="2.083cm" svg:height="0.639cm" svg:x="9.89cm" svg:y="8.867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016cm" svg:height="0.639cm" svg:x="7.604cm" svg:y="8.867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30" draw:layer="layout" svg:width="2.083cm" svg:height="0.639cm" svg:x="16.241cm" svg:y="8.867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016cm" svg:height="0.639cm" svg:x="13.955cm" svg:y="8.867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8" draw:layer="layout" svg:width="2.427cm" svg:height="0.639cm" svg:x="16.861cm" svg:y="9.121cm">
          <text:p text:style-name="P28"><text:span text:style-name="T18">opt2</text:span></text:p>
          <draw:enhanced-geometry svg:viewBox="0 0 21600 21600" draw:type="rectangle" draw:enhanced-path="M 0 0 L 21600 0 21600 21600 0 21600 0 0 Z N"/>
        </draw:custom-shape>
        <draw:custom-shape draw:style-name="gr108" draw:text-style-name="P29" draw:layer="layout" svg:width="1.27cm" svg:height="0.639cm" svg:x="14.971cm" svg:y="8.867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59" draw:layer="layout" svg:width="1.27cm" svg:height="0.639cm" svg:x="14.716cm" svg:y="8.4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59" draw:layer="layout" svg:width="1.27cm" svg:height="0.639cm" svg:x="20.304cm" svg:y="9.244cm">
          <text:p/>
          <draw:enhanced-geometry svg:viewBox="0 0 21600 21600" draw:type="rectangle" draw:enhanced-path="M 0 0 L 21600 0 21600 21600 0 21600 0 0 Z N"/>
        </draw:custom-shape>
        <draw:frame draw:style-name="gr109" draw:text-style-name="P8" draw:layer="layout" svg:width="6.858cm" svg:height="2.759cm" svg:x="0.554cm" svg:y="9.144cm">
          <draw:text-box>
            <text:p><text:span text:style-name="T29">Optio</text:span><text:span text:style-name="T29">ns </text:span><text:span text:style-name="T29">are </text:span><text:span text:style-name="T29">reord</text:span><text:span text:style-name="T29">ered </text:span><text:span text:style-name="T29">and </text:span><text:span text:style-name="T29">re-</text:span><text:span text:style-name="T29">comp</text:span><text:span text:style-name="T29">ress</text:span><text:span text:style-name="T29">ed </text:span><text:span text:style-name="T29">with </text:span><text:span text:style-name="T29">delta </text:span><text:span text:style-name="T29">enco</text:span><text:span text:style-name="T29">ding </text:span><text:span text:style-name="T29">as </text:span><text:span text:style-name="T29">per </text:span><text:span text:style-name="T29">CoA</text:span><text:span text:style-name="T29">P</text:span></text:p>
          </draw:text-box>
        </draw:frame>
        <draw:custom-shape draw:style-name="gr103" draw:text-style-name="P58" draw:layer="layout" svg:width="1.78cm" svg:height="0.64cm" svg:x="22.731cm" svg:y="9.882cm">
          <text:p text:style-name="P28"><text:span text:style-name="T18">opt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9" draw:layer="layout" svg:width="1.78cm" svg:height="0.647cm" svg:x="13.954cm" svg:y="10.78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8" draw:layer="layout" svg:width="1.78cm" svg:height="0.64cm" svg:x="13.716cm" svg:y="10.414cm">
          <text:p text:style-name="P28"><text:span text:style-name="T18">opt5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9.797cm" svg:height="11.136cm" svg:x="0.601cm" svg:y="2.257cm" draw:page-number="14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re_20_et_20_contenu">
        <office:forms form:automatic-focus="false" form:apply-design-mode="false"/>
        <draw:custom-shape draw:name="Disque magnétique 23" draw:style-name="gr68" draw:text-style-name="P40" draw:layer="layout" svg:width="3.894cm" svg:height="3.199cm" svg:x="1.141cm" svg:y="3.391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Disque magnétique 24" draw:style-name="gr68" draw:text-style-name="P40" draw:layer="layout" svg:width="3.894cm" svg:height="3.199cm" svg:x="20.425cm" svg:y="3.394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frame presentation:style-name="pr3" draw:layer="layout" svg:width="20.088cm" svg:height="1.249cm" svg:x="1.1cm" svg:y="0.001cm" presentation:class="title" presentation:user-transformed="true">
          <draw:text-box>
            <text:p>Security Context</text:p>
          </draw:text-box>
        </draw:frame>
        <draw:custom-shape draw:name="Rectangle 10" draw:style-name="gr61" draw:text-style-name="P36" draw:layer="layout" svg:width="2.199cm" svg:height="1.999cm" svg:x="1.987cm" svg:y="8.765cm">
          <text:p text:style-name="P16"><text:span text:style-name="T22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1" draw:text-style-name="P36" draw:layer="layout" svg:width="2.199cm" svg:height="1.999cm" svg:x="21.188cm" svg:y="8.765cm">
          <text:p text:style-name="P16"><text:span text:style-name="T23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2" draw:text-style-name="P37" draw:layer="layout" svg:width="1.95cm" svg:height="1.251cm" svg:x="7.955cm" svg:y="9.139cm">
          <text:p text:style-name="P16"><text:span text:style-name="T24">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3" draw:text-style-name="P37" draw:layer="layout" svg:width="1.886cm" svg:height="1.251cm" svg:x="13.099cm" svg:y="9.139cm">
          <text:p text:style-name="P16"><text:span text:style-name="T24">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" draw:style-name="gr64" draw:text-style-name="P38" draw:layer="layout" svg:width="3.767cm" svg:height="0.001cm" svg:x="4.187cm" svg:y="9.7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6" draw:style-name="gr65" draw:text-style-name="P38" draw:layer="layout" svg:width="3.236cm" svg:height="0.023cm" svg:x="9.905cm" svg:y="9.6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7" draw:style-name="gr66" draw:text-style-name="P38" draw:layer="layout" svg:width="6.201cm" svg:height="0.041cm" svg:x="14.985cm" svg:y="9.6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ZoneTexte 20" draw:style-name="gr67" draw:text-style-name="P14" draw:layer="layout" svg:width="1.655cm" svg:height="0.883cm" svg:x="5.204cm" svg:y="9.591cm">
          <text:p text:style-name="P13"><text:span text:style-name="T25">co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67" draw:text-style-name="P39" draw:layer="layout" svg:width="1.655cm" svg:height="0.883cm" svg:x="10.38cm" svg:y="9.646cm">
          <text:p text:style-name="P13"><text:span text:style-name="T25">co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67" draw:text-style-name="P39" draw:layer="layout" svg:width="1.388cm" svg:height="0.883cm" svg:x="17.146cm" svg:y="9.645cm">
          <text:p text:style-name="P13"><text:span text:style-name="T25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9" draw:text-style-name="P28" draw:layer="layout" svg:width="1.532cm" svg:height="0.762cm" draw:transform="skewX (0.015707963267949) rotate (-1.5707963267949) translate (3.401cm 6.93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9" draw:text-style-name="P28" draw:layer="layout" svg:width="1.532cm" svg:height="0.762cm" draw:transform="skewX (0.015707963267949) rotate (-1.5707963267949) translate (22.701cm 6.93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1" draw:text-style-name="P8" draw:layer="layout" svg:width="5.334cm" svg:height="1.016cm" svg:x="0.708cm" svg:y="2.278cm">
          <draw:text-box>
            <text:p>Sender-side ctx</text:p>
          </draw:text-box>
        </draw:frame>
        <draw:frame draw:style-name="gr35" draw:text-style-name="P8" draw:layer="layout" svg:width="5.784cm" svg:height="1.673cm" svg:x="19.558cm" svg:y="2.278cm">
          <draw:text-box>
            <text:p>Recipient-side ctx</text:p>
          </draw:text-box>
        </draw:frame>
        <draw:path draw:style-name="gr112" draw:text-style-name="P10" draw:layer="layout" svg:width="5.043cm" svg:height="2.647cm" draw:transform="skewX (0.257785130519562) rotate (1.00199352356994) translate (5.334cm 5.334cm)" svg:viewBox="0 0 5044 2648" svg:d="M0 0c2652 0 5044 2648 5044 2648">
          <text:p/>
        </draw:path>
        <draw:path draw:style-name="gr112" draw:text-style-name="P10" draw:layer="layout" svg:width="5.126cm" svg:height="2.749cm" draw:transform="skewX (-0.205948851735331) rotate (-0.977035315266427) translate (17.1976988794787cm 1.03344757026569cm)" svg:viewBox="0 0 5127 2750" svg:d="M5127 0c-2696 0-5127 2750-5127 2750">
          <text:p/>
        </draw:path>
        <draw:frame draw:style-name="gr2" draw:text-style-name="P49" draw:layer="layout" svg:width="6.096cm" svg:height="2.384cm" svg:x="9.652cm" svg:y="2.286cm">
          <draw:text-box>
            <text:p text:style-name="P28">Master Secret </text:p>
            <text:p text:style-name="P28">+</text:p>
            <text:p text:style-name="P28">Master Salt</text:p>
          </draw:text-box>
        </draw:frame>
        <draw:frame draw:style-name="gr4" draw:text-style-name="P41" draw:layer="layout" svg:width="2.904cm" svg:height="0.962cm" draw:transform="rotate (0.203854456632938) translate (1.141cm 4.014cm)">
          <draw:text-box>
            <text:p><text:span text:style-name="T30">Send</text:span><text:span text:style-name="T30">er ID</text:span></text:p>
          </draw:text-box>
        </draw:frame>
        <draw:frame draw:style-name="gr113" draw:text-style-name="P41" draw:layer="layout" svg:width="3.336cm" svg:height="0.839cm" draw:transform="rotate (-0.0949459113084912) translate (2.104cm 4.284cm)">
          <draw:text-box>
            <text:p><text:span text:style-name="T30">Send</text:span><text:span text:style-name="T30">er </text:span><text:span text:style-name="T30">key</text:span></text:p>
          </draw:text-box>
        </draw:frame>
        <draw:frame draw:style-name="gr114" draw:text-style-name="P41" draw:layer="layout" svg:width="4.183cm" svg:height="0.961cm" draw:transform="rotate (0.0891863247769102) translate (1.19cm 5.453cm)">
          <draw:text-box>
            <text:p><text:span text:style-name="T30">Send</text:span><text:span text:style-name="T30">er </text:span><text:span text:style-name="T30">seqn</text:span><text:span text:style-name="T30">o</text:span></text:p>
          </draw:text-box>
        </draw:frame>
        <draw:frame draw:style-name="gr4" draw:text-style-name="P41" draw:layer="layout" svg:width="2.904cm" svg:height="0.962cm" draw:transform="rotate (0.203854456632938) translate (20.583cm 3.982cm)">
          <draw:text-box>
            <text:p><text:span text:style-name="T30">Recip </text:span><text:span text:style-name="T30">ID</text:span></text:p>
          </draw:text-box>
        </draw:frame>
        <draw:frame draw:style-name="gr113" draw:text-style-name="P41" draw:layer="layout" svg:width="3.336cm" svg:height="0.839cm" draw:transform="rotate (-0.0949459113084912) translate (21.162cm 4.437cm)">
          <draw:text-box>
            <text:p><text:span text:style-name="T30">Recip </text:span><text:span text:style-name="T30">key</text:span></text:p>
          </draw:text-box>
        </draw:frame>
        <draw:frame draw:style-name="gr114" draw:text-style-name="P41" draw:layer="layout" svg:width="4.183cm" svg:height="0.961cm" draw:transform="rotate (0.0891863247769102) translate (20.32cm 5.636cm)">
          <draw:text-box>
            <text:p><text:span text:style-name="T30">Repla</text:span><text:span text:style-name="T30">y </text:span><text:span text:style-name="T30">windo</text:span><text:span text:style-name="T30">w</text:span></text:p>
          </draw:text-box>
        </draw:frame>
        <draw:custom-shape draw:style-name="gr115" draw:text-style-name="P29" draw:layer="layout" svg:width="3.556cm" svg:height="2.286cm" svg:x="6.758cm" svg:y="5.334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9" draw:layer="layout" svg:width="2.54cm" svg:height="0.762cm" svg:x="7.774cm" svg:y="6.858cm">
          <text:p text:style-name="P28"><text:span text:style-name="T18">piv</text:span></text:p>
          <draw:enhanced-geometry svg:viewBox="0 0 21600 21600" draw:type="rectangle" draw:enhanced-path="M 0 0 L 21600 0 21600 21600 0 21600 0 0 Z N"/>
        </draw:custom-shape>
        <draw:frame draw:style-name="gr113" draw:text-style-name="P8" draw:layer="layout" svg:width="3.402cm" svg:height="0.839cm" svg:x="6.858cm" svg:y="5.334cm">
          <draw:text-box>
            <text:p><text:span text:style-name="T31">OSC </text:span><text:span text:style-name="T31">Req.</text:span></text:p>
          </draw:text-box>
        </draw:frame>
        <draw:custom-shape draw:style-name="gr117" draw:text-style-name="P60" draw:layer="layout" svg:width="3.048cm" svg:height="0.508cm" svg:x="7.112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9" draw:layer="layout" svg:width="3.556cm" svg:height="1.778cm" svg:x="16.256cm" svg:y="11.33cm">
          <text:p/>
          <draw:enhanced-geometry svg:viewBox="0 0 21600 21600" draw:type="rectangle" draw:enhanced-path="M 0 0 L 21600 0 21600 21600 0 21600 0 0 Z N"/>
        </draw:custom-shape>
        <draw:frame draw:style-name="gr80" draw:text-style-name="P8" draw:layer="layout" svg:width="3.402cm" svg:height="1.427cm" svg:x="16.41cm" svg:y="11.484cm">
          <draw:text-box>
            <text:p><text:span text:style-name="T31">OSC </text:span><text:span text:style-name="T31">Resp.</text:span></text:p>
          </draw:text-box>
        </draw:frame>
        <draw:custom-shape draw:style-name="gr119" draw:text-style-name="P58" draw:layer="layout" svg:width="3.048cm" svg:height="0.508cm" svg:x="16.51cm" svg:y="10.66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6" draw:text-style-name="P29" draw:layer="layout" svg:width="2.54cm" svg:height="0.762cm" svg:x="7.774cm" svg:y="6.096cm">
          <text:p text:style-name="P28"><text:span text:style-name="T18">Kid = SID</text:span></text:p>
          <draw:enhanced-geometry svg:viewBox="0 0 21600 21600" draw:type="rectangle" draw:enhanced-path="M 0 0 L 21600 0 21600 21600 0 21600 0 0 Z N"/>
        </draw:custom-shape>
        <draw:custom-shape draw:style-name="gr116" draw:text-style-name="P29" draw:layer="layout" svg:width="2.54cm" svg:height="0.762cm" svg:x="7.774cm" svg:y="6.858cm">
          <text:p text:style-name="P28"><text:span text:style-name="T18">piv</text:span></text:p>
          <draw:enhanced-geometry svg:viewBox="0 0 21600 21600" draw:type="rectangle" draw:enhanced-path="M 0 0 L 21600 0 21600 21600 0 21600 0 0 Z N"/>
        </draw:custom-shape>
        <draw:custom-shape draw:style-name="gr116" draw:text-style-name="P29" draw:layer="layout" svg:width="2.54cm" svg:height="0.762cm" svg:x="17.272cm" svg:y="12.346cm">
          <text:p text:style-name="P28"><text:span text:style-name="T18">piv</text:span></text:p>
          <draw:enhanced-geometry svg:viewBox="0 0 21600 21600" draw:type="rectangle" draw:enhanced-path="M 0 0 L 21600 0 21600 21600 0 21600 0 0 Z N"/>
        </draw:custom-shape>
        <draw:frame draw:style-name="gr120" draw:text-style-name="P8" draw:layer="layout" svg:width="2.131cm" svg:height="0.878cm" svg:x="0.508cm" svg:y="7.112cm">
          <draw:text-box>
            <text:p><text:span text:style-name="T29">Toke</text:span><text:span text:style-name="T29">n</text:span></text:p>
          </draw:text-box>
        </draw:frame>
        <draw:frame draw:style-name="gr120" draw:text-style-name="P8" draw:layer="layout" svg:width="2.131cm" svg:height="0.878cm" svg:x="22.701cm" svg:y="7.25cm">
          <draw:text-box>
            <text:p><text:span text:style-name="T29">SID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re_20_et_20_contenu">
        <office:forms form:automatic-focus="false" form:apply-design-mode="false"/>
        <draw:frame presentation:style-name="pr3" draw:layer="layout" svg:width="20.088cm" svg:height="1.249cm" svg:x="1.1cm" svg:y="0.002cm" presentation:class="title" presentation:user-transformed="true">
          <draw:text-box>
            <text:p>Security Parameters</text:p>
          </draw:text-box>
        </draw:frame>
        <draw:frame draw:style-name="gr4" draw:text-style-name="P61" draw:layer="layout" svg:width="12.192cm" svg:height="0.962cm" svg:x="0.508cm" svg:y="2.286cm">
          <draw:text-box>
            <text:p><text:span text:style-name="T32">Pre-</text:span><text:span text:style-name="T32">esta</text:span><text:span text:style-name="T32">blish</text:span><text:span text:style-name="T32">ed </text:span><text:span text:style-name="T32">para</text:span><text:span text:style-name="T32">met</text:span><text:span text:style-name="T32">ers:</text:span></text:p>
          </draw:text-box>
        </draw:frame>
        <draw:frame draw:style-name="gr121" draw:text-style-name="P8" draw:layer="layout" svg:width="6.858cm" svg:height="2.079cm" svg:x="18.034cm" svg:y="2.493cm">
          <draw:text-box>
            <text:p><text:span text:style-name="T31">* the </text:span><text:span text:style-name="T31">‘?’ </text:span><text:span text:style-name="T31">indica</text:span><text:span text:style-name="T31">tes </text:span><text:span text:style-name="T31">optio</text:span><text:span text:style-name="T31">nal </text:span><text:span text:style-name="T31">para</text:span><text:span text:style-name="T31">m. </text:span><text:span text:style-name="T31">Defa</text:span><text:span text:style-name="T31">ult </text:span><text:span text:style-name="T31">value </text:span><text:span text:style-name="T31">is </text:span><text:span text:style-name="T31">assu</text:span><text:span text:style-name="T31">med </text:span><text:span text:style-name="T31">if </text:span><text:span text:style-name="T31">abse</text:span><text:span text:style-name="T31">nt</text:span></text:p>
          </draw:text-box>
        </draw:frame>
        <draw:frame draw:style-name="gr122" draw:text-style-name="P8" draw:layer="layout" svg:width="5.588cm" svg:height="3.695cm" svg:x="1.524cm" svg:y="3.671cm">
          <draw:text-box>
            <text:list text:style-name="L2">
              <text:list-item>
                <text:p text:style-name="P9"><text:span text:style-name="T5">M</text:span><text:span text:style-name="T5">as</text:span><text:span text:style-name="T5">ter </text:span><text:span text:style-name="T5">Se</text:span><text:span text:style-name="T5">cr</text:span><text:span text:style-name="T5">et</text:span></text:p>
              </text:list-item>
              <text:list-item>
                <text:p text:style-name="P9"><text:span text:style-name="T5">? </text:span><text:span text:style-name="T5">M</text:span><text:span text:style-name="T5">as</text:span><text:span text:style-name="T5">ter </text:span><text:span text:style-name="T5">Sa</text:span><text:span text:style-name="T5">lt</text:span></text:p>
              </text:list-item>
              <text:list-item>
                <text:p text:style-name="P9"><text:span text:style-name="T5">Se</text:span><text:span text:style-name="T5">nd</text:span><text:span text:style-name="T5">er </text:span><text:span text:style-name="T5">ID</text:span></text:p>
              </text:list-item>
              <text:list-item>
                <text:p text:style-name="P9"><text:span text:style-name="T5">R</text:span><text:span text:style-name="T5">ec</text:span><text:span text:style-name="T5">ipi</text:span><text:span text:style-name="T5">en</text:span><text:span text:style-name="T5">t </text:span><text:span text:style-name="T5">ID</text:span></text:p>
              </text:list-item>
            </text:list>
          </draw:text-box>
        </draw:frame>
        <draw:frame draw:style-name="gr123" draw:text-style-name="P8" draw:layer="layout" svg:width="8.128cm" svg:height="3.495cm" svg:x="7.62cm" svg:y="3.671cm">
          <draw:text-box>
            <text:list text:style-name="L2">
              <text:list-item>
                <text:p text:style-name="P9"><text:span text:style-name="T5">? </text:span><text:span text:style-name="T5">A</text:span><text:span text:style-name="T5">E</text:span><text:span text:style-name="T5">A</text:span><text:span text:style-name="T5">D </text:span><text:span text:style-name="T5">Al</text:span><text:span text:style-name="T5">go</text:span><text:span text:style-name="T5">rit</text:span><text:span text:style-name="T5">h</text:span><text:span text:style-name="T5">m</text:span></text:p>
              </text:list-item>
              <text:list-item>
                <text:p text:style-name="P9"><text:span text:style-name="T5">? </text:span><text:span text:style-name="T5">kd</text:span><text:span text:style-name="T5">f</text:span></text:p>
              </text:list-item>
              <text:list-item>
                <text:p text:style-name="P9"><text:span text:style-name="T5">? </text:span><text:span text:style-name="T5">R</text:span><text:span text:style-name="T5">ep</text:span><text:span text:style-name="T5">la</text:span><text:span text:style-name="T5">y </text:span><text:span text:style-name="T5">Wi</text:span><text:span text:style-name="T5">nd</text:span><text:span text:style-name="T5">o</text:span><text:span text:style-name="T5">w </text:span><text:span text:style-name="T5">ty</text:span><text:span text:style-name="T5">pe </text:span><text:span text:style-name="T5">&amp; </text:span><text:span text:style-name="T5">siz</text:span><text:span text:style-name="T5">e</text:span></text:p>
              </text:list-item>
            </text:list>
          </draw:text-box>
        </draw:frame>
        <draw:frame draw:style-name="gr4" draw:text-style-name="P61" draw:layer="layout" svg:width="12.192cm" svg:height="0.962cm" svg:x="0.508cm" svg:y="7.986cm">
          <draw:text-box>
            <text:p><text:span text:style-name="T32">Key </text:span><text:span text:style-name="T32">&amp; </text:span><text:span text:style-name="T32">Com</text:span><text:span text:style-name="T32">mon </text:span><text:span text:style-name="T32">IV </text:span><text:span text:style-name="T32">deriv</text:span><text:span text:style-name="T32">ation</text:span><text:span text:style-name="T32">:</text:span></text:p>
          </draw:text-box>
        </draw:frame>
        <draw:frame draw:style-name="gr4" draw:text-style-name="P8" draw:layer="layout" svg:width="13.462cm" svg:height="0.962cm" svg:x="5.272cm" svg:y="9.251cm">
          <draw:text-box>
            <text:p>key/IV = HKDF(salt, IKM, info, L)</text:p>
          </draw:text-box>
        </draw:frame>
        <draw:frame draw:style-name="gr4" draw:text-style-name="P8" draw:layer="layout" svg:width="3.81cm" svg:height="0.962cm" svg:x="6.288cm" svg:y="11.737cm">
          <draw:text-box>
            <text:p>Master Salt</text:p>
          </draw:text-box>
        </draw:frame>
        <draw:line draw:style-name="gr7" draw:text-style-name="P10" draw:layer="layout" svg:x1="9.336cm" svg:y1="11.737cm" svg:x2="10.352cm" svg:y2="10.213cm">
          <text:p/>
        </draw:line>
        <draw:frame draw:style-name="gr35" draw:text-style-name="P8" draw:layer="layout" svg:width="2.54cm" svg:height="1.673cm" svg:x="10.606cm" svg:y="11.842cm">
          <draw:text-box>
            <text:p>Master Secret</text:p>
          </draw:text-box>
        </draw:frame>
        <draw:line draw:style-name="gr7" draw:text-style-name="P10" draw:layer="layout" svg:x1="11.876cm" svg:y1="11.842cm" svg:x2="11.876cm" svg:y2="10.213cm">
          <text:p/>
        </draw:line>
        <draw:frame draw:style-name="gr124" draw:text-style-name="P8" draw:layer="layout" svg:width="6.35cm" svg:height="3.247cm" svg:x="13.97cm" svg:y="10.469cm">
          <draw:text-box>
            <text:p><text:span text:style-name="T31">[</text:span></text:p>
            <text:p><text:span text:style-name="T31">id = </text:span><text:span text:style-name="T31">SID / </text:span><text:span text:style-name="T31">RID / </text:span><text:span text:style-name="T31">nil,</text:span></text:p>
            <text:p><text:span text:style-name="T31">type </text:span><text:span text:style-name="T31">= </text:span><text:span text:style-name="T31">“key” </text:span><text:span text:style-name="T31">/ “iv”,</text:span></text:p>
            <text:p><text:span text:style-name="T31">L = </text:span><text:span text:style-name="T31">size </text:span><text:span text:style-name="T31">of </text:span><text:span text:style-name="T31">key in </text:span><text:span text:style-name="T31">octet</text:span><text:span text:style-name="T31">s</text:span></text:p>
            <text:p><text:span text:style-name="T31">]</text:span></text:p>
          </draw:text-box>
        </draw:frame>
        <draw:line draw:style-name="gr7" draw:text-style-name="P10" draw:layer="layout" svg:x1="13.97cm" svg:y1="11.176cm" svg:x2="13.462cm" svg:y2="10.16cm">
          <text:p/>
        </draw:line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re_20_et_20_contenu">
        <office:forms form:automatic-focus="false" form:apply-design-mode="false"/>
        <draw:frame presentation:style-name="pr3" draw:layer="layout" svg:width="20.088cm" svg:height="1.249cm" svg:x="1.1cm" svg:y="0.002cm" presentation:class="title" presentation:user-transformed="true">
          <draw:text-box>
            <text:p>Security Parameters (cont.)</text:p>
          </draw:text-box>
        </draw:frame>
        <draw:frame draw:style-name="gr4" draw:text-style-name="P61" draw:layer="layout" svg:width="5.588cm" svg:height="0.962cm" svg:x="0.508cm" svg:y="2.54cm">
          <draw:text-box>
            <text:p><text:span text:style-name="T32">Non</text:span><text:span text:style-name="T32">ce:</text:span></text:p>
          </draw:text-box>
        </draw:frame>
        <draw:custom-shape draw:style-name="gr125" draw:text-style-name="P29" draw:layer="layout" svg:width="9.144cm" svg:height="1.016cm" svg:x="3.81cm" svg:y="4.064cm">
          <text:p text:style-name="P28">ID of piv generator</text:p>
          <draw:enhanced-geometry svg:viewBox="0 0 21600 21600" draw:type="rectangle" draw:enhanced-path="M 0 0 L 21600 0 21600 21600 0 21600 0 0 Z N"/>
        </draw:custom-shape>
        <draw:custom-shape draw:style-name="gr126" draw:text-style-name="P29" draw:layer="layout" svg:width="2.032cm" svg:height="1.016cm" svg:x="12.954cm" svg:y="4.064cm">
          <text:p text:style-name="P28">piv</text:p>
          <draw:enhanced-geometry svg:viewBox="0 0 21600 21600" draw:type="rectangle" draw:enhanced-path="M 0 0 L 21600 0 21600 21600 0 21600 0 0 Z N"/>
        </draw:custom-shape>
        <draw:line draw:style-name="gr40" draw:text-style-name="P10" draw:layer="layout" svg:x1="2.54cm" svg:y1="5.461cm" svg:x2="2.54cm" svg:y2="6.223cm">
          <text:p/>
        </draw:line>
        <draw:line draw:style-name="gr40" draw:text-style-name="P10" draw:layer="layout" svg:x1="2.159cm" svg:y1="5.842cm" svg:x2="2.921cm" svg:y2="5.842cm">
          <text:p/>
        </draw:line>
        <draw:custom-shape draw:style-name="gr127" draw:text-style-name="P10" draw:layer="layout" svg:width="1.016cm" svg:height="1.016cm" svg:x="2.032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29" draw:layer="layout" svg:width="11.176cm" svg:height="1.016cm" svg:x="3.81cm" svg:y="6.35cm">
          <text:p text:style-name="P28">Common IV</text:p>
          <draw:enhanced-geometry svg:viewBox="0 0 21600 21600" draw:type="rectangle" draw:enhanced-path="M 0 0 L 21600 0 21600 21600 0 21600 0 0 Z N"/>
        </draw:custom-shape>
        <draw:line draw:style-name="gr129" draw:text-style-name="P10" draw:layer="layout" svg:x1="2.032cm" svg:y1="7.874cm" svg:x2="17.018cm" svg:y2="7.874cm">
          <text:p/>
        </draw:line>
        <draw:custom-shape draw:style-name="gr128" draw:text-style-name="P29" draw:layer="layout" svg:width="11.176cm" svg:height="1.016cm" svg:x="3.81cm" svg:y="8.382cm">
          <text:p text:style-name="P28">Nonce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2.352cm" svg:height="0.962cm" svg:x="1.27cm" svg:y="10.722cm">
          <draw:text-box>
            <text:p>piv = sender sequence number, incremented each time we send a message</text:p>
          </draw:text-box>
        </draw:frame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re_20_et_20_contenu">
        <office:forms form:automatic-focus="false" form:apply-design-mode="false"/>
        <draw:frame draw:style-name="gr4" draw:text-style-name="P61" draw:layer="layout" svg:width="8.89cm" svg:height="0.962cm" svg:x="0.508cm" svg:y="2.794cm">
          <draw:text-box>
            <text:p><text:span text:style-name="T32">Obje</text:span><text:span text:style-name="T32">ct </text:span><text:span text:style-name="T32">Sec</text:span><text:span text:style-name="T32">urity </text:span><text:span text:style-name="T32">Opti</text:span><text:span text:style-name="T32">on:</text:span></text:p>
          </draw:text-box>
        </draw:frame>
        <draw:custom-shape draw:style-name="gr130" draw:text-style-name="P29" draw:layer="layout" svg:width="1.016cm" svg:height="1.016cm" svg:x="1.27cm" svg:y="4.572cm">
          <text:p text:style-name="P28">0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016cm" svg:height="1.016cm" svg:x="2.286cm" svg:y="4.572cm">
          <text:p text:style-name="P28">0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016cm" svg:height="1.016cm" svg:x="3.302cm" svg:y="4.572cm">
          <text:p text:style-name="P28">0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016cm" svg:height="1.016cm" svg:x="4.318cm" svg:y="4.572cm">
          <text:p text:style-name="P28">h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016cm" svg:height="1.016cm" svg:x="5.334cm" svg:y="4.572cm">
          <text:p text:style-name="P28">k</text:p>
          <draw:enhanced-geometry svg:viewBox="0 0 21600 21600" draw:type="rectangle" draw:enhanced-path="M 0 0 L 21600 0 21600 21600 0 21600 0 0 Z N"/>
        </draw:custom-shape>
        <draw:custom-shape draw:style-name="gr131" draw:text-style-name="P29" draw:layer="layout" svg:width="3.048cm" svg:height="1.016cm" svg:x="6.35cm" svg:y="4.572cm">
          <text:p text:style-name="P28">n</text:p>
          <draw:enhanced-geometry svg:viewBox="0 0 21600 21600" draw:type="rectangle" draw:enhanced-path="M 0 0 L 21600 0 21600 21600 0 21600 0 0 Z N"/>
        </draw:custom-shape>
        <draw:custom-shape draw:style-name="gr132" draw:text-style-name="P29" draw:layer="layout" svg:width="5.08cm" svg:height="1.016cm" svg:x="9.398cm" svg:y="4.572cm">
          <text:p text:style-name="P28">kid (when req)</text:p>
          <draw:enhanced-geometry svg:viewBox="0 0 21600 21600" draw:type="rectangle" draw:enhanced-path="M 0 0 L 21600 0 21600 21600 0 21600 0 0 Z N"/>
        </draw:custom-shape>
        <draw:frame draw:style-name="gr33" draw:text-style-name="P8" draw:layer="layout" svg:width="21.082cm" svg:height="3.095cm" svg:x="1.778cm" svg:y="6.858cm">
          <draw:text-box>
            <text:list text:style-name="L2">
              <text:list-item>
                <text:p>h = 1 if there is a context hint in payload,</text:p>
              </text:list-item>
              <text:list-item>
                <text:p>k = 1 if option carries kid (e.g. on common request),</text:p>
              </text:list-item>
              <text:list-item>
                <text:p>n = length of kid in octets,</text:p>
              </text:list-item>
              <text:list-item>
                <text:p>kid = kid</text:p>
              </text:list-item>
            </text:list>
          </draw:text-box>
        </draw:frame>
        <draw:frame presentation:style-name="pr3" draw:layer="layout" svg:width="20.088cm" svg:height="1.249cm" svg:x="1.1cm" svg:y="0.003cm" presentation:class="title" presentation:user-transformed="true">
          <draw:text-box>
            <text:p>Security Parameters (cont.)</text:p>
          </draw:text-box>
        </draw:frame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re_20_et_20_contenu">
        <office:forms form:automatic-focus="false" form:apply-design-mode="false"/>
        <draw:custom-shape draw:style-name="gr133" draw:text-style-name="P29" draw:layer="layout" svg:width="4.218cm" svg:height="2.794cm" svg:x="14.986cm" svg:y="1.778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29" draw:layer="layout" svg:width="4.064cm" svg:height="3.81cm" svg:x="20.574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0.088cm" svg:height="1.249cm" svg:x="1.1cm" svg:y="0.003cm" presentation:class="title" presentation:user-transformed="true">
          <draw:text-box>
            <text:p>Encryption Process</text:p>
          </draw:text-box>
        </draw:frame>
        <draw:custom-shape draw:style-name="gr135" draw:text-style-name="P29" draw:layer="layout" svg:width="3.302cm" svg:height="1.871cm" svg:x="1.524cm" svg:y="6.38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62" draw:layer="layout" svg:width="1.711cm" svg:height="0.406cm" svg:x="1.524cm" svg:y="6.795cm">
          <text:p text:style-name="P28"><text:span text:style-name="T33">opt3</text:span></text:p>
          <draw:enhanced-geometry svg:viewBox="0 0 21600 21600" draw:type="rectangle" draw:enhanced-path="M 0 0 L 21600 0 21600 21600 0 21600 0 0 Z N"/>
        </draw:custom-shape>
        <draw:custom-shape draw:style-name="gr137" draw:text-style-name="P63" draw:layer="layout" svg:width="1.15cm" svg:height="0.408cm" svg:x="2.869cm" svg:y="7.201cm">
          <text:p text:style-name="P28"><text:span text:style-name="T33">opt6</text:span></text:p>
          <draw:enhanced-geometry svg:viewBox="0 0 21600 21600" draw:type="rectangle" draw:enhanced-path="M 0 0 L 21600 0 21600 21600 0 21600 0 0 Z N"/>
        </draw:custom-shape>
        <draw:custom-shape draw:style-name="gr138" draw:text-style-name="P57" draw:layer="layout" svg:width="3.302cm" svg:height="0.65cm" svg:x="1.524cm" svg:y="7.609cm">
          <text:p text:style-name="P28"><text:span text:style-name="T34">Payload</text:span></text:p>
          <draw:enhanced-geometry svg:viewBox="0 0 21600 21600" draw:type="rectangle" draw:enhanced-path="M 0 0 L 21600 0 21600 21600 0 21600 0 0 Z N"/>
        </draw:custom-shape>
        <draw:custom-shape draw:style-name="gr139" draw:text-style-name="P58" draw:layer="layout" svg:width="1.834cm" svg:height="0.407cm" svg:x="2.992cm" svg:y="6.388cm">
          <text:p text:style-name="P28"><text:span text:style-name="T33">opt2</text:span></text:p>
          <draw:enhanced-geometry svg:viewBox="0 0 21600 21600" draw:type="rectangle" draw:enhanced-path="M 0 0 L 21600 0 21600 21600 0 21600 0 0 Z N"/>
        </draw:custom-shape>
        <draw:custom-shape draw:style-name="gr140" draw:text-style-name="P63" draw:layer="layout" svg:width="1.468cm" svg:height="0.407cm" svg:x="1.524cm" svg:y="6.388cm">
          <text:p text:style-name="P28"><text:span text:style-name="T33">opt1</text:span></text:p>
          <draw:enhanced-geometry svg:viewBox="0 0 21600 21600" draw:type="rectangle" draw:enhanced-path="M 0 0 L 21600 0 21600 21600 0 21600 0 0 Z N"/>
        </draw:custom-shape>
        <draw:custom-shape draw:style-name="gr141" draw:text-style-name="P63" draw:layer="layout" svg:width="1.591cm" svg:height="0.406cm" svg:x="3.235cm" svg:y="6.795cm">
          <text:p text:style-name="P28"><text:span text:style-name="T33">opt4</text:span></text:p>
          <draw:enhanced-geometry svg:viewBox="0 0 21600 21600" draw:type="rectangle" draw:enhanced-path="M 0 0 L 21600 0 21600 21600 0 21600 0 0 Z N"/>
        </draw:custom-shape>
        <draw:custom-shape draw:style-name="gr142" draw:text-style-name="P58" draw:layer="layout" svg:width="1.345cm" svg:height="0.408cm" svg:x="1.524cm" svg:y="7.201cm">
          <text:p text:style-name="P28"><text:span text:style-name="T33">opt5</text:span></text:p>
          <draw:enhanced-geometry svg:viewBox="0 0 21600 21600" draw:type="rectangle" draw:enhanced-path="M 0 0 L 21600 0 21600 21600 0 21600 0 0 Z N"/>
        </draw:custom-shape>
        <draw:custom-shape draw:style-name="gr143" draw:text-style-name="P59" draw:layer="layout" svg:width="0.959cm" svg:height="0.407cm" svg:x="2.292cm" svg:y="5.588cm">
          <text:p text:style-name="P28"><text:span text:style-name="T35">code</text:span></text:p>
          <draw:enhanced-geometry svg:viewBox="0 0 21600 21600" draw:type="rectangle" draw:enhanced-path="M 0 0 L 21600 0 21600 21600 0 21600 0 0 Z N"/>
        </draw:custom-shape>
        <draw:custom-shape draw:style-name="gr144" draw:text-style-name="P63" draw:layer="layout" svg:width="1.574cm" svg:height="0.407cm" svg:x="3.251cm" svg:y="5.588cm">
          <text:p text:style-name="P28"><text:span text:style-name="T35">mid</text:span></text:p>
          <draw:enhanced-geometry svg:viewBox="0 0 21600 21600" draw:type="rectangle" draw:enhanced-path="M 0 0 L 21600 0 21600 21600 0 21600 0 0 Z N"/>
        </draw:custom-shape>
        <draw:custom-shape draw:style-name="gr145" draw:text-style-name="P63" draw:layer="layout" svg:width="0.768cm" svg:height="0.407cm" svg:x="1.524cm" svg:y="5.588cm">
          <text:p text:style-name="P28"><text:span text:style-name="T36">V TKL</text:span></text:p>
          <draw:enhanced-geometry svg:viewBox="0 0 21600 21600" draw:type="rectangle" draw:enhanced-path="M 0 0 L 21600 0 21600 21600 0 21600 0 0 Z N"/>
        </draw:custom-shape>
        <draw:custom-shape draw:style-name="gr146" draw:text-style-name="P63" draw:layer="layout" svg:width="3.301cm" svg:height="0.393cm" svg:x="1.524cm" svg:y="5.995cm">
          <text:p text:style-name="P28"><text:span text:style-name="T33">token</text:span></text:p>
          <draw:enhanced-geometry svg:viewBox="0 0 21600 21600" draw:type="rectangle" draw:enhanced-path="M 0 0 L 21600 0 21600 21600 0 21600 0 0 Z N"/>
        </draw:custom-shape>
        <draw:custom-shape draw:style-name="gr147" draw:text-style-name="P54" draw:layer="layout" svg:width="0.807cm" svg:height="0.408cm" svg:x="4.019cm" svg:y="7.201cm">
          <text:p text:style-name="P28"><text:span text:style-name="T37">FF</text:span></text:p>
          <draw:enhanced-geometry svg:viewBox="0 0 21600 21600" draw:type="rectangle" draw:enhanced-path="M 0 0 L 21600 0 21600 21600 0 21600 0 0 Z N"/>
        </draw:custom-shape>
        <draw:custom-shape draw:name="Disque magnétique 23" draw:style-name="gr148" draw:text-style-name="P64" draw:layer="layout" svg:width="2.624cm" svg:height="1.778cm" svg:x="11.43cm" svg:y="1.778cm">
          <text:p text:style-name="P28"><text:span text:style-name="T38">Security Context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style-name="gr149" draw:text-style-name="P28" draw:layer="layout" svg:width="0.508cm" svg:height="0.324cm" draw:transform="rotate (-2.05809225395171) translate (12.462cm 3.96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49" draw:layer="layout" svg:width="2.032cm" svg:height="1.275cm" svg:x="10.668cm" svg:y="4.313cm">
          <draw:text-box>
            <text:p text:style-name="P28"><text:span text:style-name="T34">Sende</text:span><text:span text:style-name="T34">r key</text:span></text:p>
          </draw:text-box>
        </draw:frame>
        <draw:line draw:style-name="gr7" draw:text-style-name="P10" draw:layer="layout" svg:x1="5.08cm" svg:y1="5.588cm" svg:x2="5.842cm" svg:y2="4.572cm">
          <text:p/>
        </draw:line>
        <draw:line draw:style-name="gr7" draw:text-style-name="P10" draw:layer="layout" svg:x1="5.08cm" svg:y1="7.366cm" svg:x2="5.588cm" svg:y2="8.382cm">
          <text:p/>
        </draw:line>
        <draw:custom-shape draw:style-name="gr150" draw:text-style-name="P29" xml:id="id1" draw:id="id1" draw:layer="layout" svg:width="3.302cm" svg:height="2.248cm" svg:x="4.826cm" svg:y="9.436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62" draw:layer="layout" svg:width="2.032cm" svg:height="0.406cm" svg:x="6.096cm" svg:y="9.436cm">
          <text:p text:style-name="P28"><text:span text:style-name="T33">opt3</text:span></text:p>
          <draw:enhanced-geometry svg:viewBox="0 0 21600 21600" draw:type="rectangle" draw:enhanced-path="M 0 0 L 21600 0 21600 21600 0 21600 0 0 Z N"/>
        </draw:custom-shape>
        <draw:custom-shape draw:style-name="gr152" draw:text-style-name="P63" draw:layer="layout" svg:width="1.524cm" svg:height="0.408cm" svg:x="6.604cm" svg:y="9.842cm">
          <text:p text:style-name="P28"><text:span text:style-name="T33">opt6</text:span></text:p>
          <draw:enhanced-geometry svg:viewBox="0 0 21600 21600" draw:type="rectangle" draw:enhanced-path="M 0 0 L 21600 0 21600 21600 0 21600 0 0 Z N"/>
        </draw:custom-shape>
        <draw:custom-shape draw:style-name="gr140" draw:text-style-name="P63" draw:layer="layout" svg:width="1.468cm" svg:height="0.407cm" svg:x="4.826cm" svg:y="9.436cm">
          <text:p text:style-name="P28"><text:span text:style-name="T33">opt1</text:span></text:p>
          <draw:enhanced-geometry svg:viewBox="0 0 21600 21600" draw:type="rectangle" draw:enhanced-path="M 0 0 L 21600 0 21600 21600 0 21600 0 0 Z N"/>
        </draw:custom-shape>
        <draw:custom-shape draw:style-name="gr153" draw:text-style-name="P63" draw:layer="layout" svg:width="1.778cm" svg:height="0.406cm" svg:x="4.826cm" svg:y="9.842cm">
          <text:p text:style-name="P28"><text:span text:style-name="T33">opt4</text:span></text:p>
          <draw:enhanced-geometry svg:viewBox="0 0 21600 21600" draw:type="rectangle" draw:enhanced-path="M 0 0 L 21600 0 21600 21600 0 21600 0 0 Z N"/>
        </draw:custom-shape>
        <draw:custom-shape draw:style-name="gr154" draw:text-style-name="P30" draw:layer="layout" svg:width="0.959cm" svg:height="0.407cm" svg:x="5.594cm" svg:y="8.636cm">
          <text:p text:style-name="P28"><text:span text:style-name="T39">POST</text:span></text:p>
          <draw:enhanced-geometry svg:viewBox="0 0 21600 21600" draw:type="rectangle" draw:enhanced-path="M 0 0 L 21600 0 21600 21600 0 21600 0 0 Z N"/>
        </draw:custom-shape>
        <draw:custom-shape draw:style-name="gr144" draw:text-style-name="P63" draw:layer="layout" svg:width="1.574cm" svg:height="0.407cm" svg:x="6.553cm" svg:y="8.636cm">
          <text:p text:style-name="P28"><text:span text:style-name="T35">mid</text:span></text:p>
          <draw:enhanced-geometry svg:viewBox="0 0 21600 21600" draw:type="rectangle" draw:enhanced-path="M 0 0 L 21600 0 21600 21600 0 21600 0 0 Z N"/>
        </draw:custom-shape>
        <draw:custom-shape draw:style-name="gr145" draw:text-style-name="P63" draw:layer="layout" svg:width="0.768cm" svg:height="0.407cm" svg:x="4.826cm" svg:y="8.636cm">
          <text:p text:style-name="P28"><text:span text:style-name="T36">V TKL</text:span></text:p>
          <draw:enhanced-geometry svg:viewBox="0 0 21600 21600" draw:type="rectangle" draw:enhanced-path="M 0 0 L 21600 0 21600 21600 0 21600 0 0 Z N"/>
        </draw:custom-shape>
        <draw:custom-shape draw:style-name="gr146" draw:text-style-name="P63" draw:layer="layout" svg:width="3.301cm" svg:height="0.393cm" svg:x="4.826cm" svg:y="9.043cm">
          <text:p text:style-name="P28"><text:span text:style-name="T33">token</text:span></text:p>
          <draw:enhanced-geometry svg:viewBox="0 0 21600 21600" draw:type="rectangle" draw:enhanced-path="M 0 0 L 21600 0 21600 21600 0 21600 0 0 Z N"/>
        </draw:custom-shape>
        <draw:custom-shape draw:style-name="gr155" draw:text-style-name="P54" draw:layer="layout" svg:width="0.762cm" svg:height="0.408cm" svg:x="7.366cm" svg:y="10.26cm">
          <text:p text:style-name="P28"><text:span text:style-name="T37">FF</text:span></text:p>
          <draw:enhanced-geometry svg:viewBox="0 0 21600 21600" draw:type="rectangle" draw:enhanced-path="M 0 0 L 21600 0 21600 21600 0 21600 0 0 Z N"/>
        </draw:custom-shape>
        <draw:custom-shape draw:style-name="gr138" draw:text-style-name="P57" draw:layer="layout" svg:width="3.302cm" svg:height="0.65cm" svg:x="6.096cm" svg:y="3.799cm">
          <text:p text:style-name="P28"><text:span text:style-name="T34">Payload</text:span></text:p>
          <draw:enhanced-geometry svg:viewBox="0 0 21600 21600" draw:type="rectangle" draw:enhanced-path="M 0 0 L 21600 0 21600 21600 0 21600 0 0 Z N"/>
        </draw:custom-shape>
        <draw:custom-shape draw:style-name="gr139" draw:text-style-name="P58" draw:layer="layout" svg:width="1.834cm" svg:height="0.407cm" svg:x="6.096cm" svg:y="2.984cm">
          <text:p text:style-name="P28"><text:span text:style-name="T33">opt2</text:span></text:p>
          <draw:enhanced-geometry svg:viewBox="0 0 21600 21600" draw:type="rectangle" draw:enhanced-path="M 0 0 L 21600 0 21600 21600 0 21600 0 0 Z N"/>
        </draw:custom-shape>
        <draw:custom-shape draw:style-name="gr142" draw:text-style-name="P58" draw:layer="layout" svg:width="1.345cm" svg:height="0.408cm" svg:x="7.93cm" svg:y="2.984cm">
          <text:p text:style-name="P28"><text:span text:style-name="T33">opt5</text:span></text:p>
          <draw:enhanced-geometry svg:viewBox="0 0 21600 21600" draw:type="rectangle" draw:enhanced-path="M 0 0 L 21600 0 21600 21600 0 21600 0 0 Z N"/>
        </draw:custom-shape>
        <draw:custom-shape draw:style-name="gr143" draw:text-style-name="P59" draw:layer="layout" svg:width="0.959cm" svg:height="0.407cm" svg:x="6.096cm" svg:y="2.577cm">
          <text:p text:style-name="P28"><text:span text:style-name="T35">code</text:span></text:p>
          <draw:enhanced-geometry svg:viewBox="0 0 21600 21600" draw:type="rectangle" draw:enhanced-path="M 0 0 L 21600 0 21600 21600 0 21600 0 0 Z N"/>
        </draw:custom-shape>
        <draw:custom-shape draw:style-name="gr156" draw:text-style-name="P54" draw:layer="layout" svg:width="0.807cm" svg:height="0.408cm" svg:x="6.096cm" svg:y="3.391cm">
          <text:p text:style-name="P28"><text:span text:style-name="T37">FF</text:span></text:p>
          <draw:enhanced-geometry svg:viewBox="0 0 21600 21600" draw:type="rectangle" draw:enhanced-path="M 0 0 L 21600 0 21600 21600 0 21600 0 0 Z N"/>
        </draw:custom-shape>
        <draw:frame draw:style-name="gr157" draw:text-style-name="P8" draw:layer="layout" svg:width="4.064cm" svg:height="3.302cm" svg:x="20.828cm" svg:y="1.624cm">
          <draw:text-box>
            <text:p><text:span text:style-name="T15">external</text:span><text:span text:style-name="T15">_aad = </text:span><text:span text:style-name="T15">[</text:span></text:p>
            <text:p><text:span text:style-name="T15"><text:s text:c="3"/></text:span><text:span text:style-name="T15">version </text:span><text:span text:style-name="T15">= 1,</text:span></text:p>
            <text:p><text:span text:style-name="T15"><text:s text:c="3"/></text:span><text:span text:style-name="T15">alg: </text:span><text:span text:style-name="T15">int,</text:span></text:p>
            <text:p><text:span text:style-name="T15"><text:s text:c="3"/></text:span><text:span text:style-name="T15">request</text:span><text:span text:style-name="T15">_kid=SI</text:span><text:span text:style-name="T15">D,</text:span></text:p>
            <text:p><text:span text:style-name="T15"><text:s text:c="3"/></text:span><text:span text:style-name="T15">request</text:span><text:span text:style-name="T15">_piv,</text:span></text:p>
            <text:p><text:span text:style-name="T15"><text:s text:c="3"/></text:span><text:span text:style-name="T15">options</text:span><text:span text:style-name="T15">=class I</text:span></text:p>
            <text:p><text:span text:style-name="T15">]</text:span></text:p>
          </draw:text-box>
        </draw:frame>
        <draw:custom-shape draw:style-name="gr158" draw:text-style-name="P29" draw:layer="layout" svg:width="0.762cm" svg:height="0.454cm" svg:x="20.574cm" svg:y="1.27cm">
          <text:p text:style-name="P28"><text:span text:style-name="T15">bst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8" draw:layer="layout" svg:width="4.318cm" svg:height="2.498cm" svg:x="15.14cm" svg:y="2.074cm">
          <draw:text-box>
            <text:p><text:span text:style-name="T15">Enc_str</text:span><text:span text:style-name="T15">ucture </text:span><text:span text:style-name="T15">= [</text:span></text:p>
            <text:p><text:span text:style-name="T15"><text:s text:c="3"/></text:span><text:span text:style-name="T15">context</text:span><text:span text:style-name="T15">=”Encr</text:span><text:span text:style-name="T15">ypt0”,</text:span></text:p>
            <text:p><text:span text:style-name="T15"><text:s text:c="3"/></text:span><text:span text:style-name="T15">protect</text:span><text:span text:style-name="T15">ed=0b’’,</text:span></text:p>
            <text:p><text:span text:style-name="T15"><text:s text:c="3"/></text:span><text:span text:style-name="T15">external</text:span><text:span text:style-name="T15">_aad</text:span></text:p>
            <text:p><text:span text:style-name="T15">]</text:span></text:p>
          </draw:text-box>
        </draw:frame>
        <draw:custom-shape draw:style-name="gr160" draw:text-style-name="P29" draw:layer="layout" svg:width="0.916cm" svg:height="0.454cm" svg:x="14.986cm" svg:y="1.778cm">
          <text:p text:style-name="P28"><text:span text:style-name="T15">bstr</text:span></text:p>
          <draw:enhanced-geometry svg:viewBox="0 0 21600 21600" draw:type="rectangle" draw:enhanced-path="M 0 0 L 21600 0 21600 21600 0 21600 0 0 Z N"/>
        </draw:custom-shape>
        <draw:frame draw:style-name="gr35" draw:text-style-name="P8" draw:layer="layout" svg:width="10.414cm" svg:height="1.673cm" svg:x="7.366cm" svg:y="6.404cm">
          <draw:text-box>
            <text:p>AEAD(plaintext, key, nonce, AAD)</text:p>
          </draw:text-box>
        </draw:frame>
        <draw:custom-shape draw:style-name="gr161" draw:text-style-name="P65" draw:layer="layout" svg:width="0.508cm" svg:height="0.457cm" draw:transform="rotate (-1.5707963267949) translate (12.446cm 7.366cm)">
          <text:p/>
          <draw:enhanced-geometry svg:viewBox="0 0 21600 21600" draw:text-areas="0 ?f0 ?f5 ?f2" draw:type="right-arrow" draw:modifiers="11882.1218074656 4810.480349344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" draw:text-style-name="P10" draw:layer="layout" svg:x1="12.192cm" svg:y1="5.334cm" svg:x2="12.7cm" svg:y2="6.604cm">
          <text:p/>
        </draw:line>
        <draw:line draw:style-name="gr7" draw:text-style-name="P10" draw:layer="layout" svg:x1="16.51cm" svg:y1="4.826cm" svg:x2="16.256cm" svg:y2="6.404cm">
          <text:p/>
        </draw:line>
        <draw:line draw:style-name="gr7" draw:text-style-name="P10" draw:layer="layout" svg:x1="20.574cm" svg:y1="3.71cm" svg:x2="18.034cm" svg:y2="3.71cm">
          <text:p/>
        </draw:line>
        <draw:line draw:style-name="gr7" draw:text-style-name="P10" draw:layer="layout" svg:x1="9.144cm" svg:y1="4.572cm" svg:x2="10.414cm" svg:y2="6.404cm">
          <text:p/>
        </draw:line>
        <draw:custom-shape draw:style-name="gr162" draw:text-style-name="P29" draw:layer="layout" svg:width="3.302cm" svg:height="2.291cm" svg:x="8.382cm" svg:y="11.845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62" draw:layer="layout" svg:width="2.032cm" svg:height="0.406cm" svg:x="9.652cm" svg:y="11.845cm">
          <text:p text:style-name="P28"><text:span text:style-name="T33">opt3</text:span></text:p>
          <draw:enhanced-geometry svg:viewBox="0 0 21600 21600" draw:type="rectangle" draw:enhanced-path="M 0 0 L 21600 0 21600 21600 0 21600 0 0 Z N"/>
        </draw:custom-shape>
        <draw:custom-shape draw:style-name="gr140" draw:text-style-name="P63" draw:layer="layout" svg:width="1.468cm" svg:height="0.407cm" svg:x="8.382cm" svg:y="11.845cm">
          <text:p text:style-name="P28"><text:span text:style-name="T33">opt1</text:span></text:p>
          <draw:enhanced-geometry svg:viewBox="0 0 21600 21600" draw:type="rectangle" draw:enhanced-path="M 0 0 L 21600 0 21600 21600 0 21600 0 0 Z N"/>
        </draw:custom-shape>
        <draw:custom-shape draw:style-name="gr154" draw:text-style-name="P30" draw:layer="layout" svg:width="0.959cm" svg:height="0.407cm" svg:x="9.15cm" svg:y="11.045cm">
          <text:p text:style-name="P28"><text:span text:style-name="T39">POST</text:span></text:p>
          <draw:enhanced-geometry svg:viewBox="0 0 21600 21600" draw:type="rectangle" draw:enhanced-path="M 0 0 L 21600 0 21600 21600 0 21600 0 0 Z N"/>
        </draw:custom-shape>
        <draw:custom-shape draw:style-name="gr144" draw:text-style-name="P63" draw:layer="layout" svg:width="1.574cm" svg:height="0.407cm" svg:x="10.109cm" svg:y="11.045cm">
          <text:p text:style-name="P28"><text:span text:style-name="T35">mid</text:span></text:p>
          <draw:enhanced-geometry svg:viewBox="0 0 21600 21600" draw:type="rectangle" draw:enhanced-path="M 0 0 L 21600 0 21600 21600 0 21600 0 0 Z N"/>
        </draw:custom-shape>
        <draw:custom-shape draw:style-name="gr145" draw:text-style-name="P63" draw:layer="layout" svg:width="0.768cm" svg:height="0.407cm" svg:x="8.382cm" svg:y="11.045cm">
          <text:p text:style-name="P28"><text:span text:style-name="T36">V TKL</text:span></text:p>
          <draw:enhanced-geometry svg:viewBox="0 0 21600 21600" draw:type="rectangle" draw:enhanced-path="M 0 0 L 21600 0 21600 21600 0 21600 0 0 Z N"/>
        </draw:custom-shape>
        <draw:custom-shape draw:style-name="gr146" draw:text-style-name="P63" draw:layer="layout" svg:width="3.301cm" svg:height="0.393cm" svg:x="8.382cm" svg:y="11.452cm">
          <text:p text:style-name="P28"><text:span text:style-name="T33">token</text:span></text:p>
          <draw:enhanced-geometry svg:viewBox="0 0 21600 21600" draw:type="rectangle" draw:enhanced-path="M 0 0 L 21600 0 21600 21600 0 21600 0 0 Z N"/>
        </draw:custom-shape>
        <draw:custom-shape draw:style-name="gr163" draw:text-style-name="P66" xml:id="id4" draw:id="id4" draw:layer="layout" svg:width="3.302cm" svg:height="1.059cm" svg:x="8.382cm" svg:y="13.077cm">
          <text:p text:style-name="P4"><text:span text:style-name="T40">Ciphertext</text:span></text:p>
          <draw:enhanced-geometry svg:viewBox="0 0 21600 21600" draw:type="rectangle" draw:enhanced-path="M 0 0 L 21600 0 21600 21600 0 21600 0 0 Z N"/>
        </draw:custom-shape>
        <draw:custom-shape draw:style-name="gr164" draw:text-style-name="P67" xml:id="id3" draw:id="id3" draw:layer="layout" svg:width="3.302cm" svg:height="1.059cm" svg:x="10.668cm" svg:y="8.085cm">
          <text:p text:style-name="P28"><text:span text:style-name="T41">Ciphertext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curve" svg:x1="6.477cm" svg:y1="11.684cm" svg:x2="8.382cm" svg:y2="12.874cm" draw:start-shape="id1" draw:start-glue-point="2" draw:end-shape="id2" draw:end-glue-point="3" svg:d="M6477 11684c0 794 635 1190 1905 1190" svg:viewBox="0 0 1906 1191">
          <text:p/>
        </draw:connector>
        <draw:connector draw:style-name="gr7" draw:text-style-name="P10" draw:layer="layout" draw:type="curve" svg:x1="12.319cm" svg:y1="9.144cm" svg:x2="11.684cm" svg:y2="13.606cm" draw:start-shape="id3" draw:start-glue-point="2" draw:end-shape="id4" draw:end-glue-point="1" svg:d="M12319 9144c0 2975-211 4462-635 4462" svg:viewBox="0 0 636 4463">
          <text:p/>
        </draw:connector>
        <draw:custom-shape draw:style-name="gr149" draw:text-style-name="P28" draw:layer="layout" svg:width="0.508cm" svg:height="0.324cm" draw:transform="rotate (-2.05809225395171) translate (13.732cm 3.962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5" draw:text-style-name="P49" draw:layer="layout" svg:width="1.932cm" svg:height="0.763cm" svg:x="12.8cm" svg:y="4.313cm">
          <draw:text-box>
            <text:p text:style-name="P28"><text:span text:style-name="T34">nonce</text:span></text:p>
          </draw:text-box>
        </draw:frame>
        <draw:line draw:style-name="gr7" draw:text-style-name="P10" draw:layer="layout" svg:x1="13.97cm" svg:y1="5.076cm" svg:x2="14.478cm" svg:y2="6.604cm">
          <text:p/>
        </draw:line>
        <draw:custom-shape draw:name="Disque magnétique 23" draw:style-name="gr148" draw:text-style-name="P64" draw:layer="layout" svg:width="2.624cm" svg:height="1.778cm" svg:x="0.678cm" svg:y="11.684cm">
          <text:p text:style-name="P28"><text:span text:style-name="T38">Security Context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style-name="gr149" draw:text-style-name="P28" draw:layer="layout" svg:width="0.508cm" svg:height="0.324cm" draw:transform="rotate (1.5707963267949) translate (1.962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6" draw:text-style-name="P8" draw:layer="layout" svg:width="2.286cm" svg:height="0.806cm" svg:x="1.016cm" svg:y="10.12cm">
          <draw:text-box>
            <text:p><text:span text:style-name="T18">kid=S</text:span><text:span text:style-name="T18">ID</text:span></text:p>
          </draw:text-box>
        </draw:frame>
        <draw:custom-shape draw:style-name="gr167" draw:text-style-name="P68" draw:layer="layout" svg:width="2.54cm" svg:height="0.406cm" svg:x="4.826cm" svg:y="10.262cm">
          <text:p text:style-name="P28"><text:span text:style-name="T37">Object Security opt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3.048cm" svg:y1="10.514cm" svg:x2="4.826cm" svg:y2="10.514cm">
          <text:p/>
        </draw:line>
        <draw:custom-shape draw:style-name="gr152" draw:text-style-name="P63" draw:layer="layout" svg:width="1.524cm" svg:height="0.408cm" svg:x="10.16cm" svg:y="12.251cm">
          <text:p text:style-name="P28"><text:span text:style-name="T33">opt6</text:span></text:p>
          <draw:enhanced-geometry svg:viewBox="0 0 21600 21600" draw:type="rectangle" draw:enhanced-path="M 0 0 L 21600 0 21600 21600 0 21600 0 0 Z N"/>
        </draw:custom-shape>
        <draw:custom-shape draw:style-name="gr153" draw:text-style-name="P63" draw:layer="layout" svg:width="1.778cm" svg:height="0.406cm" svg:x="8.382cm" svg:y="12.251cm">
          <text:p text:style-name="P28"><text:span text:style-name="T33">opt4</text:span></text:p>
          <draw:enhanced-geometry svg:viewBox="0 0 21600 21600" draw:type="rectangle" draw:enhanced-path="M 0 0 L 21600 0 21600 21600 0 21600 0 0 Z N"/>
        </draw:custom-shape>
        <draw:custom-shape draw:style-name="gr155" draw:text-style-name="P54" draw:layer="layout" svg:width="0.762cm" svg:height="0.408cm" svg:x="10.922cm" svg:y="12.669cm">
          <text:p text:style-name="P28"><text:span text:style-name="T37">FF</text:span></text:p>
          <draw:enhanced-geometry svg:viewBox="0 0 21600 21600" draw:type="rectangle" draw:enhanced-path="M 0 0 L 21600 0 21600 21600 0 21600 0 0 Z N"/>
        </draw:custom-shape>
        <draw:custom-shape draw:style-name="gr167" draw:text-style-name="P68" xml:id="id2" draw:id="id2" draw:layer="layout" svg:width="2.54cm" svg:height="0.406cm" svg:x="8.382cm" svg:y="12.671cm">
          <text:p text:style-name="P28"><text:span text:style-name="T37">Object Security opt</text:span></text:p>
          <draw:enhanced-geometry svg:viewBox="0 0 21600 21600" draw:type="rectangle" draw:enhanced-path="M 0 0 L 21600 0 21600 21600 0 21600 0 0 Z N"/>
        </draw:custom-shape>
        <draw:custom-shape draw:name="Disque magnétique 23" draw:style-name="gr148" draw:text-style-name="P64" draw:layer="layout" svg:width="2.624cm" svg:height="1.778cm" svg:x="20.744cm" svg:y="8.128cm">
          <text:p text:style-name="P28"><text:span text:style-name="T38">Security Context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style-name="gr168" draw:text-style-name="P28" draw:layer="layout" svg:width="0.508cm" svg:height="0.324cm" draw:transform="rotate (1.91113553093379) translate (22.806cm 7.87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8" draw:text-style-name="P28" draw:layer="layout" svg:width="0.508cm" svg:height="0.324cm" draw:transform="rotate (1.91113553093379) translate (21.539cm 7.87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8" draw:layer="layout" svg:width="1.27cm" svg:height="0.725cm" svg:x="20.828cm" svg:y="6.604cm">
          <draw:text-box>
            <text:p><text:span text:style-name="T14">piv</text:span></text:p>
          </draw:text-box>
        </draw:frame>
        <draw:frame draw:style-name="gr28" draw:text-style-name="P8" draw:layer="layout" svg:width="1.27cm" svg:height="0.725cm" svg:x="22.606cm" svg:y="6.604cm">
          <draw:text-box>
            <text:p><text:span text:style-name="T14">SID</text:span></text:p>
          </draw:text-box>
        </draw:frame>
        <draw:custom-shape draw:style-name="gr149" draw:text-style-name="P28" draw:layer="layout" svg:width="0.508cm" svg:height="0.324cm" draw:transform="rotate (-0.304385421547811) translate (3.709cm 12.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6" draw:text-style-name="P8" draw:layer="layout" svg:width="1.27cm" svg:height="0.806cm" svg:x="4.064cm" svg:y="12.446cm">
          <draw:text-box>
            <text:p><text:span text:style-name="T18">piv</text:span></text:p>
          </draw:text-box>
        </draw:frame>
        <draw:custom-shape draw:style-name="gr169" draw:text-style-name="P69" draw:layer="layout" svg:width="0.959cm" svg:height="0.407cm" svg:x="8.382cm" svg:y="13.077cm">
          <text:p text:style-name="P28"><text:span text:style-name="T39">piv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5.08cm" svg:y1="12.954cm" svg:x2="8.382cm" svg:y2="13.208cm">
          <text:p/>
        </draw:line>
        <draw:line draw:style-name="gr7" draw:text-style-name="P10" draw:layer="layout" svg:x1="21.59cm" svg:y1="6.604cm" svg:x2="21.844cm" svg:y2="5.08cm">
          <text:p/>
        </draw:line>
        <draw:line draw:style-name="gr7" draw:text-style-name="P10" draw:layer="layout" svg:x1="23.114cm" svg:y1="6.604cm" svg:x2="22.86cm" svg:y2="5.08cm">
          <text:p/>
        </draw:line>
        <draw:frame draw:style-name="gr170" draw:text-style-name="P8" draw:layer="layout" svg:width="2.54cm" svg:height="0.962cm" svg:x="15.748cm" svg:y="0.613cm">
          <draw:text-box>
            <text:p>COSE</text:p>
          </draw:text-box>
        </draw:frame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re_20_et_20_contenu">
        <office:forms form:automatic-focus="false" form:apply-design-mode="false"/>
        <draw:custom-shape draw:style-name="gr171" draw:text-style-name="P29" draw:layer="layout" svg:width="12.903cm" svg:height="2.032cm" svg:x="1.016cm" svg:y="11.17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0" draw:layer="layout" svg:width="20.088cm" svg:height="1.249cm" svg:x="1.1cm" svg:y="0.004cm" presentation:class="title" presentation:user-transformed="true">
          <draw:text-box>
            <text:p><text:span text:style-name="T32">Putti</text:span><text:span text:style-name="T32">ng it </text:span><text:span text:style-name="T32">to </text:span><text:span text:style-name="T32">the </text:span><text:span text:style-name="T32">test:</text:span><text:span text:style-name="T42"> </text:span><text:span text:style-name="T42">aioc</text:span><text:span text:style-name="T42">oap</text:span></text:p>
          </draw:text-box>
        </draw:frame>
        <draw:frame draw:style-name="gr172" draw:text-style-name="P8" draw:layer="layout" svg:width="23.368cm" svg:height="10.916cm" svg:x="1.016cm" svg:y="2.54cm">
          <draw:text-box>
            <text:p>Aiocoap is a Python implementation of CoAP with asynchrounous I/O which implements OSCORE.</text:p>
            <text:p/>
            <text:p>Repo:</text:p>
            <text:p><text:a xlink:href="https://github.com/chrysn/aiocoap" xlink:type="simple">https://github.com/chrysn/aiocoap</text:a></text:p>
            <text:p>Documentation:<text:line-break/><text:a xlink:href="http://aiocoap.readthedocs.io/en/latest/guidedtour.html" xlink:type="simple">http://aiocoap.readthedocs.io/en/latest/guidedtour.html</text:a></text:p>
            <text:p/>
            <text:p>Quick setup for OSCORE:</text:p>
            <text:p>$ git clone <text:a xlink:href="https://github.com/chrysn/aiocoap" xlink:type="simple">https://github.com/chrysn/aiocoap</text:a></text:p>
            <text:p>$ cp -r contrib/oscore-plugtest/* .</text:p>
            <text:p/>
            <text:p>These slides + test Python script:</text:p>
            <text:p><text:a xlink:href="https://github.com/randreasen/oscoreslides" xlink:type="simple">https://github.com/randreasen/oscoreslides</text:a></text:p>
            <text:p/>
          </draw:text-box>
        </draw:frame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7D000000466E4B31AEEEDA562AD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1%" draw:distance="71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verture-background" style:family="presentation">
      <style:graphic-properties draw:stroke="none" draw:fill="solid" draw:fill-color="#ffffff"/>
      <style:text-properties style:letter-kerning="true"/>
    </style:style>
    <style:style style:name="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-outline1" style:family="presentation">
      <style:graphic-properties draw:stroke="none" draw:fill="none" draw:auto-grow-height="false" draw:fit-to-size="shrink-to-fit" style:shrink-to-fit="true">
        <text:list-style style:name="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uverture-outline2" style:family="presentation" style:parent-style-name="Couvertur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3" style:family="presentation" style:parent-style-name="Couvertur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4" style:family="presentation" style:parent-style-name="Couvertur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5" style:family="presentation" style:parent-style-name="Couvertu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6" style:family="presentation" style:parent-style-name="Couvertu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7" style:family="presentation" style:parent-style-name="Couvertu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8" style:family="presentation" style:parent-style-name="Couvertu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9" style:family="presentation" style:parent-style-name="Couvertu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subtitle" style:family="presentation">
      <style:graphic-properties draw:stroke="none" draw:fill="none" draw:textarea-vertical-align="middle">
        <text:list-style style:name="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-title" style:family="presentation">
      <style:graphic-properties draw:stroke="none" draw:fill="none" draw:textarea-vertical-align="middle">
        <text:list-style style:name="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-background" style:display-name="Titre et contenu 2 colonnes-background" style:family="presentation">
      <style:graphic-properties draw:stroke="none" draw:fill="solid" draw:fill-color="#ffffff"/>
      <style:text-properties style:letter-kerning="true"/>
    </style:style>
    <style:style style:name="Titre_20_et_20_contenu_20_2_20_colonnes-backgroundobjects" style:display-name="Titre et contenu 2 colon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2_20_colonnes-notes" style:display-name="Titre et contenu 2 colon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-outline1" style:display-name="Titre et contenu 2 colonnes-outline1" style:family="presentation">
      <style:graphic-properties draw:stroke="none" draw:fill="none" draw:auto-grow-height="false" draw:fit-to-size="shrink-to-fit" style:shrink-to-fit="true">
        <text:list-style style:name="Titre_20_et_20_contenu_20_2_20_colonnes-outline1" style:display-name="Titre et contenu 2 colon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-outline2" style:display-name="Titre et contenu 2 colonnes-outline2" style:family="presentation" style:parent-style-name="Titre_20_et_20_contenu_20_2_20_colonnes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3" style:display-name="Titre et contenu 2 colonnes-outline3" style:family="presentation" style:parent-style-name="Titre_20_et_20_contenu_20_2_20_colonnes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4" style:display-name="Titre et contenu 2 colonnes-outline4" style:family="presentation" style:parent-style-name="Titre_20_et_20_contenu_20_2_20_colonnes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5" style:display-name="Titre et contenu 2 colonnes-outline5" style:family="presentation" style:parent-style-name="Titre_20_et_20_contenu_20_2_20_colonn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6" style:display-name="Titre et contenu 2 colonnes-outline6" style:family="presentation" style:parent-style-name="Titre_20_et_20_contenu_20_2_20_colonn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7" style:display-name="Titre et contenu 2 colonnes-outline7" style:family="presentation" style:parent-style-name="Titre_20_et_20_contenu_20_2_20_colonn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8" style:display-name="Titre et contenu 2 colonnes-outline8" style:family="presentation" style:parent-style-name="Titre_20_et_20_contenu_20_2_20_colonn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9" style:display-name="Titre et contenu 2 colonnes-outline9" style:family="presentation" style:parent-style-name="Titre_20_et_20_contenu_20_2_20_colonn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subtitle" style:display-name="Titre et contenu 2 colonnes-subtitle" style:family="presentation">
      <style:graphic-properties draw:stroke="none" draw:fill="none" draw:textarea-vertical-align="middle">
        <text:list-style style:name="Titre_20_et_20_contenu_20_2_20_colonnes-subtitle" style:display-name="Titre et contenu 2 colon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-title" style:display-name="Titre et contenu 2 colonnes-title" style:family="presentation">
      <style:graphic-properties draw:stroke="none" draw:fill="none" draw:textarea-vertical-align="middle">
        <text:list-style style:name="Titre_20_et_20_contenu_20_2_20_colonnes-title" style:display-name="Titre et contenu 2 colon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Interieur-background" style:family="presentation">
      <style:graphic-properties draw:stroke="none" draw:fill="solid" draw:fill-color="#ffffff"/>
      <style:text-properties style:letter-kerning="true"/>
    </style:style>
    <style:style style:name="Interieu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ieu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ieur-outline1" style:family="presentation">
      <style:graphic-properties draw:stroke="none" draw:fill="none" draw:auto-grow-height="false" draw:fit-to-size="shrink-to-fit" style:shrink-to-fit="true">
        <text:list-style style:name="Interieu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Interieur-outline2" style:family="presentation" style:parent-style-name="Interieur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erieur-outline3" style:family="presentation" style:parent-style-name="Interieur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erieur-outline4" style:family="presentation" style:parent-style-name="Interieur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erieur-outline5" style:family="presentation" style:parent-style-name="Interieu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outline6" style:family="presentation" style:parent-style-name="Interieu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outline7" style:family="presentation" style:parent-style-name="Interieu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outline8" style:family="presentation" style:parent-style-name="Interieu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outline9" style:family="presentation" style:parent-style-name="Interieu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subtitle" style:family="presentation">
      <style:graphic-properties draw:stroke="none" draw:fill="none" draw:textarea-vertical-align="middle">
        <text:list-style style:name="Interieu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eur-title" style:family="presentation">
      <style:graphic-properties draw:stroke="none" draw:fill="none" draw:textarea-vertical-align="middle">
        <text:list-style style:name="Interieu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-background" style:display-name="Titre seul-background" style:family="presentation">
      <style:graphic-properties draw:stroke="none" draw:fill="solid" draw:fill-color="#ffffff"/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shrink-to-fit" style:shrink-to-fit="true">
        <text:list-style style:name="Titre_20_seul-outline1" style:display-name="Titre 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-outline2" style:display-name="Titre seul-outline2" style:family="presentation" style:parent-style-name="Titre_20_seul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seul-outline3" style:display-name="Titre seul-outline3" style:family="presentation" style:parent-style-name="Titre_20_seul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seul-outline4" style:display-name="Titre seul-outline4" style:family="presentation" style:parent-style-name="Titre_20_seul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seul-outline5" style:display-name="Titre seul-outline5" style:family="presentation" style:parent-style-name="Titre_20_seu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outline8" style:display-name="Titre seul-outline8" style:family="presentation" style:parent-style-name="Titre_20_seu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09cm" draw:fill="solid" draw:fill-color="#d9e1e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a4d23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0c234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b8d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Couvertur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Couvertur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3" style:family="presentation" style:parent-style-name="Couverture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4" style:family="presentation" style:parent-style-name="Couvertu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Couvertur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_20_2_20_colonne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7" style:family="presentation" style:parent-style-name="Titre_20_et_20_contenu_20_2_20_colonn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Titre_20_et_20_contenu_20_2_20_colonn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9" style:family="presentation" style:parent-style-name="Titre_20_et_20_contenu_20_2_20_colonne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0" style:family="presentation" style:parent-style-name="Titre_20_et_20_contenu_20_2_20_colonne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re_20_et_20_contenu_20_2_20_colonnes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Interieur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13" style:family="presentation" style:parent-style-name="Interieur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4" style:family="presentation" style:parent-style-name="Interieu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5" style:family="presentation" style:parent-style-name="Interieu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Interieur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Titre_20_et_20_contenu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18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9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20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1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Titre_20_seul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24" style:family="presentation" style:parent-style-name="Titre_20_seul-backgroundobjects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127cm" fo:padding-bottom="0.127cm" fo:padding-left="0.254cm" fo:padding-right="0.254cm" fo:wrap-option="wrap"/>
    </style:style>
    <style:style style:name="Mpr25" style:family="presentation" style:parent-style-name="Titre_20_seul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6" style:family="presentation" style:parent-style-name="Titre_20_seul-backgroundobjects">
      <style:graphic-properties draw:stroke="none" draw:fill="none" draw:fill-color="#ffffff" draw:auto-grow-height="false" fo:min-height="1.485cm"/>
    </style:style>
    <style:style style:name="Mpr27" style:family="presentation" style:parent-style-name="Titre_20_seu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e1e2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a4d233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0c2340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b8d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pt" style:font-size-asian="14pt" style:font-size-complex="14pt" fo:hyphenate="false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3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3.5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23.5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.3000001907349pt" style:font-size-asian="14pt" style:font-size-complex="14pt" fo:hyphenate="false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12.300000190734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Arial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MT5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6" style:family="text">
      <style:text-properties fo:text-transform="uppercas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878787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a4d233" style:text-line-through-style="none" style:text-line-through-type="none" style:text-position="0% 100%" style:font-name="Arial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878787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text-transform="uppercase" fo:color="#878787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3" style:family="text">
      <style:text-properties fo:text-transform="uppercase" fo:color="#a4d233" style:text-line-through-style="none" style:text-line-through-type="none" style:text-position="0% 100%" style:font-name="Arial" fo:font-size="23.5pt" fo:letter-spacing="normal" fo:font-style="normal" style:text-underline-style="none" fo:font-weight="normal" style:font-size-asian="23.5pt" style:font-style-asian="normal" style:font-weight-asian="normal" style:font-size-complex="23.5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Gill Sans MT" fo:font-size="12.3000001907349pt" fo:letter-spacing="normal" fo:font-style="normal" style:text-underline-style="none" fo:font-weight="normal" style:font-size-asian="12.3000001907349pt" style:font-style-asian="normal" style:font-weight-asian="normal" style:font-size-complex="12.300000190734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a4d233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a4d233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a4d233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a4d233" fo:font-size="80%"/>
      </text:list-level-style-bullet>
      <text:list-level-style-bullet text:level="5" text:bullet-char="-">
        <style:list-level-properties text:space-before="0.742cm" text:min-label-width="0.502cm"/>
        <style:text-properties fo:font-family="Arial" style:font-family-generic="swiss" style:font-pitch="variable" fo:color="#a4d23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ouverture" style:page-layout-name="PM1" draw:style-name="Mdp1">
      <draw:custom-shape draw:name="Rectangle 7" draw:style-name="Mgr3" draw:text-style-name="MP5" draw:layer="backgroundobjects" drawooo:display="printer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drawooo:display="printer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custom-shape draw:name="Rectangle 3" draw:style-name="Mgr5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26" draw:style-name="Mgr6" draw:text-style-name="MP8" draw:layer="backgroundobjects" svg:width="10.108cm" svg:height="11.193cm" draw:transform="skewX (1.31682060518441E-016) rotate (-2.35619449019235) translate (14.296cm 14.287cm)">
        <text:p/>
        <draw:enhanced-geometry draw:mirror-horizontal="false" draw:mirror-vertical="false" svg:viewBox="0 0 0 0" drawooo:sub-view-size="3639216 4029858" draw:text-areas="0 0 ?f10 ?f11" draw:type="ooxml-non-primitive" draw:enhanced-path="M 0 4029858 L 0 2386471 0 0 3639216 3639216 3248574 4029858 Z N">
          <draw:equation draw:name="f0" draw:formula="0*logwidth/3639216"/>
          <draw:equation draw:name="f1" draw:formula="4029858*logheight/4029858"/>
          <draw:equation draw:name="f2" draw:formula="0*logwidth/3639216"/>
          <draw:equation draw:name="f3" draw:formula="2386471*logheight/4029858"/>
          <draw:equation draw:name="f4" draw:formula="0*logwidth/3639216"/>
          <draw:equation draw:name="f5" draw:formula="0*logheight/4029858"/>
          <draw:equation draw:name="f6" draw:formula="3639216*logwidth/3639216"/>
          <draw:equation draw:name="f7" draw:formula="3639216*logheight/4029858"/>
          <draw:equation draw:name="f8" draw:formula="3248574*logwidth/3639216"/>
          <draw:equation draw:name="f9" draw:formula="4029858*logheight/4029858"/>
          <draw:equation draw:name="f10" draw:formula="logwidth"/>
          <draw:equation draw:name="f11" draw:formula="logheight"/>
        </draw:enhanced-geometry>
      </draw:custom-shape>
      <draw:custom-shape draw:name="Forme libre 27" draw:style-name="Mgr7" draw:text-style-name="MP9" draw:layer="backgroundobjects" svg:width="18.034cm" svg:height="9.017cm" draw:transform="rotate (-2.35619449019235) translate (12.753cm 0cm)">
        <text:p/>
        <draw:enhanced-geometry draw:mirror-horizontal="false" draw:mirror-vertical="false" svg:viewBox="0 0 0 0" drawooo:sub-view-size="6492725 3246363" draw:text-areas="0 0 ?f14 ?f15" draw:type="ooxml-non-primitive" draw:enhanced-path="M 3244147 3244147 L 0 0 3244147 0 Z M 3246363 3246363 L 3244148 3244148 3244148 0 6492725 0 Z N">
          <draw:equation draw:name="f0" draw:formula="3244147*logwidth/6492725"/>
          <draw:equation draw:name="f1" draw:formula="3244147*logheight/3246363"/>
          <draw:equation draw:name="f2" draw:formula="0*logwidth/6492725"/>
          <draw:equation draw:name="f3" draw:formula="0*logheight/3246363"/>
          <draw:equation draw:name="f4" draw:formula="3244147*logwidth/6492725"/>
          <draw:equation draw:name="f5" draw:formula="0*logheight/3246363"/>
          <draw:equation draw:name="f6" draw:formula="3246363*logwidth/6492725"/>
          <draw:equation draw:name="f7" draw:formula="3246363*logheight/3246363"/>
          <draw:equation draw:name="f8" draw:formula="3244148*logwidth/6492725"/>
          <draw:equation draw:name="f9" draw:formula="3244148*logheight/3246363"/>
          <draw:equation draw:name="f10" draw:formula="3244148*logwidth/6492725"/>
          <draw:equation draw:name="f11" draw:formula="0*logheight/3246363"/>
          <draw:equation draw:name="f12" draw:formula="6492725*logwidth/6492725"/>
          <draw:equation draw:name="f13" draw:formula="0*logheight/3246363"/>
          <draw:equation draw:name="f14" draw:formula="logwidth"/>
          <draw:equation draw:name="f15" draw:formula="logheight"/>
        </draw:enhanced-geometry>
      </draw:custom-shape>
      <draw:custom-shape draw:name="Forme libre 28" draw:style-name="Mgr8" draw:text-style-name="MP10" draw:layer="backgroundobjects" svg:width="14.48cm" svg:height="17.953cm" draw:transform="rotate (-0.785398163397449) translate (22.304cm -3.096cm)">
        <text:p/>
        <draw:enhanced-geometry draw:mirror-horizontal="false" draw:mirror-vertical="false" svg:viewBox="0 0 0 0" drawooo:sub-view-size="5213039 6463568" draw:text-areas="0 0 ?f12 ?f13" draw:type="ooxml-non-primitive" draw:enhanced-path="M 0 1576035 L 1576035 0 5213039 3637004 3642725 5207318 2386474 6463568 0 6463568 Z N">
          <draw:equation draw:name="f0" draw:formula="0*logwidth/5213039"/>
          <draw:equation draw:name="f1" draw:formula="1576035*logheight/6463568"/>
          <draw:equation draw:name="f2" draw:formula="1576035*logwidth/5213039"/>
          <draw:equation draw:name="f3" draw:formula="0*logheight/6463568"/>
          <draw:equation draw:name="f4" draw:formula="5213039*logwidth/5213039"/>
          <draw:equation draw:name="f5" draw:formula="3637004*logheight/6463568"/>
          <draw:equation draw:name="f6" draw:formula="3642725*logwidth/5213039"/>
          <draw:equation draw:name="f7" draw:formula="5207318*logheight/6463568"/>
          <draw:equation draw:name="f8" draw:formula="2386474*logwidth/5213039"/>
          <draw:equation draw:name="f9" draw:formula="6463568*logheight/6463568"/>
          <draw:equation draw:name="f10" draw:formula="0*logwidth/5213039"/>
          <draw:equation draw:name="f11" draw:formula="6463568*logheight/6463568"/>
          <draw:equation draw:name="f12" draw:formula="logwidth"/>
          <draw:equation draw:name="f13" draw:formula="logheight"/>
        </draw:enhanced-geometry>
      </draw:custom-shape>
      <draw:frame draw:name="Espace réservé de la date 7" presentation:style-name="Mpr1" draw:text-style-name="MP12" draw:layer="backgroundobjects" svg:width="0.735cm" svg:height="0.374cm" svg:x="0cm" svg:y="13.895cm" presentation:class="date-time" presentation:user-transformed="true">
        <draw:text-box>
          <text:p text:style-name="MP11"><text:span text:style-name="MT2"><text:date style:data-style-name="D4" text:date-value="2018-04-04">04/04/2018</text:date></text:span></text:p>
        </draw:text-box>
      </draw:frame>
      <draw:frame draw:name="Espace réservé du numéro de diapositive 10" presentation:style-name="Mpr2" draw:text-style-name="MP14" draw:layer="backgroundobjects" svg:width="0.739cm" svg:height="0.374cm" svg:x="0cm" svg:y="13.895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draw:name="Espace réservé du pied de page 11" presentation:style-name="Mpr1" draw:text-style-name="MP14" draw:layer="backgroundobjects" svg:width="0.739cm" svg:height="0.374cm" svg:x="0cm" svg:y="13.895cm" presentation:class="footer" presentation:user-transformed="true">
        <draw:text-box>
          <text:p text:style-name="MP15"><text:span text:style-name="MT3">Titre de la présentation - menu « Insertion / En-tête et pied </text:span><text:span text:style-name="MT3">de page »</text:span></text:p>
        </draw:text-box>
      </draw:frame>
      <draw:frame draw:name="Espace réservé du texte 3" presentation:style-name="Mpr3" draw:text-style-name="MP18" draw:layer="backgroundobjects" svg:width="14.586cm" svg:height="9.332cm" svg:x="8.899cm" svg:y="1.912cm" presentation:class="outline" presentation:user-transformed="true">
        <draw:text-box>
          <text:list text:style-name="ML3">
            <text:list-item>
              <text:p text:style-name="MP16"><text:span text:style-name="MT4">TITRE</text:span></text:p>
              <text:list>
                <text:list-item>
                  <text:p text:style-name="MP17"><text:span text:style-name="MT5">TITRE</text:span></text:p>
                </text:list-item>
              </text:list>
            </text:list-item>
          </text:list>
        </draw:text-box>
      </draw:frame>
      <draw:frame draw:name="Image 29" draw:style-name="Mgr4" draw:text-style-name="MP6" draw:layer="backgroundobjects" svg:width="5.399cm" svg:height="3.181cm" svg:x="1.435cm" svg:y="1.411cm">
        <draw:image xlink:href="Pictures/200000F60000194D00000EE278030CC375DD2FC9.wmf" xlink:type="simple" xlink:show="embed" xlink:actuate="onLoad">
          <text:p/>
        </draw:image>
      </draw:frame>
      <draw:frame presentation:style-name="Couvertur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ouverture-title" draw:layer="backgroundobjects" svg:width="14.848cm" svg:height="11.136cm" svg:x="3.075cm" svg:y="2.257cm" presentation:class="page"/>
        <draw:frame presentation:style-name="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20_2_20_colonnes" style:display-name="Titre et contenu 2 colonnes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6" draw:text-style-name="MP20" draw:layer="backgroundobjects" svg:width="20.088cm" svg:height="1.249cm" svg:x="1.1cm" svg:y="0cm" presentation:class="title" presentation:user-transformed="true">
        <draw:text-box>
          <text:p text:style-name="MP19"><text:span text:style-name="MT6">Ch</text:span><text:span text:style-name="MT6">ap</text:span><text:span text:style-name="MT6">it</text:span><text:span text:style-name="MT6">re </text:span><text:span text:style-name="MT6">0 : </text:span><text:span text:style-name="MT6">Ti</text:span><text:span text:style-name="MT6">tr</text:span><text:span text:style-name="MT6">e</text:span></text:p>
        </draw:text-box>
      </draw:frame>
      <draw:frame draw:name="Espace réservé du texte 8" presentation:style-name="Mpr7" draw:text-style-name="MP22" draw:layer="backgroundobjects" svg:width="20.089cm" svg:height="0.766cm" svg:x="1.1cm" svg:y="1.23cm" presentation:class="outline" presentation:user-transformed="true">
        <draw:text-box>
          <text:list text:style-name="ML3">
            <text:list-item>
              <text:p text:style-name="MP21"><text:span text:style-name="MT7">0.0 Titre</text:span></text:p>
            </text:list-item>
          </text:list>
        </draw:text-box>
      </draw:frame>
      <draw:frame draw:name="Espace réservé du contenu 2" presentation:style-name="Mpr7" draw:text-style-name="MP24" draw:layer="backgroundobjects" svg:width="10.799cm" svg:height="9.161cm" svg:x="1.1cm" svg:y="2.932cm" presentation:class="outline" presentation:user-transformed="true">
        <draw:text-box>
          <text:p text:style-name="MP21"><text:span text:style-name="MT8">Modifier les styles du texte du </text:span><text:span text:style-name="MT8">masque</text:span></text:p>
          <text:p text:style-name="MP23"><text:span text:style-name="MT9">Deuxième niveau</text:span></text:p>
          <text:p text:style-name="MP23"><text:span text:style-name="MT10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7" draw:text-style-name="MP24" draw:layer="backgroundobjects" svg:width="10.785cm" svg:height="9.161cm" svg:x="12.7cm" svg:y="2.932cm" presentation:class="outline" presentation:user-transformed="true">
        <draw:text-box>
          <text:p text:style-name="MP21"><text:span text:style-name="MT8">Modifier les styles du texte du </text:span><text:span text:style-name="MT8">masque</text:span></text:p>
          <text:p text:style-name="MP23"><text:span text:style-name="MT9">Deuxième niveau</text:span></text:p>
          <text:p text:style-name="MP23"><text:span text:style-name="MT10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8" presentation:style-name="Mpr8" draw:text-style-name="MP12" draw:layer="backgroundobjects" svg:width="5.499cm" svg:height="0.8cm" svg:x="14.786cm" svg:y="12.682cm" presentation:class="date-time" presentation:user-transformed="true">
        <draw:text-box>
          <text:p text:style-name="MP11"><text:span text:style-name="MT11"><text:date style:data-style-name="D4" text:date-value="2018-04-04">04/04/2018</text:date></text:span></text:p>
        </draw:text-box>
      </draw:frame>
      <draw:frame draw:name="Espace réservé du pied de page 19" presentation:style-name="Mpr8" draw:text-style-name="MP12" draw:layer="backgroundobjects" svg:width="7.366cm" svg:height="0.8cm" svg:x="6.332cm" svg:y="12.682cm" presentation:class="footer" presentation:user-transformed="true">
        <draw:text-box>
          <text:p text:style-name="MP11"><text:span text:style-name="MT12">Titre </text:span><text:span text:style-name="MT12">de la </text:span><text:span text:style-name="MT12">prése</text:span><text:span text:style-name="MT12">ntatio</text:span><text:span text:style-name="MT12">n - </text:span><text:span text:style-name="MT12">menu </text:span><text:span text:style-name="MT12">« Inser</text:span><text:span text:style-name="MT12">tion / </text:span><text:span text:style-name="MT12">En-</text:span><text:span text:style-name="MT12">tête </text:span><text:span text:style-name="MT12">et pied </text:span><text:span text:style-name="MT12">de </text:span><text:span text:style-name="MT12">page »</text:span></text:p>
        </draw:text-box>
      </draw:frame>
      <draw:frame draw:name="Espace réservé du numéro de diapositive 20" presentation:style-name="Mpr9" draw:text-style-name="MP26" draw:layer="backgroundobjects" svg:width="3.13cm" svg:height="0.842cm" svg:x="21.189cm" svg:y="0.596cm" presentation:class="page-number" presentation:user-transformed="true">
        <draw:text-box>
          <text:p text:style-name="MP25"><text:span text:style-name="MT13"><text:page-number>&lt;number&gt;</text:page-number></text:span></text:p>
        </draw:text-box>
      </draw:frame>
      <presentation:notes style:page-layout-name="PM2">
        <draw:page-thumbnail presentation:style-name="Titre_20_et_20_contenu_20_2_20_colonnes-title" draw:layer="backgroundobjects" svg:width="19.797cm" svg:height="11.136cm" svg:x="0.601cm" svg:y="2.257cm" presentation:class="page"/>
        <draw:frame presentation:style-name="Titre_20_et_20_contenu_20_2_20_colonnes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erieur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Shape 30" presentation:style-name="Mpr12" draw:text-style-name="MP20" draw:layer="backgroundobjects" svg:width="19.684cm" svg:height="2.38cm" svg:x="4.445cm" svg:y="0cm" presentation:class="title" presentation:user-transformed="true">
        <draw:text-box>
          <text:p text:style-name="MP19"><text:span text:style-name="MT6">Ti</text:span><text:span text:style-name="MT6">tl</text:span><text:span text:style-name="MT6">e </text:span><text:span text:style-name="MT6">Te</text:span><text:span text:style-name="MT6">xt</text:span></text:p>
        </draw:text-box>
      </draw:frame>
      <draw:frame draw:name="Shape 31" presentation:style-name="Mpr13" draw:text-style-name="MP24" draw:layer="backgroundobjects" svg:width="19.706cm" svg:height="11.27cm" svg:x="4.423cm" svg:y="3.016cm" presentation:class="outline" presentation:user-transformed="true">
        <draw:text-box>
          <text:list text:style-name="ML3">
            <text:list-item>
              <text:p text:style-name="MP21"><text:span text:style-name="MT8">Body Level One</text:span></text:p>
              <text:list>
                <text:list-item>
                  <text:p text:style-name="MP17"><text:span text:style-name="MT9">Body Level Two</text:span></text:p>
                  <text:list>
                    <text:list-item>
                      <text:p text:style-name="MP17"><text:span text:style-name="MT10">Body Level Three</text:span></text:p>
                      <text:list>
                        <text:list-item>
                          <text:p text:style-name="MP21"><text:span text:style-name="MT10">Body Level Four</text:span></text:p>
                          <text:list>
                            <text:list-item>
                              <text:p text:style-name="MP21"><text:span text:style-name="MT10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32" presentation:style-name="Mpr14" draw:text-style-name="MP26" draw:layer="backgroundobjects" svg:width="3.13cm" svg:height="0.842cm" svg:x="21.189cm" svg:y="0.596cm" presentation:class="page-number" presentation:user-transformed="true">
        <draw:text-box>
          <text:p text:style-name="MP25"><text:span text:style-name="MT13"><text:page-number>&lt;number&gt;</text:page-number></text:span></text:p>
        </draw:text-box>
      </draw:frame>
      <presentation:notes style:page-layout-name="PM2">
        <draw:page-thumbnail presentation:style-name="Interieur-title" draw:layer="backgroundobjects" svg:width="19.797cm" svg:height="11.136cm" svg:x="0.601cm" svg:y="2.257cm" presentation:class="page"/>
        <draw:frame presentation:style-name="Interieur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17" draw:text-style-name="MP20" draw:layer="backgroundobjects" svg:width="20.088cm" svg:height="1.249cm" svg:x="1.1cm" svg:y="0cm" presentation:class="title" presentation:user-transformed="true">
        <draw:text-box>
          <text:p text:style-name="MP19"><text:span text:style-name="MT6">Ch</text:span><text:span text:style-name="MT6">ap</text:span><text:span text:style-name="MT6">it</text:span><text:span text:style-name="MT6">re </text:span><text:span text:style-name="MT6">0 : </text:span><text:span text:style-name="MT6">Ti</text:span><text:span text:style-name="MT6">tr</text:span><text:span text:style-name="MT6">e</text:span></text:p>
        </draw:text-box>
      </draw:frame>
      <draw:frame draw:name="Espace réservé du texte 8" presentation:style-name="Mpr18" draw:text-style-name="MP22" draw:layer="backgroundobjects" svg:width="20.088cm" svg:height="0.766cm" svg:x="1.1cm" svg:y="1.232cm" presentation:class="outline" presentation:user-transformed="true">
        <draw:text-box>
          <text:list text:style-name="ML3">
            <text:list-item>
              <text:p text:style-name="MP21"><text:span text:style-name="MT7">0.0 Titre</text:span></text:p>
            </text:list-item>
          </text:list>
        </draw:text-box>
      </draw:frame>
      <draw:frame draw:name="Espace réservé du contenu 2" presentation:style-name="Mpr18" draw:text-style-name="MP24" draw:layer="backgroundobjects" svg:width="23.219cm" svg:height="9.162cm" svg:x="1.1cm" svg:y="2.932cm" presentation:class="outline" presentation:user-transformed="true">
        <draw:text-box>
          <text:p text:style-name="MP21"><text:span text:style-name="MT8">Modifier les styles du texte du </text:span><text:span text:style-name="MT8">masque</text:span></text:p>
          <text:p text:style-name="MP23"><text:span text:style-name="MT9">Deuxième niveau</text:span></text:p>
          <text:p text:style-name="MP23"><text:span text:style-name="MT10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4" presentation:style-name="Mpr19" draw:text-style-name="MP12" draw:layer="backgroundobjects" svg:width="5.499cm" svg:height="0.8cm" svg:x="14.786cm" svg:y="12.682cm" presentation:class="date-time" presentation:user-transformed="true">
        <draw:text-box>
          <text:p text:style-name="MP11"><text:span text:style-name="MT11"><text:date style:data-style-name="D4" text:date-value="2018-04-04">04/04/2018</text:date></text:span></text:p>
        </draw:text-box>
      </draw:frame>
      <draw:frame draw:name="Espace réservé du pied de page 15" presentation:style-name="Mpr19" draw:text-style-name="MP12" draw:layer="backgroundobjects" svg:width="7.366cm" svg:height="0.8cm" svg:x="6.332cm" svg:y="12.682cm" presentation:class="footer" presentation:user-transformed="true">
        <draw:text-box>
          <text:p text:style-name="MP11"><text:span text:style-name="MT12">Titre </text:span><text:span text:style-name="MT12">de la </text:span><text:span text:style-name="MT12">prése</text:span><text:span text:style-name="MT12">ntatio</text:span><text:span text:style-name="MT12">n - </text:span><text:span text:style-name="MT12">menu </text:span><text:span text:style-name="MT12">« Inser</text:span><text:span text:style-name="MT12">tion / </text:span><text:span text:style-name="MT12">En-</text:span><text:span text:style-name="MT12">tête </text:span><text:span text:style-name="MT12">et pied </text:span><text:span text:style-name="MT12">de </text:span><text:span text:style-name="MT12">page »</text:span></text:p>
        </draw:text-box>
      </draw:frame>
      <draw:frame draw:name="Espace réservé du numéro de diapositive 16" presentation:style-name="Mpr20" draw:text-style-name="MP26" draw:layer="backgroundobjects" svg:width="3.13cm" svg:height="0.842cm" svg:x="21.189cm" svg:y="0.596cm" presentation:class="page-number" presentation:user-transformed="true">
        <draw:text-box>
          <text:p text:style-name="MP25"><text:span text:style-name="MT13"><text:page-number>&lt;number&gt;</text:page-number></text:span></text:p>
        </draw:text-box>
      </draw:frame>
      <presentation:notes style:page-layout-name="PM2">
        <draw:page-thumbnail presentation:style-name="Titre_20_et_20_contenu-title" draw:layer="backgroundobjects" svg:width="19.797cm" svg:height="11.136cm" svg:x="0.601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seul" style:display-name="Titre seul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23" draw:text-style-name="MP20" draw:layer="backgroundobjects" svg:width="20.088cm" svg:height="1.249cm" svg:x="1.1cm" svg:y="0cm" presentation:class="title" presentation:user-transformed="true">
        <draw:text-box>
          <text:p text:style-name="MP19"><text:span text:style-name="MT6">M</text:span><text:span text:style-name="MT6">o</text:span><text:span text:style-name="MT6">di</text:span><text:span text:style-name="MT6">fi</text:span><text:span text:style-name="MT6">ez </text:span><text:span text:style-name="MT6">le </text:span><text:span text:style-name="MT6">st</text:span><text:span text:style-name="MT6">yl</text:span><text:span text:style-name="MT6">e </text:span><text:span text:style-name="MT6">du </text:span><text:span text:style-name="MT6">ti</text:span><text:span text:style-name="MT6">tr</text:span><text:span text:style-name="MT6">e</text:span></text:p>
        </draw:text-box>
      </draw:frame>
      <draw:frame draw:name="Espace réservé de la date 2" presentation:style-name="Mpr24" draw:text-style-name="MP28" draw:layer="backgroundobjects" svg:width="5.926cm" svg:height="0.76cm" svg:x="16.863cm" svg:y="13.322cm" presentation:class="date-time" presentation:user-transformed="true">
        <draw:text-box>
          <text:p text:style-name="MP27"><text:span text:style-name="MT14">17/0</text:span><text:span text:style-name="MT14">1/20</text:span><text:span text:style-name="MT14">18</text:span></text:p>
        </draw:text-box>
      </draw:frame>
      <draw:frame draw:name="Espace réservé du numéro de diapositive 4" presentation:style-name="Mpr25" draw:text-style-name="MP26" draw:layer="backgroundobjects" svg:width="3.13cm" svg:height="0.842cm" svg:x="21.189cm" svg:y="0.596cm" presentation:class="page-number" presentation:user-transformed="true">
        <draw:text-box>
          <text:p text:style-name="MP25"><text:span text:style-name="MT13"><text:page-number>&lt;number&gt;</text:page-number></text:span></text:p>
        </draw:text-box>
      </draw:frame>
      <draw:frame presentation:style-name="Titre_20_seul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re_20_seul-title" draw:layer="backgroundobjects" svg:width="19.797cm" svg:height="11.136cm" svg:x="0.601cm" svg:y="2.257cm" presentation:class="page"/>
        <draw:frame presentation:style-name="Titre_20_seul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dc:subject>IMT</dc:subject>
    <meta:initial-creator>laurent toutain</meta:initial-creator>
    <meta:editing-cycles>128</meta:editing-cycles>
    <meta:creation-date>2018-03-05T12:33:20</meta:creation-date>
    <dc:date>2018-04-04T13:41:25.502458078</dc:date>
    <meta:editing-duration>P4DT8H33M31S</meta:editing-duration>
    <meta:generator>LibreOffice/5.4.5.1$Linux_X86_64 LibreOffice_project/40m0$Build-1</meta:generator>
    <meta:document-statistic meta:object-count="603"/>
    <meta:user-defined meta:name="AppVersion">16.001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IMT</meta:user-defined>
    <meta:user-defined meta:name="Notes" meta:value-type="float">4</meta:user-defined>
    <meta:user-defined meta:name="PresentationFormat" meta:value-type="string">Affichage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IMT Atlantique" xlink:href=""/>
  </office:meta>
</office:document-meta>
</file>